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4.15mm"/>
    </style:style>
    <style:style style:name="co6" style:family="table-column">
      <style:table-column-properties fo:break-before="auto" style:column-width="36.39mm"/>
    </style:style>
    <style:style style:name="co7" style:family="table-column">
      <style:table-column-properties fo:break-before="auto" style:column-width="39.16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34.1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30.41mm"/>
    </style:style>
    <style:style style:name="co12" style:family="table-column">
      <style:table-column-properties fo:break-before="auto" style:column-width="34.55mm"/>
    </style:style>
    <style:style style:name="co13" style:family="table-column">
      <style:table-column-properties fo:break-before="auto" style:column-width="28.45mm"/>
    </style:style>
    <style:style style:name="co14" style:family="table-column">
      <style:table-column-properties fo:break-before="page" style:column-width="10.5mm"/>
    </style:style>
    <style:style style:name="co15" style:family="table-column">
      <style:table-column-properties fo:break-before="auto" style:column-width="46.07mm"/>
    </style:style>
    <style:style style:name="co17" style:family="table-column">
      <style:table-column-properties fo:break-before="auto" style:column-width="28.56mm"/>
    </style:style>
    <style:style style:name="co21" style:family="table-column">
      <style:table-column-properties fo:break-before="auto" style:column-width="29.02mm"/>
    </style:style>
    <style:style style:name="co22" style:family="table-column">
      <style:table-column-properties fo:break-before="auto" style:column-width="28.1mm"/>
    </style:style>
    <style:style style:name="co23" style:family="table-column">
      <style:table-column-properties fo:break-before="auto" style:column-width="26.25mm"/>
    </style:style>
    <style:style style:name="co24" style:family="table-column">
      <style:table-column-properties fo:break-before="auto" style:column-width="27.64mm"/>
    </style:style>
    <style:style style:name="co25" style:family="table-column">
      <style:table-column-properties fo:break-before="auto" style:column-width="25.7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0.87mm"/>
    </style:style>
    <style:style style:name="co16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2.33mm"/>
    </style:style>
    <style:style style:name="co19" style:family="table-column">
      <style:table-column-properties fo:break-before="auto" style:column-width="24.62mm"/>
    </style:style>
    <style:style style:name="co20" style:family="table-column">
      <style:table-column-properties fo:break-before="page" style:column-width="22.58mm"/>
    </style:style>
    <style:style style:name="ro6" style:family="table-row">
      <style:table-row-properties style:row-height="12.33mm" fo:break-before="auto" style:use-optimal-row-height="false"/>
    </style:style>
    <style:style style:name="ro7" style:family="table-row">
      <style:table-row-properties style:row-height="19.39mm" fo:break-before="auto" style:use-optimal-row-height="false"/>
    </style:style>
    <style:style style:name="ro12" style:family="table-row">
      <style:table-row-properties style:row-height="11.29mm" fo:break-before="auto" style:use-optimal-row-height="false"/>
    </style:style>
    <style:style style:name="ro13" style:family="table-row">
      <style:table-row-properties style:row-height="26.46mm" fo:break-before="auto" style:use-optimal-row-height="true"/>
    </style:style>
    <style:style style:name="ro14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27.66mm" fo:break-before="auto" style:use-optimal-row-height="true"/>
    </style:style>
    <style:style style:name="ro16" style:family="table-row">
      <style:table-row-properties style:row-height="5.08mm" fo:break-before="auto" style:use-optimal-row-height="true"/>
    </style:style>
    <style:style style:name="ro8" style:family="table-row">
      <style:table-row-properties style:row-height="4.8mm" fo:break-before="auto" style:use-optimal-row-height="true"/>
    </style:style>
    <style:style style:name="ro9" style:family="table-row">
      <style:table-row-properties style:row-height="17.8mm" fo:break-before="auto" style:use-optimal-row-height="true"/>
    </style:style>
    <style:style style:name="ro10" style:family="table-row">
      <style:table-row-properties style:row-height="4.57mm" fo:break-before="auto" style:use-optimal-row-height="true"/>
    </style:style>
    <style:style style:name="ro11" style:family="table-row">
      <style:table-row-properties style:row-height="8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2.4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2pt" fo:language="ru" fo:country="RU" fo:font-weight="normal" style:font-name-asian="Microsoft YaHei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ce2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4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2pt" fo:language="ru" fo:country="RU" fo:font-weight="normal" style:font-name-asian="Microsoft YaHei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ce46" style:family="table-cell" style:parent-style-name="Default" style:data-style-name="N1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fo:color="#000000" style:text-position="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vertical-align="middle"/>
      <style:text-properties style:text-position="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12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12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55" style:family="table-cell" style:parent-style-name="Default" style:data-style-name="N112">
      <style:text-properties style:text-position=""/>
    </style:style>
    <style:style style:name="ce56" style:family="table-cell" style:parent-style-name="Default" style:data-style-name="N112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12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fo:color="#000000" style:text-position="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9" style:family="table-cell" style:parent-style-name="Default" style:data-style-name="N112"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0pt" fo:language="ru" fo:country="RU" fo:font-weight="bold" style:font-name-asian="Microsoft YaHei" style:font-size-asian="10pt" style:language-asian="zh" style:country-asian="CN" style:font-weight-asian="bold" style:font-name-complex="Arial1" style:font-size-complex="10pt" style:language-complex="hi" style:country-complex="IN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0pt" fo:language="ru" fo:country="RU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0pt" fo:language="ru" fo:country="RU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4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2" style:family="table-cell" style:parent-style-name="Default"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2.4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ext-properties fo:font-size="15pt" style:font-size-asian="15pt" style:font-size-complex="15pt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2pt" fo:language="ru" fo:country="RU" fo:font-weight="normal" style:font-name-asian="Microsoft YaHei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ce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2pt" fo:language="ru" fo:country="RU" fo:font-weight="normal" style:font-name-asian="Microsoft YaHei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ce91" style:family="table-cell" style:parent-style-name="Default" style:data-style-name="N1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fo:color="#000000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8" style:family="table-cell" style:parent-style-name="Default" style:data-style-name="N112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12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100" style:family="table-cell" style:parent-style-name="Default" style:data-style-name="N112"/>
    <style:style style:name="ce101" style:family="table-cell" style:parent-style-name="Default" style:data-style-name="N112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12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fo:color="#000000" fo:font-size="12pt" fo:language="ru" fo:country="RU" fo:font-weight="bold" style:font-name-asian="Microsoft YaHei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112"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ru" fo:country="RU" fo:font-weight="bold" style:font-name-asian="Microsoft YaHei" style:font-size-asian="10pt" style:language-asian="zh" style:country-asian="CN" style:font-weight-asian="bold" style:font-name-complex="Arial1" style:font-size-complex="10pt" style:language-complex="hi" style:country-complex="IN" style:font-weight-complex="bold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0pt" fo:language="ru" fo:country="RU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0pt" fo:language="ru" fo:country="RU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1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 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6" table:default-cell-style-name="Default"/>
        <table:table-row table:style-name="ro6">
          <table:table-cell table:style-name="ce15" office:value-type="string" calcext:value-type="string" table:number-columns-spanned="11" table:number-rows-spanned="1">
            <text:p>Приложение 8</text:p>
          </table:table-cell>
          <table:covered-table-cell table:number-columns-repeated="10" table:style-name="ce22"/>
          <table:table-cell table:style-name="ce22"/>
          <table:table-cell table:style-name="ce15" office:value-type="string" calcext:value-type="string" table:number-columns-spanned="13" table:number-rows-spanned="1">
            <text:p>Приложение 8</text:p>
          </table:table-cell>
          <table:covered-table-cell table:number-columns-repeated="12" table:style-name="ce22"/>
          <table:table-cell/>
        </table:table-row>
        <table:table-row table:style-name="ro7">
          <table:table-cell table:style-name="ce16" office:value-type="string" calcext:value-type="string" table:number-columns-spanned="11" table:number-rows-spanned="1">
            <text:p>Прогноз образования твердых коммунальных отходов населением в жилых помещениях на весь период действия Территориальной схемы с 2016 по 2027 года</text:p>
          </table:table-cell>
          <table:covered-table-cell table:number-columns-repeated="10" table:style-name="ce22"/>
          <table:table-cell table:style-name="ce22"/>
          <table:table-cell table:style-name="ce52" office:value-type="string" calcext:value-type="string" table:number-columns-spanned="13" table:number-rows-spanned="1">
            <text:p>Прогноз образования твердых коммунальных отходов населением в жилых помещениях на весь период действия Территориальной схемы с 2016 по 2027 года</text:p>
          </table:table-cell>
          <table:covered-table-cell table:number-columns-repeated="12" table:style-name="ce22"/>
          <table:table-cell/>
        </table:table-row>
        <table:table-row table:style-name="ro12">
          <table:table-cell table:style-name="ce17" office:value-type="string" calcext:value-type="string" table:number-columns-spanned="1" table:number-rows-spanned="2">
            <text:p>Муниципальный район и ГО</text:p>
          </table:table-cell>
          <table:table-cell table:style-name="ce23" office:value-type="float" office:value="2016" calcext:value-type="float" table:number-columns-spanned="2" table:number-rows-spanned="1">
            <text:p>2016</text:p>
          </table:table-cell>
          <table:covered-table-cell table:style-name="ce23"/>
          <table:table-cell table:style-name="ce23" office:value-type="float" office:value="2017" calcext:value-type="float" table:number-columns-spanned="2" table:number-rows-spanned="1">
            <text:p>2017</text:p>
          </table:table-cell>
          <table:covered-table-cell table:style-name="ce23"/>
          <table:table-cell table:style-name="ce23" office:value-type="float" office:value="2018" calcext:value-type="float" table:number-columns-spanned="2" table:number-rows-spanned="1">
            <text:p>2018</text:p>
          </table:table-cell>
          <table:covered-table-cell table:style-name="ce23"/>
          <table:table-cell table:style-name="ce23" office:value-type="float" office:value="2019" calcext:value-type="float" table:number-columns-spanned="2" table:number-rows-spanned="1">
            <text:p>2019</text:p>
          </table:table-cell>
          <table:covered-table-cell table:style-name="ce23"/>
          <table:table-cell table:style-name="ce47" office:value-type="float" office:value="2020" calcext:value-type="float" table:number-columns-spanned="2" table:number-rows-spanned="1">
            <text:p>2020</text:p>
          </table:table-cell>
          <table:covered-table-cell table:style-name="ce47"/>
          <table:table-cell/>
          <table:table-cell table:style-name="ce17" office:value-type="string" calcext:value-type="string" table:number-columns-spanned="1" table:number-rows-spanned="2">
            <text:p>Муниципальный район и ГО</text:p>
          </table:table-cell>
          <table:table-cell table:style-name="ce53" office:value-type="float" office:value="2021" calcext:value-type="float" table:number-columns-spanned="2" table:number-rows-spanned="1">
            <text:p>2021</text:p>
          </table:table-cell>
          <table:covered-table-cell table:style-name="ce53"/>
          <table:table-cell table:style-name="ce53" office:value-type="float" office:value="2022" calcext:value-type="float" table:number-columns-spanned="2" table:number-rows-spanned="1">
            <text:p>2022</text:p>
          </table:table-cell>
          <table:covered-table-cell table:style-name="ce53"/>
          <table:table-cell table:style-name="ce53" office:value-type="float" office:value="2023" calcext:value-type="float" table:number-columns-spanned="2" table:number-rows-spanned="1">
            <text:p>2023</text:p>
          </table:table-cell>
          <table:covered-table-cell table:style-name="ce53"/>
          <table:table-cell table:style-name="ce53" office:value-type="float" office:value="2024" calcext:value-type="float" table:number-columns-spanned="2" table:number-rows-spanned="1">
            <text:p>2024</text:p>
          </table:table-cell>
          <table:covered-table-cell table:style-name="ce53"/>
          <table:table-cell table:style-name="ce53" office:value-type="float" office:value="2025" calcext:value-type="float" table:number-columns-spanned="2" table:number-rows-spanned="1">
            <text:p>2025</text:p>
          </table:table-cell>
          <table:covered-table-cell table:style-name="ce53"/>
          <table:table-cell table:style-name="ce56" office:value-type="float" office:value="2026" calcext:value-type="float" table:number-columns-spanned="2" table:number-rows-spanned="1">
            <text:p>2026</text:p>
          </table:table-cell>
          <table:covered-table-cell table:style-name="ce56"/>
          <table:table-cell table:style-name="ce59"/>
        </table:table-row>
        <table:table-row table:style-name="ro13">
          <table:covered-table-cell table:style-name="ce18"/>
          <table:table-cell table:style-name="ce24" office:value-type="string" calcext:value-type="string">
            <text:p>Число жителей, чел.</text:p>
          </table:table-cell>
          <table:table-cell table:style-name="ce24" office:value-type="string" calcext:value-type="string">
            <text:p>Ориентировочная масса отходов, т</text:p>
          </table:table-cell>
          <table:table-cell table:style-name="ce24" office:value-type="string" calcext:value-type="string">
            <text:p>Число жителей, чел.</text:p>
          </table:table-cell>
          <table:table-cell table:style-name="ce24" office:value-type="string" calcext:value-type="string">
            <text:p>Ориентировочная масса отходов, т</text:p>
          </table:table-cell>
          <table:table-cell table:style-name="ce24" office:value-type="string" calcext:value-type="string">
            <text:p>Число жителей, чел.</text:p>
          </table:table-cell>
          <table:table-cell table:style-name="ce24" office:value-type="string" calcext:value-type="string">
            <text:p>Ориентировочная масса отходов, т</text:p>
          </table:table-cell>
          <table:table-cell table:style-name="ce24" office:value-type="string" calcext:value-type="string">
            <text:p>Число жителей, чел.</text:p>
          </table:table-cell>
          <table:table-cell table:style-name="ce24" office:value-type="string" calcext:value-type="string">
            <text:p>Ориентировочная масса отходов, т</text:p>
          </table:table-cell>
          <table:table-cell table:style-name="ce24" office:value-type="string" calcext:value-type="string">
            <text:p>Число жителей, чел.</text:p>
          </table:table-cell>
          <table:table-cell table:style-name="ce48" office:value-type="string" calcext:value-type="string">
            <text:p>Ориентировочная масса отходов, т</text:p>
          </table:table-cell>
          <table:table-cell/>
          <table:covered-table-cell table:style-name="ce18"/>
          <table:table-cell table:style-name="ce54" office:value-type="string" calcext:value-type="string">
            <text:p>Число жителей, чел.</text:p>
          </table:table-cell>
          <table:table-cell table:style-name="ce54" office:value-type="string" calcext:value-type="string">
            <text:p>Ориентировочная масса отходов, т</text:p>
          </table:table-cell>
          <table:table-cell table:style-name="ce54" office:value-type="string" calcext:value-type="string">
            <text:p>Число жителей, чел.</text:p>
          </table:table-cell>
          <table:table-cell table:style-name="ce54" office:value-type="string" calcext:value-type="string">
            <text:p>Ориентировочная масса отходов, т</text:p>
          </table:table-cell>
          <table:table-cell table:style-name="ce54" office:value-type="string" calcext:value-type="string">
            <text:p>Число жителей, чел.</text:p>
          </table:table-cell>
          <table:table-cell table:style-name="ce54" office:value-type="string" calcext:value-type="string">
            <text:p>Ориентировочная масса отходов, т</text:p>
          </table:table-cell>
          <table:table-cell table:style-name="ce54" office:value-type="string" calcext:value-type="string">
            <text:p>Число жителей, чел.</text:p>
          </table:table-cell>
          <table:table-cell table:style-name="ce54" office:value-type="string" calcext:value-type="string">
            <text:p>Ориентировочная масса отходов, т</text:p>
          </table:table-cell>
          <table:table-cell table:style-name="ce54" office:value-type="string" calcext:value-type="string">
            <text:p>Число жителей, чел.</text:p>
          </table:table-cell>
          <table:table-cell table:style-name="ce54" office:value-type="string" calcext:value-type="string">
            <text:p>Ориентировочная масса отходов, т</text:p>
          </table:table-cell>
          <table:table-cell table:style-name="ce54" office:value-type="string" calcext:value-type="string">
            <text:p>Число жителей, чел.</text:p>
          </table:table-cell>
          <table:table-cell table:style-name="ce57" office:value-type="string" calcext:value-type="string">
            <text:p>Ориентировочная масса отходов, т</text:p>
          </table:table-cell>
          <table:table-cell table:style-name="ce59"/>
        </table:table-row>
        <table:table-row table:style-name="ro14">
          <table:table-cell table:style-name="ce19" office:value-type="string" calcext:value-type="string">
            <text:p>Абатский </text:p>
          </table:table-cell>
          <table:table-cell table:style-name="ce25" office:value-type="float" office:value="17437" calcext:value-type="float">
            <text:p>17437</text:p>
          </table:table-cell>
          <table:table-cell table:style-name="ce25" table:formula="of:=[.B5]*0.3" office:value-type="float" office:value="5231.1" calcext:value-type="float">
            <text:p>5231,1</text:p>
          </table:table-cell>
          <table:table-cell table:style-name="ce43" table:formula="of:=[.B5]-[.B5]*1.4/100" office:value-type="float" office:value="17192.882" calcext:value-type="float">
            <text:p>17193</text:p>
          </table:table-cell>
          <table:table-cell table:style-name="ce25" table:formula="of:=[.D5]*0.3" office:value-type="float" office:value="5157.8646" calcext:value-type="float">
            <text:p>5157,86</text:p>
          </table:table-cell>
          <table:table-cell table:style-name="ce43" table:formula="of:=[.D5]-[.D5]*1.4/100" office:value-type="float" office:value="16952.181652" calcext:value-type="float">
            <text:p>16952</text:p>
          </table:table-cell>
          <table:table-cell table:style-name="ce25" table:formula="of:=[.F5]*0.3" office:value-type="float" office:value="5085.6544956" calcext:value-type="float">
            <text:p>5085,65</text:p>
          </table:table-cell>
          <table:table-cell table:style-name="ce43" table:formula="of:=[.F5]-[.F5]*1.4/100" office:value-type="float" office:value="16714.851108872" calcext:value-type="float">
            <text:p>16715</text:p>
          </table:table-cell>
          <table:table-cell table:style-name="ce25" table:formula="of:=[.H5]*0.3" office:value-type="float" office:value="5014.4553326616" calcext:value-type="float">
            <text:p>5014,46</text:p>
          </table:table-cell>
          <table:table-cell table:style-name="ce43" table:formula="of:=[.H5]-[.H5]*1.4/100" office:value-type="float" office:value="16480.8431933478" calcext:value-type="float">
            <text:p>16481</text:p>
          </table:table-cell>
          <table:table-cell table:style-name="ce49" table:formula="of:=[.J5]*0.3" office:value-type="float" office:value="4944.25295800434" calcext:value-type="float">
            <text:p>4944,25</text:p>
          </table:table-cell>
          <table:table-cell table:style-name="ce51"/>
          <table:table-cell table:style-name="ce19" office:value-type="string" calcext:value-type="string">
            <text:p>Абатский </text:p>
          </table:table-cell>
          <table:table-cell table:style-name="ce43" office:value-type="float" office:value="16250.1113886409" calcext:value-type="float">
            <text:p>16250</text:p>
          </table:table-cell>
          <table:table-cell table:style-name="ce25" office:value-type="float" office:value="4875.03341659228" calcext:value-type="float">
            <text:p>4875,03</text:p>
          </table:table-cell>
          <table:table-cell table:style-name="ce43" office:value-type="float" office:value="16022.6098292" calcext:value-type="float">
            <text:p>16023</text:p>
          </table:table-cell>
          <table:table-cell table:style-name="ce26" office:value-type="float" office:value="4806.78294875999" calcext:value-type="float">
            <text:p>4806,78</text:p>
          </table:table-cell>
          <table:table-cell table:style-name="ce44" office:value-type="float" office:value="15798.2932915912" calcext:value-type="float">
            <text:p>15798</text:p>
          </table:table-cell>
          <table:table-cell table:style-name="ce26" office:value-type="float" office:value="4739.48798747735" calcext:value-type="float">
            <text:p>4739,49</text:p>
          </table:table-cell>
          <table:table-cell table:style-name="ce44" office:value-type="float" office:value="15577.1171855089" calcext:value-type="float">
            <text:p>15577</text:p>
          </table:table-cell>
          <table:table-cell table:style-name="ce26" office:value-type="float" office:value="4673.13515565266" calcext:value-type="float">
            <text:p>4673,14</text:p>
          </table:table-cell>
          <table:table-cell table:style-name="ce44" office:value-type="float" office:value="15359.0375449118" calcext:value-type="float">
            <text:p>15359</text:p>
          </table:table-cell>
          <table:table-cell table:style-name="ce26" office:value-type="float" office:value="4607.71126347353" calcext:value-type="float">
            <text:p>4607,71</text:p>
          </table:table-cell>
          <table:table-cell table:style-name="ce44" office:value-type="float" office:value="15144.011019283" calcext:value-type="float">
            <text:p>15144</text:p>
          </table:table-cell>
          <table:table-cell table:style-name="ce58" office:value-type="float" office:value="4543.2033057849" calcext:value-type="float">
            <text:p>4543,2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Армизонский </text:p>
          </table:table-cell>
          <table:table-cell table:style-name="ce25" office:value-type="float" office:value="9371" calcext:value-type="float">
            <text:p>9371</text:p>
          </table:table-cell>
          <table:table-cell table:style-name="ce25" table:formula="of:=[.B6]*0.3" office:value-type="float" office:value="2811.3" calcext:value-type="float">
            <text:p>2811,3</text:p>
          </table:table-cell>
          <table:table-cell table:style-name="ce43" table:formula="of:=[.B6]-[.B6]*1/100" office:value-type="float" office:value="9277.29" calcext:value-type="float">
            <text:p>9277</text:p>
          </table:table-cell>
          <table:table-cell table:style-name="ce25" table:formula="of:=[.D6]*0.3" office:value-type="float" office:value="2783.187" calcext:value-type="float">
            <text:p>2783,19</text:p>
          </table:table-cell>
          <table:table-cell table:style-name="ce43" table:formula="of:=[.D6]-[.D6]*1/100" office:value-type="float" office:value="9184.5171" calcext:value-type="float">
            <text:p>9185</text:p>
          </table:table-cell>
          <table:table-cell table:style-name="ce25" table:formula="of:=[.F6]*0.3" office:value-type="float" office:value="2755.35513" calcext:value-type="float">
            <text:p>2755,36</text:p>
          </table:table-cell>
          <table:table-cell table:style-name="ce43" table:formula="of:=[.F6]-[.F6]*1/100" office:value-type="float" office:value="9092.671929" calcext:value-type="float">
            <text:p>9093</text:p>
          </table:table-cell>
          <table:table-cell table:style-name="ce25" table:formula="of:=[.H6]*0.3" office:value-type="float" office:value="2727.8015787" calcext:value-type="float">
            <text:p>2727,8</text:p>
          </table:table-cell>
          <table:table-cell table:style-name="ce43" table:formula="of:=[.H6]-[.H6]*1/100" office:value-type="float" office:value="9001.74520971" calcext:value-type="float">
            <text:p>9002</text:p>
          </table:table-cell>
          <table:table-cell table:style-name="ce49" table:formula="of:=[.J6]*0.3" office:value-type="float" office:value="2700.523562913" calcext:value-type="float">
            <text:p>2700,52</text:p>
          </table:table-cell>
          <table:table-cell table:style-name="ce51"/>
          <table:table-cell table:style-name="ce19" office:value-type="string" calcext:value-type="string">
            <text:p>Армизонский </text:p>
          </table:table-cell>
          <table:table-cell table:style-name="ce43" office:value-type="float" office:value="8911.7277576129" calcext:value-type="float">
            <text:p>8912</text:p>
          </table:table-cell>
          <table:table-cell table:style-name="ce25" office:value-type="float" office:value="2673.51832728387" calcext:value-type="float">
            <text:p>2673,52</text:p>
          </table:table-cell>
          <table:table-cell table:style-name="ce43" office:value-type="float" office:value="8822.61048003677" calcext:value-type="float">
            <text:p>8823</text:p>
          </table:table-cell>
          <table:table-cell table:style-name="ce26" office:value-type="float" office:value="2646.78314401103" calcext:value-type="float">
            <text:p>2646,78</text:p>
          </table:table-cell>
          <table:table-cell table:style-name="ce44" office:value-type="float" office:value="8734.3843752364" calcext:value-type="float">
            <text:p>8734</text:p>
          </table:table-cell>
          <table:table-cell table:style-name="ce26" office:value-type="float" office:value="2620.31531257092" calcext:value-type="float">
            <text:p>2620,32</text:p>
          </table:table-cell>
          <table:table-cell table:style-name="ce44" office:value-type="float" office:value="8647.04053148404" calcext:value-type="float">
            <text:p>8647</text:p>
          </table:table-cell>
          <table:table-cell table:style-name="ce26" office:value-type="float" office:value="2594.11215944521" calcext:value-type="float">
            <text:p>2594,11</text:p>
          </table:table-cell>
          <table:table-cell table:style-name="ce44" office:value-type="float" office:value="8560.5701261692" calcext:value-type="float">
            <text:p>8561</text:p>
          </table:table-cell>
          <table:table-cell table:style-name="ce26" office:value-type="float" office:value="2568.17103785076" calcext:value-type="float">
            <text:p>2568,17</text:p>
          </table:table-cell>
          <table:table-cell table:style-name="ce44" office:value-type="float" office:value="8474.96442490751" calcext:value-type="float">
            <text:p>8475</text:p>
          </table:table-cell>
          <table:table-cell table:style-name="ce58" office:value-type="float" office:value="2542.48932747225" calcext:value-type="float">
            <text:p>2542,49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Аромашевский</text:p>
          </table:table-cell>
          <table:table-cell table:style-name="ce25" office:value-type="float" office:value="11072" calcext:value-type="float">
            <text:p>11072</text:p>
          </table:table-cell>
          <table:table-cell table:style-name="ce25" table:formula="of:=[.B7]*0.3" office:value-type="float" office:value="3321.6" calcext:value-type="float">
            <text:p>3321,6</text:p>
          </table:table-cell>
          <table:table-cell table:style-name="ce43" table:formula="of:=[.B7]-[.B7]*1.4/100" office:value-type="float" office:value="10916.992" calcext:value-type="float">
            <text:p>10917</text:p>
          </table:table-cell>
          <table:table-cell table:style-name="ce25" table:formula="of:=[.D7]*0.3" office:value-type="float" office:value="3275.0976" calcext:value-type="float">
            <text:p>3275,1</text:p>
          </table:table-cell>
          <table:table-cell table:style-name="ce43" table:formula="of:=[.D7]-[.D7]*1.4/100" office:value-type="float" office:value="10764.154112" calcext:value-type="float">
            <text:p>10764</text:p>
          </table:table-cell>
          <table:table-cell table:style-name="ce25" table:formula="of:=[.F7]*0.3" office:value-type="float" office:value="3229.2462336" calcext:value-type="float">
            <text:p>3229,25</text:p>
          </table:table-cell>
          <table:table-cell table:style-name="ce43" table:formula="of:=[.F7]-[.F7]*1.4/100" office:value-type="float" office:value="10613.455954432" calcext:value-type="float">
            <text:p>10613</text:p>
          </table:table-cell>
          <table:table-cell table:style-name="ce25" table:formula="of:=[.H7]*0.3" office:value-type="float" office:value="3184.0367863296" calcext:value-type="float">
            <text:p>3184,04</text:p>
          </table:table-cell>
          <table:table-cell table:style-name="ce43" table:formula="of:=[.H7]-[.H7]*1.4/100" office:value-type="float" office:value="10464.86757107" calcext:value-type="float">
            <text:p>10465</text:p>
          </table:table-cell>
          <table:table-cell table:style-name="ce49" table:formula="of:=[.J7]*0.3" office:value-type="float" office:value="3139.46027132099" calcext:value-type="float">
            <text:p>3139,46</text:p>
          </table:table-cell>
          <table:table-cell table:style-name="ce51"/>
          <table:table-cell table:style-name="ce19" office:value-type="string" calcext:value-type="string">
            <text:p>Аромашевский</text:p>
          </table:table-cell>
          <table:table-cell table:style-name="ce43" office:value-type="float" office:value="10318.359425075" calcext:value-type="float">
            <text:p>10318</text:p>
          </table:table-cell>
          <table:table-cell table:style-name="ce25" office:value-type="float" office:value="3095.50782752249" calcext:value-type="float">
            <text:p>3095,51</text:p>
          </table:table-cell>
          <table:table-cell table:style-name="ce43" office:value-type="float" office:value="10173.9023931239" calcext:value-type="float">
            <text:p>10174</text:p>
          </table:table-cell>
          <table:table-cell table:style-name="ce26" office:value-type="float" office:value="3052.17071793718" calcext:value-type="float">
            <text:p>3052,17</text:p>
          </table:table-cell>
          <table:table-cell table:style-name="ce44" office:value-type="float" office:value="10031.4677596202" calcext:value-type="float">
            <text:p>10031</text:p>
          </table:table-cell>
          <table:table-cell table:style-name="ce26" office:value-type="float" office:value="3009.44032788606" calcext:value-type="float">
            <text:p>3009,44</text:p>
          </table:table-cell>
          <table:table-cell table:style-name="ce44" office:value-type="float" office:value="9891.02721098551" calcext:value-type="float">
            <text:p>9891</text:p>
          </table:table-cell>
          <table:table-cell table:style-name="ce26" office:value-type="float" office:value="2967.30816329565" calcext:value-type="float">
            <text:p>2967,31</text:p>
          </table:table-cell>
          <table:table-cell table:style-name="ce44" office:value-type="float" office:value="9752.55283003171" calcext:value-type="float">
            <text:p>9753</text:p>
          </table:table-cell>
          <table:table-cell table:style-name="ce26" office:value-type="float" office:value="2925.76584900951" calcext:value-type="float">
            <text:p>2925,77</text:p>
          </table:table-cell>
          <table:table-cell table:style-name="ce44" office:value-type="float" office:value="9616.01709041126" calcext:value-type="float">
            <text:p>9616</text:p>
          </table:table-cell>
          <table:table-cell table:style-name="ce58" office:value-type="float" office:value="2884.80512712338" calcext:value-type="float">
            <text:p>2884,81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Бердюжский </text:p>
          </table:table-cell>
          <table:table-cell table:style-name="ce25" office:value-type="float" office:value="10958" calcext:value-type="float">
            <text:p>10958</text:p>
          </table:table-cell>
          <table:table-cell table:style-name="ce25" table:formula="of:=[.B8]*0.3" office:value-type="float" office:value="3287.4" calcext:value-type="float">
            <text:p>3287,4</text:p>
          </table:table-cell>
          <table:table-cell table:style-name="ce43" table:formula="of:=[.B8]-[.B8]*0.5/100" office:value-type="float" office:value="10903.21" calcext:value-type="float">
            <text:p>10903</text:p>
          </table:table-cell>
          <table:table-cell table:style-name="ce25" table:formula="of:=[.D8]*0.3" office:value-type="float" office:value="3270.963" calcext:value-type="float">
            <text:p>3270,96</text:p>
          </table:table-cell>
          <table:table-cell table:style-name="ce43" table:formula="of:=[.D8]-[.D8]*0.05/100" office:value-type="float" office:value="10897.758395" calcext:value-type="float">
            <text:p>10898</text:p>
          </table:table-cell>
          <table:table-cell table:style-name="ce25" table:formula="of:=[.F8]*0.3" office:value-type="float" office:value="3269.3275185" calcext:value-type="float">
            <text:p>3269,33</text:p>
          </table:table-cell>
          <table:table-cell table:style-name="ce43" table:formula="of:=[.F8]-[.F8]*0.5/100" office:value-type="float" office:value="10843.269603025" calcext:value-type="float">
            <text:p>10843</text:p>
          </table:table-cell>
          <table:table-cell table:style-name="ce25" table:formula="of:=[.H8]*0.3" office:value-type="float" office:value="3252.9808809075" calcext:value-type="float">
            <text:p>3252,98</text:p>
          </table:table-cell>
          <table:table-cell table:style-name="ce43" table:formula="of:=[.H8]-[.H8]*0.5/100" office:value-type="float" office:value="10789.0532550099" calcext:value-type="float">
            <text:p>10789</text:p>
          </table:table-cell>
          <table:table-cell table:style-name="ce49" table:formula="of:=[.J8]*0.3" office:value-type="float" office:value="3236.71597650296" calcext:value-type="float">
            <text:p>3236,72</text:p>
          </table:table-cell>
          <table:table-cell table:style-name="ce51"/>
          <table:table-cell table:style-name="ce19" office:value-type="string" calcext:value-type="string">
            <text:p>Бердюжский </text:p>
          </table:table-cell>
          <table:table-cell table:style-name="ce43" office:value-type="float" office:value="10735.1079887348" calcext:value-type="float">
            <text:p>10735</text:p>
          </table:table-cell>
          <table:table-cell table:style-name="ce25" office:value-type="float" office:value="3220.53239662045" calcext:value-type="float">
            <text:p>3220,53</text:p>
          </table:table-cell>
          <table:table-cell table:style-name="ce43" office:value-type="float" office:value="10681.4324487912" calcext:value-type="float">
            <text:p>10681</text:p>
          </table:table-cell>
          <table:table-cell table:style-name="ce26" office:value-type="float" office:value="3204.42973463735" calcext:value-type="float">
            <text:p>3204,43</text:p>
          </table:table-cell>
          <table:table-cell table:style-name="ce44" office:value-type="float" office:value="10628.0252865472" calcext:value-type="float">
            <text:p>10628</text:p>
          </table:table-cell>
          <table:table-cell table:style-name="ce26" office:value-type="float" office:value="3188.40758596416" calcext:value-type="float">
            <text:p>3188,41</text:p>
          </table:table-cell>
          <table:table-cell table:style-name="ce44" office:value-type="float" office:value="10574.8851601145" calcext:value-type="float">
            <text:p>10575</text:p>
          </table:table-cell>
          <table:table-cell table:style-name="ce26" office:value-type="float" office:value="3172.46554803434" calcext:value-type="float">
            <text:p>3172,47</text:p>
          </table:table-cell>
          <table:table-cell table:style-name="ce44" office:value-type="float" office:value="10522.0107343139" calcext:value-type="float">
            <text:p>10522</text:p>
          </table:table-cell>
          <table:table-cell table:style-name="ce26" office:value-type="float" office:value="3156.60322029417" calcext:value-type="float">
            <text:p>3156,6</text:p>
          </table:table-cell>
          <table:table-cell table:style-name="ce44" office:value-type="float" office:value="10469.4006806423" calcext:value-type="float">
            <text:p>10469</text:p>
          </table:table-cell>
          <table:table-cell table:style-name="ce58" office:value-type="float" office:value="3140.8202041927" calcext:value-type="float">
            <text:p>3140,82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Вагайский </text:p>
          </table:table-cell>
          <table:table-cell table:style-name="ce25" office:value-type="float" office:value="21115" calcext:value-type="float">
            <text:p>21115</text:p>
          </table:table-cell>
          <table:table-cell table:style-name="ce25" table:formula="of:=[.B9]*0.3" office:value-type="float" office:value="6334.5" calcext:value-type="float">
            <text:p>6334,5</text:p>
          </table:table-cell>
          <table:table-cell table:style-name="ce43" table:formula="of:=[.B9]-[.B9]*0.7/100" office:value-type="float" office:value="20967.195" calcext:value-type="float">
            <text:p>20967</text:p>
          </table:table-cell>
          <table:table-cell table:style-name="ce25" table:formula="of:=[.D9]*0.3" office:value-type="float" office:value="6290.1585" calcext:value-type="float">
            <text:p>6290,16</text:p>
          </table:table-cell>
          <table:table-cell table:style-name="ce43" table:formula="of:=[.D9]-[.D9]*0.7/100" office:value-type="float" office:value="20820.424635" calcext:value-type="float">
            <text:p>20820</text:p>
          </table:table-cell>
          <table:table-cell table:style-name="ce25" table:formula="of:=[.F9]*0.3" office:value-type="float" office:value="6246.1273905" calcext:value-type="float">
            <text:p>6246,13</text:p>
          </table:table-cell>
          <table:table-cell table:style-name="ce43" table:formula="of:=[.F9]-[.F9]*0.7/100" office:value-type="float" office:value="20674.681662555" calcext:value-type="float">
            <text:p>20675</text:p>
          </table:table-cell>
          <table:table-cell table:style-name="ce25" table:formula="of:=[.H9]*0.3" office:value-type="float" office:value="6202.4044987665" calcext:value-type="float">
            <text:p>6202,4</text:p>
          </table:table-cell>
          <table:table-cell table:style-name="ce43" table:formula="of:=[.H9]-[.H9]*0.7/100" office:value-type="float" office:value="20529.9588909171" calcext:value-type="float">
            <text:p>20530</text:p>
          </table:table-cell>
          <table:table-cell table:style-name="ce49" table:formula="of:=[.J9]*0.3" office:value-type="float" office:value="6158.98766727514" calcext:value-type="float">
            <text:p>6158,99</text:p>
          </table:table-cell>
          <table:table-cell table:style-name="ce51"/>
          <table:table-cell table:style-name="ce19" office:value-type="string" calcext:value-type="string">
            <text:p>Вагайский </text:p>
          </table:table-cell>
          <table:table-cell table:style-name="ce43" office:value-type="float" office:value="20386.2491786807" calcext:value-type="float">
            <text:p>20386</text:p>
          </table:table-cell>
          <table:table-cell table:style-name="ce25" office:value-type="float" office:value="6115.87475360421" calcext:value-type="float">
            <text:p>6115,87</text:p>
          </table:table-cell>
          <table:table-cell table:style-name="ce43" office:value-type="float" office:value="20243.5454344299" calcext:value-type="float">
            <text:p>20244</text:p>
          </table:table-cell>
          <table:table-cell table:style-name="ce26" office:value-type="float" office:value="6073.06363032898" calcext:value-type="float">
            <text:p>6073,06</text:p>
          </table:table-cell>
          <table:table-cell table:style-name="ce44" office:value-type="float" office:value="20101.8406163889" calcext:value-type="float">
            <text:p>20102</text:p>
          </table:table-cell>
          <table:table-cell table:style-name="ce26" office:value-type="float" office:value="6030.55218491668" calcext:value-type="float">
            <text:p>6030,55</text:p>
          </table:table-cell>
          <table:table-cell table:style-name="ce44" office:value-type="float" office:value="19961.1277320742" calcext:value-type="float">
            <text:p>19961</text:p>
          </table:table-cell>
          <table:table-cell table:style-name="ce26" office:value-type="float" office:value="5988.33831962226" calcext:value-type="float">
            <text:p>5988,34</text:p>
          </table:table-cell>
          <table:table-cell table:style-name="ce44" office:value-type="float" office:value="19821.3998379497" calcext:value-type="float">
            <text:p>19821</text:p>
          </table:table-cell>
          <table:table-cell table:style-name="ce26" office:value-type="float" office:value="5946.41995138491" calcext:value-type="float">
            <text:p>5946,42</text:p>
          </table:table-cell>
          <table:table-cell table:style-name="ce44" office:value-type="float" office:value="19682.650039084" calcext:value-type="float">
            <text:p>19683</text:p>
          </table:table-cell>
          <table:table-cell table:style-name="ce58" office:value-type="float" office:value="5904.79501172521" calcext:value-type="float">
            <text:p>5904,8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Викуловский</text:p>
          </table:table-cell>
          <table:table-cell table:style-name="ce25" office:value-type="float" office:value="15768" calcext:value-type="float">
            <text:p>15768</text:p>
          </table:table-cell>
          <table:table-cell table:style-name="ce25" table:formula="of:=[.B10]*0.3" office:value-type="float" office:value="4730.4" calcext:value-type="float">
            <text:p>4730,4</text:p>
          </table:table-cell>
          <table:table-cell table:style-name="ce43" table:formula="of:=[.B10]-[.B10]*0.6/100" office:value-type="float" office:value="15673.392" calcext:value-type="float">
            <text:p>15673</text:p>
          </table:table-cell>
          <table:table-cell table:style-name="ce25" table:formula="of:=[.D10]*0.3" office:value-type="float" office:value="4702.0176" calcext:value-type="float">
            <text:p>4702,02</text:p>
          </table:table-cell>
          <table:table-cell table:style-name="ce43" table:formula="of:=[.D10]-[.D10]*0.6/100" office:value-type="float" office:value="15579.351648" calcext:value-type="float">
            <text:p>15579</text:p>
          </table:table-cell>
          <table:table-cell table:style-name="ce25" table:formula="of:=[.F10]*0.3" office:value-type="float" office:value="4673.8054944" calcext:value-type="float">
            <text:p>4673,81</text:p>
          </table:table-cell>
          <table:table-cell table:style-name="ce43" table:formula="of:=[.F10]-[.F10]*0.6/100" office:value-type="float" office:value="15485.875538112" calcext:value-type="float">
            <text:p>15486</text:p>
          </table:table-cell>
          <table:table-cell table:style-name="ce25" table:formula="of:=[.H10]*0.3" office:value-type="float" office:value="4645.7626614336" calcext:value-type="float">
            <text:p>4645,76</text:p>
          </table:table-cell>
          <table:table-cell table:style-name="ce43" table:formula="of:=[.H10]-[.H10]*0.6/100" office:value-type="float" office:value="15392.9602848833" calcext:value-type="float">
            <text:p>15393</text:p>
          </table:table-cell>
          <table:table-cell table:style-name="ce49" table:formula="of:=[.J10]*0.3" office:value-type="float" office:value="4617.888085465" calcext:value-type="float">
            <text:p>4617,89</text:p>
          </table:table-cell>
          <table:table-cell table:style-name="ce51"/>
          <table:table-cell table:style-name="ce19" office:value-type="string" calcext:value-type="string">
            <text:p>Викуловский</text:p>
          </table:table-cell>
          <table:table-cell table:style-name="ce43" office:value-type="float" office:value="15300.602523174" calcext:value-type="float">
            <text:p>15301</text:p>
          </table:table-cell>
          <table:table-cell table:style-name="ce25" office:value-type="float" office:value="4590.18075695221" calcext:value-type="float">
            <text:p>4590,18</text:p>
          </table:table-cell>
          <table:table-cell table:style-name="ce43" office:value-type="float" office:value="15208.798908035" calcext:value-type="float">
            <text:p>15209</text:p>
          </table:table-cell>
          <table:table-cell table:style-name="ce26" office:value-type="float" office:value="4562.6396724105" calcext:value-type="float">
            <text:p>4562,64</text:p>
          </table:table-cell>
          <table:table-cell table:style-name="ce44" office:value-type="float" office:value="15117.5461145868" calcext:value-type="float">
            <text:p>15118</text:p>
          </table:table-cell>
          <table:table-cell table:style-name="ce26" office:value-type="float" office:value="4535.26383437603" calcext:value-type="float">
            <text:p>4535,26</text:p>
          </table:table-cell>
          <table:table-cell table:style-name="ce44" office:value-type="float" office:value="15026.8408378993" calcext:value-type="float">
            <text:p>15027</text:p>
          </table:table-cell>
          <table:table-cell table:style-name="ce26" office:value-type="float" office:value="4508.05225136978" calcext:value-type="float">
            <text:p>4508,05</text:p>
          </table:table-cell>
          <table:table-cell table:style-name="ce44" office:value-type="float" office:value="14936.6797928719" calcext:value-type="float">
            <text:p>14937</text:p>
          </table:table-cell>
          <table:table-cell table:style-name="ce26" office:value-type="float" office:value="4481.00393786156" calcext:value-type="float">
            <text:p>4481</text:p>
          </table:table-cell>
          <table:table-cell table:style-name="ce44" office:value-type="float" office:value="14847.0597141146" calcext:value-type="float">
            <text:p>14847</text:p>
          </table:table-cell>
          <table:table-cell table:style-name="ce58" office:value-type="float" office:value="4454.11791423439" calcext:value-type="float">
            <text:p>4454,12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Голышмановский</text:p>
          </table:table-cell>
          <table:table-cell table:style-name="ce25" office:value-type="float" office:value="26132" calcext:value-type="float">
            <text:p>26132</text:p>
          </table:table-cell>
          <table:table-cell table:style-name="ce25" table:formula="of:=[.B11]*0.3" office:value-type="float" office:value="7839.6" calcext:value-type="float">
            <text:p>7839,6</text:p>
          </table:table-cell>
          <table:table-cell table:style-name="ce43" table:formula="of:=[.B11]-[.B11]*0.2/100" office:value-type="float" office:value="26079.736" calcext:value-type="float">
            <text:p>26080</text:p>
          </table:table-cell>
          <table:table-cell table:style-name="ce25" table:formula="of:=[.D11]*0.3" office:value-type="float" office:value="7823.9208" calcext:value-type="float">
            <text:p>7823,92</text:p>
          </table:table-cell>
          <table:table-cell table:style-name="ce43" table:formula="of:=[.D11]-[.D11]*0.2/100" office:value-type="float" office:value="26027.576528" calcext:value-type="float">
            <text:p>26028</text:p>
          </table:table-cell>
          <table:table-cell table:style-name="ce25" table:formula="of:=[.F11]*0.3" office:value-type="float" office:value="7808.2729584" calcext:value-type="float">
            <text:p>7808,27</text:p>
          </table:table-cell>
          <table:table-cell table:style-name="ce43" table:formula="of:=[.F11]-[.F11]*0.2/100" office:value-type="float" office:value="25975.521374944" calcext:value-type="float">
            <text:p>25976</text:p>
          </table:table-cell>
          <table:table-cell table:style-name="ce25" table:formula="of:=[.H11]*0.3" office:value-type="float" office:value="7792.6564124832" calcext:value-type="float">
            <text:p>7792,66</text:p>
          </table:table-cell>
          <table:table-cell table:style-name="ce43" table:formula="of:=[.H11]-[.H11]*0.2/100" office:value-type="float" office:value="25923.5703321941" calcext:value-type="float">
            <text:p>25924</text:p>
          </table:table-cell>
          <table:table-cell table:style-name="ce49" table:formula="of:=[.J11]*0.3" office:value-type="float" office:value="7777.07109965824" calcext:value-type="float">
            <text:p>7777,07</text:p>
          </table:table-cell>
          <table:table-cell table:style-name="ce51"/>
          <table:table-cell table:style-name="ce19" office:value-type="string" calcext:value-type="string">
            <text:p>Голышмановский</text:p>
          </table:table-cell>
          <table:table-cell table:style-name="ce43" office:value-type="float" office:value="25871.7231915297" calcext:value-type="float">
            <text:p>25872</text:p>
          </table:table-cell>
          <table:table-cell table:style-name="ce25" office:value-type="float" office:value="7761.51695745892" calcext:value-type="float">
            <text:p>7761,52</text:p>
          </table:table-cell>
          <table:table-cell table:style-name="ce43" office:value-type="float" office:value="25819.9797451467" calcext:value-type="float">
            <text:p>25820</text:p>
          </table:table-cell>
          <table:table-cell table:style-name="ce26" office:value-type="float" office:value="7745.993923544" calcext:value-type="float">
            <text:p>7745,99</text:p>
          </table:table-cell>
          <table:table-cell table:style-name="ce44" office:value-type="float" office:value="25768.3397856564" calcext:value-type="float">
            <text:p>25768</text:p>
          </table:table-cell>
          <table:table-cell table:style-name="ce26" office:value-type="float" office:value="7730.50193569691" calcext:value-type="float">
            <text:p>7730,5</text:p>
          </table:table-cell>
          <table:table-cell table:style-name="ce44" office:value-type="float" office:value="25716.8031060851" calcext:value-type="float">
            <text:p>25717</text:p>
          </table:table-cell>
          <table:table-cell table:style-name="ce26" office:value-type="float" office:value="7715.04093182552" calcext:value-type="float">
            <text:p>7715,04</text:p>
          </table:table-cell>
          <table:table-cell table:style-name="ce44" office:value-type="float" office:value="25665.3694998729" calcext:value-type="float">
            <text:p>25665</text:p>
          </table:table-cell>
          <table:table-cell table:style-name="ce26" office:value-type="float" office:value="7699.61084996187" calcext:value-type="float">
            <text:p>7699,61</text:p>
          </table:table-cell>
          <table:table-cell table:style-name="ce44" office:value-type="float" office:value="25614.0387608731" calcext:value-type="float">
            <text:p>25614</text:p>
          </table:table-cell>
          <table:table-cell table:style-name="ce58" office:value-type="float" office:value="7684.21162826195" calcext:value-type="float">
            <text:p>7684,21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Исетский</text:p>
          </table:table-cell>
          <table:table-cell table:style-name="ce25" office:value-type="float" office:value="25849" calcext:value-type="float">
            <text:p>25849</text:p>
          </table:table-cell>
          <table:table-cell table:style-name="ce25" table:formula="of:=[.B12]*0.3" office:value-type="float" office:value="7754.7" calcext:value-type="float">
            <text:p>7754,7</text:p>
          </table:table-cell>
          <table:table-cell table:style-name="ce43" table:formula="of:=[.B12]-[.B12]*0.04/100" office:value-type="float" office:value="25838.6604" calcext:value-type="float">
            <text:p>25839</text:p>
          </table:table-cell>
          <table:table-cell table:style-name="ce25" table:formula="of:=[.D12]*0.3" office:value-type="float" office:value="7751.59812" calcext:value-type="float">
            <text:p>7751,6</text:p>
          </table:table-cell>
          <table:table-cell table:style-name="ce43" table:formula="of:=[.D12]-[.D12]*0.04/100" office:value-type="float" office:value="25828.32493584" calcext:value-type="float">
            <text:p>25828</text:p>
          </table:table-cell>
          <table:table-cell table:style-name="ce25" table:formula="of:=[.F12]*0.3" office:value-type="float" office:value="7748.497480752" calcext:value-type="float">
            <text:p>7748,5</text:p>
          </table:table-cell>
          <table:table-cell table:style-name="ce43" table:formula="of:=[.F12]-[.F12]*0.04/100" office:value-type="float" office:value="25817.9936058657" calcext:value-type="float">
            <text:p>25818</text:p>
          </table:table-cell>
          <table:table-cell table:style-name="ce25" table:formula="of:=[.H12]*0.3" office:value-type="float" office:value="7745.3980817597" calcext:value-type="float">
            <text:p>7745,4</text:p>
          </table:table-cell>
          <table:table-cell table:style-name="ce43" table:formula="of:=[.H12]-[.H12]*0.04/100" office:value-type="float" office:value="25807.6664084233" calcext:value-type="float">
            <text:p>25808</text:p>
          </table:table-cell>
          <table:table-cell table:style-name="ce49" table:formula="of:=[.J12]*0.3" office:value-type="float" office:value="7742.299922527" calcext:value-type="float">
            <text:p>7742,3</text:p>
          </table:table-cell>
          <table:table-cell table:style-name="ce51"/>
          <table:table-cell table:style-name="ce19" office:value-type="string" calcext:value-type="string">
            <text:p>Исетский</text:p>
          </table:table-cell>
          <table:table-cell table:style-name="ce43" office:value-type="float" office:value="25797.3433418599" calcext:value-type="float">
            <text:p>25797</text:p>
          </table:table-cell>
          <table:table-cell table:style-name="ce25" office:value-type="float" office:value="7739.20300255798" calcext:value-type="float">
            <text:p>7739,2</text:p>
          </table:table-cell>
          <table:table-cell table:style-name="ce43" office:value-type="float" office:value="25787.0244045232" calcext:value-type="float">
            <text:p>25787</text:p>
          </table:table-cell>
          <table:table-cell table:style-name="ce26" office:value-type="float" office:value="7736.10732135696" calcext:value-type="float">
            <text:p>7736,11</text:p>
          </table:table-cell>
          <table:table-cell table:style-name="ce44" office:value-type="float" office:value="25776.7095947614" calcext:value-type="float">
            <text:p>25777</text:p>
          </table:table-cell>
          <table:table-cell table:style-name="ce26" office:value-type="float" office:value="7733.01287842842" calcext:value-type="float">
            <text:p>7733,01</text:p>
          </table:table-cell>
          <table:table-cell table:style-name="ce44" office:value-type="float" office:value="25766.3989109235" calcext:value-type="float">
            <text:p>25766</text:p>
          </table:table-cell>
          <table:table-cell table:style-name="ce26" office:value-type="float" office:value="7729.91967327705" calcext:value-type="float">
            <text:p>7729,92</text:p>
          </table:table-cell>
          <table:table-cell table:style-name="ce44" office:value-type="float" office:value="25756.0923513591" calcext:value-type="float">
            <text:p>25756</text:p>
          </table:table-cell>
          <table:table-cell table:style-name="ce26" office:value-type="float" office:value="7726.82770540774" calcext:value-type="float">
            <text:p>7726,83</text:p>
          </table:table-cell>
          <table:table-cell table:style-name="ce44" office:value-type="float" office:value="25745.7899144186" calcext:value-type="float">
            <text:p>25746</text:p>
          </table:table-cell>
          <table:table-cell table:style-name="ce58" office:value-type="float" office:value="7723.73697432557" calcext:value-type="float">
            <text:p>7723,74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Ишимский </text:p>
          </table:table-cell>
          <table:table-cell table:style-name="ce25" office:value-type="float" office:value="30301" calcext:value-type="float">
            <text:p>30301</text:p>
          </table:table-cell>
          <table:table-cell table:style-name="ce25" table:formula="of:=[.B13]*0.3" office:value-type="float" office:value="9090.3" calcext:value-type="float">
            <text:p>9090,3</text:p>
          </table:table-cell>
          <table:table-cell table:style-name="ce43" table:formula="of:=[.B13]-[.B13]*0.5/100" office:value-type="float" office:value="30149.495" calcext:value-type="float">
            <text:p>30149</text:p>
          </table:table-cell>
          <table:table-cell table:style-name="ce25" table:formula="of:=[.D13]*0.3" office:value-type="float" office:value="9044.8485" calcext:value-type="float">
            <text:p>9044,85</text:p>
          </table:table-cell>
          <table:table-cell table:style-name="ce43" table:formula="of:=[.D13]-[.D13]*0.5/100" office:value-type="float" office:value="29998.747525" calcext:value-type="float">
            <text:p>29999</text:p>
          </table:table-cell>
          <table:table-cell table:style-name="ce25" table:formula="of:=[.F13]*0.3" office:value-type="float" office:value="8999.6242575" calcext:value-type="float">
            <text:p>8999,62</text:p>
          </table:table-cell>
          <table:table-cell table:style-name="ce43" table:formula="of:=[.F13]-[.F13]*0.5/100" office:value-type="float" office:value="29848.753787375" calcext:value-type="float">
            <text:p>29849</text:p>
          </table:table-cell>
          <table:table-cell table:style-name="ce25" table:formula="of:=[.H13]*0.3" office:value-type="float" office:value="8954.6261362125" calcext:value-type="float">
            <text:p>8954,63</text:p>
          </table:table-cell>
          <table:table-cell table:style-name="ce43" table:formula="of:=[.H13]-[.H13]*0.5/100" office:value-type="float" office:value="29699.5100184381" calcext:value-type="float">
            <text:p>29700</text:p>
          </table:table-cell>
          <table:table-cell table:style-name="ce49" table:formula="of:=[.J13]*0.3" office:value-type="float" office:value="8909.85300553144" calcext:value-type="float">
            <text:p>8909,85</text:p>
          </table:table-cell>
          <table:table-cell table:style-name="ce51"/>
          <table:table-cell table:style-name="ce19" office:value-type="string" calcext:value-type="string">
            <text:p>Ишимский </text:p>
          </table:table-cell>
          <table:table-cell table:style-name="ce43" office:value-type="float" office:value="29551.0124683459" calcext:value-type="float">
            <text:p>29551</text:p>
          </table:table-cell>
          <table:table-cell table:style-name="ce25" office:value-type="float" office:value="8865.30374050378" calcext:value-type="float">
            <text:p>8865,3</text:p>
          </table:table-cell>
          <table:table-cell table:style-name="ce43" office:value-type="float" office:value="29403.2574060042" calcext:value-type="float">
            <text:p>29403</text:p>
          </table:table-cell>
          <table:table-cell table:style-name="ce26" office:value-type="float" office:value="8820.97722180126" calcext:value-type="float">
            <text:p>8820,98</text:p>
          </table:table-cell>
          <table:table-cell table:style-name="ce44" office:value-type="float" office:value="29256.2411189742" calcext:value-type="float">
            <text:p>29256</text:p>
          </table:table-cell>
          <table:table-cell table:style-name="ce26" office:value-type="float" office:value="8776.87233569226" calcext:value-type="float">
            <text:p>8776,87</text:p>
          </table:table-cell>
          <table:table-cell table:style-name="ce44" office:value-type="float" office:value="29109.9599133793" calcext:value-type="float">
            <text:p>29110</text:p>
          </table:table-cell>
          <table:table-cell table:style-name="ce26" office:value-type="float" office:value="8732.9879740138" calcext:value-type="float">
            <text:p>8732,99</text:p>
          </table:table-cell>
          <table:table-cell table:style-name="ce44" office:value-type="float" office:value="28964.4101138124" calcext:value-type="float">
            <text:p>28964</text:p>
          </table:table-cell>
          <table:table-cell table:style-name="ce26" office:value-type="float" office:value="8689.32303414372" calcext:value-type="float">
            <text:p>8689,32</text:p>
          </table:table-cell>
          <table:table-cell table:style-name="ce44" office:value-type="float" office:value="28819.5880632433" calcext:value-type="float">
            <text:p>28820</text:p>
          </table:table-cell>
          <table:table-cell table:style-name="ce58" office:value-type="float" office:value="8645.87641897301" calcext:value-type="float">
            <text:p>8645,88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Казанский</text:p>
          </table:table-cell>
          <table:table-cell table:style-name="ce25" office:value-type="float" office:value="22042" calcext:value-type="float">
            <text:p>22042</text:p>
          </table:table-cell>
          <table:table-cell table:style-name="ce25" table:formula="of:=[.B14]*0.3" office:value-type="float" office:value="6612.6" calcext:value-type="float">
            <text:p>6612,6</text:p>
          </table:table-cell>
          <table:table-cell table:style-name="ce43" table:formula="of:=[.B14]-[.B14]*0.3/100" office:value-type="float" office:value="21975.874" calcext:value-type="float">
            <text:p>21976</text:p>
          </table:table-cell>
          <table:table-cell table:style-name="ce25" table:formula="of:=[.D14]*0.3" office:value-type="float" office:value="6592.7622" calcext:value-type="float">
            <text:p>6592,76</text:p>
          </table:table-cell>
          <table:table-cell table:style-name="ce43" table:formula="of:=[.D14]-[.D14]*0.3/100" office:value-type="float" office:value="21909.946378" calcext:value-type="float">
            <text:p>21910</text:p>
          </table:table-cell>
          <table:table-cell table:style-name="ce25" table:formula="of:=[.F14]*0.3" office:value-type="float" office:value="6572.9839134" calcext:value-type="float">
            <text:p>6572,98</text:p>
          </table:table-cell>
          <table:table-cell table:style-name="ce43" table:formula="of:=[.F14]-[.F14]*0.3/100" office:value-type="float" office:value="21844.216538866" calcext:value-type="float">
            <text:p>21844</text:p>
          </table:table-cell>
          <table:table-cell table:style-name="ce25" table:formula="of:=[.H14]*0.3" office:value-type="float" office:value="6553.2649616598" calcext:value-type="float">
            <text:p>6553,26</text:p>
          </table:table-cell>
          <table:table-cell table:style-name="ce43" table:formula="of:=[.H14]-[.H14]*0.3/100" office:value-type="float" office:value="21778.6838892494" calcext:value-type="float">
            <text:p>21779</text:p>
          </table:table-cell>
          <table:table-cell table:style-name="ce49" table:formula="of:=[.J14]*0.3" office:value-type="float" office:value="6533.60516677482" calcext:value-type="float">
            <text:p>6533,61</text:p>
          </table:table-cell>
          <table:table-cell table:style-name="ce51"/>
          <table:table-cell table:style-name="ce19" office:value-type="string" calcext:value-type="string">
            <text:p>Казанский</text:p>
          </table:table-cell>
          <table:table-cell table:style-name="ce43" office:value-type="float" office:value="21713.3478375817" calcext:value-type="float">
            <text:p>21713</text:p>
          </table:table-cell>
          <table:table-cell table:style-name="ce25" office:value-type="float" office:value="6514.0043512745" calcext:value-type="float">
            <text:p>6514</text:p>
          </table:table-cell>
          <table:table-cell table:style-name="ce43" office:value-type="float" office:value="21648.2077940689" calcext:value-type="float">
            <text:p>21648</text:p>
          </table:table-cell>
          <table:table-cell table:style-name="ce26" office:value-type="float" office:value="6494.46233822067" calcext:value-type="float">
            <text:p>6494,46</text:p>
          </table:table-cell>
          <table:table-cell table:style-name="ce44" office:value-type="float" office:value="21583.2631706867" calcext:value-type="float">
            <text:p>21583</text:p>
          </table:table-cell>
          <table:table-cell table:style-name="ce26" office:value-type="float" office:value="6474.97895120601" calcext:value-type="float">
            <text:p>6474,98</text:p>
          </table:table-cell>
          <table:table-cell table:style-name="ce44" office:value-type="float" office:value="21518.5133811746" calcext:value-type="float">
            <text:p>21519</text:p>
          </table:table-cell>
          <table:table-cell table:style-name="ce26" office:value-type="float" office:value="6455.55401435239" calcext:value-type="float">
            <text:p>6455,55</text:p>
          </table:table-cell>
          <table:table-cell table:style-name="ce44" office:value-type="float" office:value="21453.9578410311" calcext:value-type="float">
            <text:p>21454</text:p>
          </table:table-cell>
          <table:table-cell table:style-name="ce26" office:value-type="float" office:value="6436.18735230934" calcext:value-type="float">
            <text:p>6436,19</text:p>
          </table:table-cell>
          <table:table-cell table:style-name="ce44" office:value-type="float" office:value="21389.595967508" calcext:value-type="float">
            <text:p>21390</text:p>
          </table:table-cell>
          <table:table-cell table:style-name="ce58" office:value-type="float" office:value="6416.87879025241" calcext:value-type="float">
            <text:p>6416,88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Нижнетавдинский</text:p>
          </table:table-cell>
          <table:table-cell table:style-name="ce25" office:value-type="float" office:value="23393" calcext:value-type="float">
            <text:p>23393</text:p>
          </table:table-cell>
          <table:table-cell table:style-name="ce25" table:formula="of:=[.B15]*0.3" office:value-type="float" office:value="7017.9" calcext:value-type="float">
            <text:p>7017,9</text:p>
          </table:table-cell>
          <table:table-cell table:style-name="ce43" table:formula="of:=[.B15]-[.B15]*0.05/100" office:value-type="float" office:value="23381.3035" calcext:value-type="float">
            <text:p>23381</text:p>
          </table:table-cell>
          <table:table-cell table:style-name="ce25" table:formula="of:=[.D15]*0.3" office:value-type="float" office:value="7014.39105" calcext:value-type="float">
            <text:p>7014,39</text:p>
          </table:table-cell>
          <table:table-cell table:style-name="ce43" table:formula="of:=[.D15]-[.D15]*0.05/100" office:value-type="float" office:value="23369.61284825" calcext:value-type="float">
            <text:p>23370</text:p>
          </table:table-cell>
          <table:table-cell table:style-name="ce25" table:formula="of:=[.F15]*0.3" office:value-type="float" office:value="7010.883854475" calcext:value-type="float">
            <text:p>7010,88</text:p>
          </table:table-cell>
          <table:table-cell table:style-name="ce43" table:formula="of:=[.F15]-[.F15]*0.05/100" office:value-type="float" office:value="23357.9280418259" calcext:value-type="float">
            <text:p>23358</text:p>
          </table:table-cell>
          <table:table-cell table:style-name="ce25" table:formula="of:=[.H15]*0.3" office:value-type="float" office:value="7007.37841254777" calcext:value-type="float">
            <text:p>7007,38</text:p>
          </table:table-cell>
          <table:table-cell table:style-name="ce43" table:formula="of:=[.H15]-[.H15]*0.05/100" office:value-type="float" office:value="23346.249077805" calcext:value-type="float">
            <text:p>23346</text:p>
          </table:table-cell>
          <table:table-cell table:style-name="ce49" table:formula="of:=[.J15]*0.3" office:value-type="float" office:value="7003.87472334149" calcext:value-type="float">
            <text:p>7003,87</text:p>
          </table:table-cell>
          <table:table-cell table:style-name="ce51"/>
          <table:table-cell table:style-name="ce19" office:value-type="string" calcext:value-type="string">
            <text:p>Нижнетавдинский</text:p>
          </table:table-cell>
          <table:table-cell table:style-name="ce43" office:value-type="float" office:value="23334.5759532661" calcext:value-type="float">
            <text:p>23335</text:p>
          </table:table-cell>
          <table:table-cell table:style-name="ce25" office:value-type="float" office:value="7000.37278597982" calcext:value-type="float">
            <text:p>7000,37</text:p>
          </table:table-cell>
          <table:table-cell table:style-name="ce43" office:value-type="float" office:value="23322.9086652894" calcext:value-type="float">
            <text:p>23323</text:p>
          </table:table-cell>
          <table:table-cell table:style-name="ce26" office:value-type="float" office:value="6996.87259958683" calcext:value-type="float">
            <text:p>6996,87</text:p>
          </table:table-cell>
          <table:table-cell table:style-name="ce44" office:value-type="float" office:value="23311.2472109568" calcext:value-type="float">
            <text:p>23311</text:p>
          </table:table-cell>
          <table:table-cell table:style-name="ce26" office:value-type="float" office:value="6993.37416328704" calcext:value-type="float">
            <text:p>6993,37</text:p>
          </table:table-cell>
          <table:table-cell table:style-name="ce44" office:value-type="float" office:value="23299.5915873513" calcext:value-type="float">
            <text:p>23300</text:p>
          </table:table-cell>
          <table:table-cell table:style-name="ce26" office:value-type="float" office:value="6989.87747620539" calcext:value-type="float">
            <text:p>6989,88</text:p>
          </table:table-cell>
          <table:table-cell table:style-name="ce44" office:value-type="float" office:value="23287.9417915576" calcext:value-type="float">
            <text:p>23288</text:p>
          </table:table-cell>
          <table:table-cell table:style-name="ce26" office:value-type="float" office:value="6986.38253746729" calcext:value-type="float">
            <text:p>6986,38</text:p>
          </table:table-cell>
          <table:table-cell table:style-name="ce44" office:value-type="float" office:value="23276.2978206618" calcext:value-type="float">
            <text:p>23276</text:p>
          </table:table-cell>
          <table:table-cell table:style-name="ce58" office:value-type="float" office:value="6982.88934619856" calcext:value-type="float">
            <text:p>6982,89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Омутинский</text:p>
          </table:table-cell>
          <table:table-cell table:style-name="ce25" office:value-type="float" office:value="18908" calcext:value-type="float">
            <text:p>18908</text:p>
          </table:table-cell>
          <table:table-cell table:style-name="ce25" table:formula="of:=[.B16]*0.3" office:value-type="float" office:value="5672.4" calcext:value-type="float">
            <text:p>5672,4</text:p>
          </table:table-cell>
          <table:table-cell table:style-name="ce43" table:formula="of:=[.B16]-[.B16]*0.6/100" office:value-type="float" office:value="18794.552" calcext:value-type="float">
            <text:p>18795</text:p>
          </table:table-cell>
          <table:table-cell table:style-name="ce25" table:formula="of:=[.D16]*0.3" office:value-type="float" office:value="5638.3656" calcext:value-type="float">
            <text:p>5638,37</text:p>
          </table:table-cell>
          <table:table-cell table:style-name="ce43" table:formula="of:=[.D16]-[.D16]*0.6/100" office:value-type="float" office:value="18681.784688" calcext:value-type="float">
            <text:p>18682</text:p>
          </table:table-cell>
          <table:table-cell table:style-name="ce25" table:formula="of:=[.F16]*0.3" office:value-type="float" office:value="5604.5354064" calcext:value-type="float">
            <text:p>5604,54</text:p>
          </table:table-cell>
          <table:table-cell table:style-name="ce43" table:formula="of:=[.F16]-[.F16]*0.6/100" office:value-type="float" office:value="18569.693979872" calcext:value-type="float">
            <text:p>18570</text:p>
          </table:table-cell>
          <table:table-cell table:style-name="ce25" table:formula="of:=[.H16]*0.3" office:value-type="float" office:value="5570.9081939616" calcext:value-type="float">
            <text:p>5570,91</text:p>
          </table:table-cell>
          <table:table-cell table:style-name="ce43" table:formula="of:=[.H16]-[.H16]*0.6/100" office:value-type="float" office:value="18458.2758159928" calcext:value-type="float">
            <text:p>18458</text:p>
          </table:table-cell>
          <table:table-cell table:style-name="ce49" table:formula="of:=[.J16]*0.3" office:value-type="float" office:value="5537.48274479783" calcext:value-type="float">
            <text:p>5537,48</text:p>
          </table:table-cell>
          <table:table-cell table:style-name="ce51"/>
          <table:table-cell table:style-name="ce19" office:value-type="string" calcext:value-type="string">
            <text:p>Омутинский</text:p>
          </table:table-cell>
          <table:table-cell table:style-name="ce43" office:value-type="float" office:value="18347.5261610968" calcext:value-type="float">
            <text:p>18348</text:p>
          </table:table-cell>
          <table:table-cell table:style-name="ce25" office:value-type="float" office:value="5504.25784832904" calcext:value-type="float">
            <text:p>5504,26</text:p>
          </table:table-cell>
          <table:table-cell table:style-name="ce43" office:value-type="float" office:value="18237.4410041302" calcext:value-type="float">
            <text:p>18237</text:p>
          </table:table-cell>
          <table:table-cell table:style-name="ce26" office:value-type="float" office:value="5471.23230123907" calcext:value-type="float">
            <text:p>5471,23</text:p>
          </table:table-cell>
          <table:table-cell table:style-name="ce44" office:value-type="float" office:value="18128.0163581055" calcext:value-type="float">
            <text:p>18128</text:p>
          </table:table-cell>
          <table:table-cell table:style-name="ce26" office:value-type="float" office:value="5438.40490743164" calcext:value-type="float">
            <text:p>5438,4</text:p>
          </table:table-cell>
          <table:table-cell table:style-name="ce44" office:value-type="float" office:value="18019.2482599568" calcext:value-type="float">
            <text:p>18019</text:p>
          </table:table-cell>
          <table:table-cell table:style-name="ce26" office:value-type="float" office:value="5405.77447798705" calcext:value-type="float">
            <text:p>5405,77</text:p>
          </table:table-cell>
          <table:table-cell table:style-name="ce44" office:value-type="float" office:value="17911.1327703971" calcext:value-type="float">
            <text:p>17911</text:p>
          </table:table-cell>
          <table:table-cell table:style-name="ce26" office:value-type="float" office:value="5373.33983111912" calcext:value-type="float">
            <text:p>5373,34</text:p>
          </table:table-cell>
          <table:table-cell table:style-name="ce44" office:value-type="float" office:value="17803.6659737747" calcext:value-type="float">
            <text:p>17804</text:p>
          </table:table-cell>
          <table:table-cell table:style-name="ce58" office:value-type="float" office:value="5341.09979213241" calcext:value-type="float">
            <text:p>5341,1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Сладковский</text:p>
          </table:table-cell>
          <table:table-cell table:style-name="ce25" office:value-type="float" office:value="11106" calcext:value-type="float">
            <text:p>11106</text:p>
          </table:table-cell>
          <table:table-cell table:style-name="ce25" table:formula="of:=[.B17]*0.3" office:value-type="float" office:value="3331.8" calcext:value-type="float">
            <text:p>3331,8</text:p>
          </table:table-cell>
          <table:table-cell table:style-name="ce43" table:formula="of:=[.B17]-[.B17]*1.6/100" office:value-type="float" office:value="10928.304" calcext:value-type="float">
            <text:p>10928</text:p>
          </table:table-cell>
          <table:table-cell table:style-name="ce25" table:formula="of:=[.D17]*0.3" office:value-type="float" office:value="3278.4912" calcext:value-type="float">
            <text:p>3278,49</text:p>
          </table:table-cell>
          <table:table-cell table:style-name="ce43" table:formula="of:=[.D17]-[.D17]*1.6/100" office:value-type="float" office:value="10753.451136" calcext:value-type="float">
            <text:p>10753</text:p>
          </table:table-cell>
          <table:table-cell table:style-name="ce25" table:formula="of:=[.F17]*0.3" office:value-type="float" office:value="3226.0353408" calcext:value-type="float">
            <text:p>3226,04</text:p>
          </table:table-cell>
          <table:table-cell table:style-name="ce43" table:formula="of:=[.F17]-[.F17]*1.6/100" office:value-type="float" office:value="10581.395917824" calcext:value-type="float">
            <text:p>10581</text:p>
          </table:table-cell>
          <table:table-cell table:style-name="ce25" table:formula="of:=[.H17]*0.3" office:value-type="float" office:value="3174.4187753472" calcext:value-type="float">
            <text:p>3174,42</text:p>
          </table:table-cell>
          <table:table-cell table:style-name="ce43" table:formula="of:=[.H17]-[.H17]*1.6/100" office:value-type="float" office:value="10412.0935831388" calcext:value-type="float">
            <text:p>10412</text:p>
          </table:table-cell>
          <table:table-cell table:style-name="ce49" table:formula="of:=[.J17]*0.3" office:value-type="float" office:value="3123.62807494164" calcext:value-type="float">
            <text:p>3123,63</text:p>
          </table:table-cell>
          <table:table-cell table:style-name="ce51"/>
          <table:table-cell table:style-name="ce19" office:value-type="string" calcext:value-type="string">
            <text:p>Сладковский</text:p>
          </table:table-cell>
          <table:table-cell table:style-name="ce43" office:value-type="float" office:value="10245.5000858086" calcext:value-type="float">
            <text:p>10246</text:p>
          </table:table-cell>
          <table:table-cell table:style-name="ce25" office:value-type="float" office:value="3073.65002574258" calcext:value-type="float">
            <text:p>3073,65</text:p>
          </table:table-cell>
          <table:table-cell table:style-name="ce43" office:value-type="float" office:value="10081.5720844357" calcext:value-type="float">
            <text:p>10082</text:p>
          </table:table-cell>
          <table:table-cell table:style-name="ce26" office:value-type="float" office:value="3024.4716253307" calcext:value-type="float">
            <text:p>3024,47</text:p>
          </table:table-cell>
          <table:table-cell table:style-name="ce44" office:value-type="float" office:value="9920.26693108469" calcext:value-type="float">
            <text:p>9920</text:p>
          </table:table-cell>
          <table:table-cell table:style-name="ce26" office:value-type="float" office:value="2976.08007932541" calcext:value-type="float">
            <text:p>2976,08</text:p>
          </table:table-cell>
          <table:table-cell table:style-name="ce44" office:value-type="float" office:value="9761.54266018733" calcext:value-type="float">
            <text:p>9762</text:p>
          </table:table-cell>
          <table:table-cell table:style-name="ce26" office:value-type="float" office:value="2928.4627980562" calcext:value-type="float">
            <text:p>2928,46</text:p>
          </table:table-cell>
          <table:table-cell table:style-name="ce44" office:value-type="float" office:value="9605.35797762434" calcext:value-type="float">
            <text:p>9605</text:p>
          </table:table-cell>
          <table:table-cell table:style-name="ce26" office:value-type="float" office:value="2881.6073932873" calcext:value-type="float">
            <text:p>2881,61</text:p>
          </table:table-cell>
          <table:table-cell table:style-name="ce44" office:value-type="float" office:value="9451.67224998235" calcext:value-type="float">
            <text:p>9452</text:p>
          </table:table-cell>
          <table:table-cell table:style-name="ce58" office:value-type="float" office:value="2835.5016749947" calcext:value-type="float">
            <text:p>2835,5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Сорокинкий</text:p>
          </table:table-cell>
          <table:table-cell table:style-name="ce26" office:value-type="float" office:value="10037" calcext:value-type="float">
            <text:p>10037</text:p>
          </table:table-cell>
          <table:table-cell table:style-name="ce25" table:formula="of:=[.B18]*0.3" office:value-type="float" office:value="3011.1" calcext:value-type="float">
            <text:p>3011,1</text:p>
          </table:table-cell>
          <table:table-cell table:style-name="ce44" table:formula="of:=[.B18]-[.B18]*0.2/100" office:value-type="float" office:value="10016.926" calcext:value-type="float">
            <text:p>10017</text:p>
          </table:table-cell>
          <table:table-cell table:style-name="ce25" table:formula="of:=[.D18]*0.3" office:value-type="float" office:value="3005.0778" calcext:value-type="float">
            <text:p>3005,08</text:p>
          </table:table-cell>
          <table:table-cell table:style-name="ce43" table:formula="of:=[.D18]-[.D18]*0.2/100" office:value-type="float" office:value="9996.892148" calcext:value-type="float">
            <text:p>9997</text:p>
          </table:table-cell>
          <table:table-cell table:style-name="ce25" table:formula="of:=[.F18]*0.3" office:value-type="float" office:value="2999.0676444" calcext:value-type="float">
            <text:p>2999,07</text:p>
          </table:table-cell>
          <table:table-cell table:style-name="ce43" table:formula="of:=[.F18]-[.F18]*0.2/100" office:value-type="float" office:value="9976.898363704" calcext:value-type="float">
            <text:p>9977</text:p>
          </table:table-cell>
          <table:table-cell table:style-name="ce25" table:formula="of:=[.H18]*0.3" office:value-type="float" office:value="2993.0695091112" calcext:value-type="float">
            <text:p>2993,07</text:p>
          </table:table-cell>
          <table:table-cell table:style-name="ce43" table:formula="of:=[.H18]-[.H18]*0.2/100" office:value-type="float" office:value="9956.94456697659" calcext:value-type="float">
            <text:p>9957</text:p>
          </table:table-cell>
          <table:table-cell table:style-name="ce49" table:formula="of:=[.J18]*0.3" office:value-type="float" office:value="2987.08337009298" calcext:value-type="float">
            <text:p>2987,08</text:p>
          </table:table-cell>
          <table:table-cell table:style-name="ce51"/>
          <table:table-cell table:style-name="ce20" office:value-type="string" calcext:value-type="string">
            <text:p>Сорокинкий</text:p>
          </table:table-cell>
          <table:table-cell table:style-name="ce43" office:value-type="float" office:value="9937.03067784264" calcext:value-type="float">
            <text:p>9937</text:p>
          </table:table-cell>
          <table:table-cell table:style-name="ce25" office:value-type="float" office:value="2981.10920335279" calcext:value-type="float">
            <text:p>2981,11</text:p>
          </table:table-cell>
          <table:table-cell table:style-name="ce43" office:value-type="float" office:value="9917.15661648695" calcext:value-type="float">
            <text:p>9917</text:p>
          </table:table-cell>
          <table:table-cell table:style-name="ce26" office:value-type="float" office:value="2975.14698494609" calcext:value-type="float">
            <text:p>2975,15</text:p>
          </table:table-cell>
          <table:table-cell table:style-name="ce44" office:value-type="float" office:value="9897.32230325398" calcext:value-type="float">
            <text:p>9897</text:p>
          </table:table-cell>
          <table:table-cell table:style-name="ce26" office:value-type="float" office:value="2969.19669097619" calcext:value-type="float">
            <text:p>2969,2</text:p>
          </table:table-cell>
          <table:table-cell table:style-name="ce44" office:value-type="float" office:value="9877.52765864747" calcext:value-type="float">
            <text:p>9878</text:p>
          </table:table-cell>
          <table:table-cell table:style-name="ce26" office:value-type="float" office:value="2963.25829759424" calcext:value-type="float">
            <text:p>2963,26</text:p>
          </table:table-cell>
          <table:table-cell table:style-name="ce44" office:value-type="float" office:value="9857.77260333018" calcext:value-type="float">
            <text:p>9858</text:p>
          </table:table-cell>
          <table:table-cell table:style-name="ce26" office:value-type="float" office:value="2957.33178099905" calcext:value-type="float">
            <text:p>2957,33</text:p>
          </table:table-cell>
          <table:table-cell table:style-name="ce44" office:value-type="float" office:value="9838.05705812352" calcext:value-type="float">
            <text:p>9838</text:p>
          </table:table-cell>
          <table:table-cell table:style-name="ce58" office:value-type="float" office:value="2951.41711743705" calcext:value-type="float">
            <text:p>2951,42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Тобольский</text:p>
          </table:table-cell>
          <table:table-cell table:style-name="ce26" office:value-type="float" office:value="21367" calcext:value-type="float">
            <text:p>21367</text:p>
          </table:table-cell>
          <table:table-cell table:style-name="ce25" table:formula="of:=[.B19]*0.3" office:value-type="float" office:value="6410.1" calcext:value-type="float">
            <text:p>6410,1</text:p>
          </table:table-cell>
          <table:table-cell table:style-name="ce44" table:formula="of:=[.B19]-[.B19]*0.5/100" office:value-type="float" office:value="21260.165" calcext:value-type="float">
            <text:p>21260</text:p>
          </table:table-cell>
          <table:table-cell table:style-name="ce25" table:formula="of:=[.D19]*0.3" office:value-type="float" office:value="6378.0495" calcext:value-type="float">
            <text:p>6378,05</text:p>
          </table:table-cell>
          <table:table-cell table:style-name="ce43" table:formula="of:=[.D19]-[.D19]*0.5/100" office:value-type="float" office:value="21153.864175" calcext:value-type="float">
            <text:p>21154</text:p>
          </table:table-cell>
          <table:table-cell table:style-name="ce25" table:formula="of:=[.F19]*0.3" office:value-type="float" office:value="6346.1592525" calcext:value-type="float">
            <text:p>6346,16</text:p>
          </table:table-cell>
          <table:table-cell table:style-name="ce43" table:formula="of:=[.F19]-[.F19]*0.5/100" office:value-type="float" office:value="21048.094854125" calcext:value-type="float">
            <text:p>21048</text:p>
          </table:table-cell>
          <table:table-cell table:style-name="ce25" table:formula="of:=[.H19]*0.3" office:value-type="float" office:value="6314.4284562375" calcext:value-type="float">
            <text:p>6314,43</text:p>
          </table:table-cell>
          <table:table-cell table:style-name="ce43" table:formula="of:=[.H19]-[.H19]*0.5/100" office:value-type="float" office:value="20942.8543798544" calcext:value-type="float">
            <text:p>20943</text:p>
          </table:table-cell>
          <table:table-cell table:style-name="ce49" table:formula="of:=[.J19]*0.3" office:value-type="float" office:value="6282.85631395632" calcext:value-type="float">
            <text:p>6282,86</text:p>
          </table:table-cell>
          <table:table-cell table:style-name="ce51"/>
          <table:table-cell table:style-name="ce20" office:value-type="string" calcext:value-type="string">
            <text:p>Тобольский</text:p>
          </table:table-cell>
          <table:table-cell table:style-name="ce43" office:value-type="float" office:value="20838.1401079551" calcext:value-type="float">
            <text:p>20838</text:p>
          </table:table-cell>
          <table:table-cell table:style-name="ce25" office:value-type="float" office:value="6251.44203238653" calcext:value-type="float">
            <text:p>6251,44</text:p>
          </table:table-cell>
          <table:table-cell table:style-name="ce43" office:value-type="float" office:value="20733.9494074153" calcext:value-type="float">
            <text:p>20734</text:p>
          </table:table-cell>
          <table:table-cell table:style-name="ce26" office:value-type="float" office:value="6220.1848222246" calcext:value-type="float">
            <text:p>6220,18</text:p>
          </table:table-cell>
          <table:table-cell table:style-name="ce44" office:value-type="float" office:value="20630.2796603783" calcext:value-type="float">
            <text:p>20630</text:p>
          </table:table-cell>
          <table:table-cell table:style-name="ce26" office:value-type="float" office:value="6189.08389811348" calcext:value-type="float">
            <text:p>6189,08</text:p>
          </table:table-cell>
          <table:table-cell table:style-name="ce44" office:value-type="float" office:value="20527.1282620764" calcext:value-type="float">
            <text:p>20527</text:p>
          </table:table-cell>
          <table:table-cell table:style-name="ce26" office:value-type="float" office:value="6158.13847862291" calcext:value-type="float">
            <text:p>6158,14</text:p>
          </table:table-cell>
          <table:table-cell table:style-name="ce44" office:value-type="float" office:value="20424.492620766" calcext:value-type="float">
            <text:p>20424</text:p>
          </table:table-cell>
          <table:table-cell table:style-name="ce26" office:value-type="float" office:value="6127.34778622979" calcext:value-type="float">
            <text:p>6127,35</text:p>
          </table:table-cell>
          <table:table-cell table:style-name="ce44" office:value-type="float" office:value="20322.3701576621" calcext:value-type="float">
            <text:p>20322</text:p>
          </table:table-cell>
          <table:table-cell table:style-name="ce58" office:value-type="float" office:value="6096.71104729865" calcext:value-type="float">
            <text:p>6096,71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Тюменский</text:p>
          </table:table-cell>
          <table:table-cell table:style-name="ce26" office:value-type="float" office:value="115838" calcext:value-type="float">
            <text:p>115838</text:p>
          </table:table-cell>
          <table:table-cell table:style-name="ce25" table:formula="of:=[.B20]*0.3" office:value-type="float" office:value="34751.4" calcext:value-type="float">
            <text:p>34751,4</text:p>
          </table:table-cell>
          <table:table-cell table:style-name="ce44" table:formula="of:=[.B20]+[.B20]*1.7/100" office:value-type="float" office:value="117807.246" calcext:value-type="float">
            <text:p>117807</text:p>
          </table:table-cell>
          <table:table-cell table:style-name="ce25" table:formula="of:=[.D20]*0.3" office:value-type="float" office:value="35342.1738" calcext:value-type="float">
            <text:p>35342,17</text:p>
          </table:table-cell>
          <table:table-cell table:style-name="ce43" table:formula="of:=[.D20]+[.D20]*1.7/100" office:value-type="float" office:value="119809.969182" calcext:value-type="float">
            <text:p>119810</text:p>
          </table:table-cell>
          <table:table-cell table:style-name="ce25" table:formula="of:=[.F20]*0.3" office:value-type="float" office:value="35942.9907546" calcext:value-type="float">
            <text:p>35942,99</text:p>
          </table:table-cell>
          <table:table-cell table:style-name="ce43" table:formula="of:=[.F20]+[.F20]*1.7/100" office:value-type="float" office:value="121846.738658094" calcext:value-type="float">
            <text:p>121847</text:p>
          </table:table-cell>
          <table:table-cell table:style-name="ce25" table:formula="of:=[.H20]*0.3" office:value-type="float" office:value="36554.0215974282" calcext:value-type="float">
            <text:p>36554,02</text:p>
          </table:table-cell>
          <table:table-cell table:style-name="ce43" table:formula="of:=[.H20]+[.H20]*1.7/100" office:value-type="float" office:value="123918.133215282" calcext:value-type="float">
            <text:p>123918</text:p>
          </table:table-cell>
          <table:table-cell table:style-name="ce49" table:formula="of:=[.J20]*0.3" office:value-type="float" office:value="37175.4399645845" calcext:value-type="float">
            <text:p>37175,44</text:p>
          </table:table-cell>
          <table:table-cell table:style-name="ce51"/>
          <table:table-cell table:style-name="ce20" office:value-type="string" calcext:value-type="string">
            <text:p>Тюменский</text:p>
          </table:table-cell>
          <table:table-cell table:style-name="ce43" office:value-type="float" office:value="126024.741479941" calcext:value-type="float">
            <text:p>126025</text:p>
          </table:table-cell>
          <table:table-cell table:style-name="ce25" office:value-type="float" office:value="37807.4224439824" calcext:value-type="float">
            <text:p>37807,42</text:p>
          </table:table-cell>
          <table:table-cell table:style-name="ce43" office:value-type="float" office:value="128167.1620851" calcext:value-type="float">
            <text:p>128167</text:p>
          </table:table-cell>
          <table:table-cell table:style-name="ce26" office:value-type="float" office:value="38450.1486255301" calcext:value-type="float">
            <text:p>38450,15</text:p>
          </table:table-cell>
          <table:table-cell table:style-name="ce44" office:value-type="float" office:value="130346.003840547" calcext:value-type="float">
            <text:p>130346</text:p>
          </table:table-cell>
          <table:table-cell table:style-name="ce26" office:value-type="float" office:value="39103.8011521641" calcext:value-type="float">
            <text:p>39103,8</text:p>
          </table:table-cell>
          <table:table-cell table:style-name="ce44" office:value-type="float" office:value="132561.885905836" calcext:value-type="float">
            <text:p>132562</text:p>
          </table:table-cell>
          <table:table-cell table:style-name="ce26" office:value-type="float" office:value="39768.5657717509" calcext:value-type="float">
            <text:p>39768,57</text:p>
          </table:table-cell>
          <table:table-cell table:style-name="ce44" office:value-type="float" office:value="134815.437966236" calcext:value-type="float">
            <text:p>134815</text:p>
          </table:table-cell>
          <table:table-cell table:style-name="ce26" office:value-type="float" office:value="40444.6313898707" calcext:value-type="float">
            <text:p>40444,63</text:p>
          </table:table-cell>
          <table:table-cell table:style-name="ce44" office:value-type="float" office:value="137107.300411662" calcext:value-type="float">
            <text:p>137107</text:p>
          </table:table-cell>
          <table:table-cell table:style-name="ce58" office:value-type="float" office:value="41132.1901234985" calcext:value-type="float">
            <text:p>41132,19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Уватский</text:p>
          </table:table-cell>
          <table:table-cell table:style-name="ce27" office:value-type="float" office:value="19258" calcext:value-type="float">
            <text:p>19258</text:p>
          </table:table-cell>
          <table:table-cell table:style-name="ce25" table:formula="of:=[.B21]*0.3" office:value-type="float" office:value="5777.4" calcext:value-type="float">
            <text:p>5777,4</text:p>
          </table:table-cell>
          <table:table-cell table:style-name="ce45" table:formula="of:=[.B21]-[.B21]*0.3/100" office:value-type="float" office:value="19200.226" calcext:value-type="float">
            <text:p>19200</text:p>
          </table:table-cell>
          <table:table-cell table:style-name="ce25" table:formula="of:=[.D21]*0.3" office:value-type="float" office:value="5760.0678" calcext:value-type="float">
            <text:p>5760,07</text:p>
          </table:table-cell>
          <table:table-cell table:style-name="ce43" table:formula="of:=[.D21]-[.D21]*0.3/100" office:value-type="float" office:value="19142.625322" calcext:value-type="float">
            <text:p>19143</text:p>
          </table:table-cell>
          <table:table-cell table:style-name="ce25" table:formula="of:=[.F21]*0.3" office:value-type="float" office:value="5742.7875966" calcext:value-type="float">
            <text:p>5742,79</text:p>
          </table:table-cell>
          <table:table-cell table:style-name="ce43" table:formula="of:=[.F21]-[.F21]*0.3/100" office:value-type="float" office:value="19085.197446034" calcext:value-type="float">
            <text:p>19085</text:p>
          </table:table-cell>
          <table:table-cell table:style-name="ce25" table:formula="of:=[.H21]*0.3" office:value-type="float" office:value="5725.5592338102" calcext:value-type="float">
            <text:p>5725,56</text:p>
          </table:table-cell>
          <table:table-cell table:style-name="ce43" table:formula="of:=[.H21]-[.H21]*0.3/100" office:value-type="float" office:value="19027.9418536959" calcext:value-type="float">
            <text:p>19028</text:p>
          </table:table-cell>
          <table:table-cell table:style-name="ce49" table:formula="of:=[.J21]*0.3" office:value-type="float" office:value="5708.38255610877" calcext:value-type="float">
            <text:p>5708,38</text:p>
          </table:table-cell>
          <table:table-cell table:style-name="ce51"/>
          <table:table-cell table:style-name="ce20" office:value-type="string" calcext:value-type="string">
            <text:p>Уватский</text:p>
          </table:table-cell>
          <table:table-cell table:style-name="ce43" office:value-type="float" office:value="18970.8580281348" calcext:value-type="float">
            <text:p>18971</text:p>
          </table:table-cell>
          <table:table-cell table:style-name="ce25" office:value-type="float" office:value="5691.25740844044" calcext:value-type="float">
            <text:p>5691,26</text:p>
          </table:table-cell>
          <table:table-cell table:style-name="ce43" office:value-type="float" office:value="18913.9454540504" calcext:value-type="float">
            <text:p>18914</text:p>
          </table:table-cell>
          <table:table-cell table:style-name="ce26" office:value-type="float" office:value="5674.18363621512" calcext:value-type="float">
            <text:p>5674,18</text:p>
          </table:table-cell>
          <table:table-cell table:style-name="ce44" office:value-type="float" office:value="18857.2036176883" calcext:value-type="float">
            <text:p>18857</text:p>
          </table:table-cell>
          <table:table-cell table:style-name="ce26" office:value-type="float" office:value="5657.16108530648" calcext:value-type="float">
            <text:p>5657,16</text:p>
          </table:table-cell>
          <table:table-cell table:style-name="ce44" office:value-type="float" office:value="18800.6320068352" calcext:value-type="float">
            <text:p>18801</text:p>
          </table:table-cell>
          <table:table-cell table:style-name="ce26" office:value-type="float" office:value="5640.18960205056" calcext:value-type="float">
            <text:p>5640,19</text:p>
          </table:table-cell>
          <table:table-cell table:style-name="ce44" office:value-type="float" office:value="18744.2301108147" calcext:value-type="float">
            <text:p>18744</text:p>
          </table:table-cell>
          <table:table-cell table:style-name="ce26" office:value-type="float" office:value="5623.26903324441" calcext:value-type="float">
            <text:p>5623,27</text:p>
          </table:table-cell>
          <table:table-cell table:style-name="ce44" office:value-type="float" office:value="18687.9974204822" calcext:value-type="float">
            <text:p>18688</text:p>
          </table:table-cell>
          <table:table-cell table:style-name="ce58" office:value-type="float" office:value="5606.39922614467" calcext:value-type="float">
            <text:p>5606,4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Упоровский</text:p>
          </table:table-cell>
          <table:table-cell table:style-name="ce26" office:value-type="float" office:value="20662" calcext:value-type="float">
            <text:p>20662</text:p>
          </table:table-cell>
          <table:table-cell table:style-name="ce25" table:formula="of:=[.B22]*0.3" office:value-type="float" office:value="6198.6" calcext:value-type="float">
            <text:p>6198,6</text:p>
          </table:table-cell>
          <table:table-cell table:style-name="ce44" table:formula="of:=[.B22]+[.B22]*0.3/100" office:value-type="float" office:value="20723.986" calcext:value-type="float">
            <text:p>20724</text:p>
          </table:table-cell>
          <table:table-cell table:style-name="ce25" table:formula="of:=[.D22]*0.3" office:value-type="float" office:value="6217.1958" calcext:value-type="float">
            <text:p>6217,2</text:p>
          </table:table-cell>
          <table:table-cell table:style-name="ce43" table:formula="of:=[.D22]+[.D22]*0.3/100" office:value-type="float" office:value="20786.157958" calcext:value-type="float">
            <text:p>20786</text:p>
          </table:table-cell>
          <table:table-cell table:style-name="ce25" table:formula="of:=[.F22]*0.3" office:value-type="float" office:value="6235.8473874" calcext:value-type="float">
            <text:p>6235,85</text:p>
          </table:table-cell>
          <table:table-cell table:style-name="ce43" table:formula="of:=[.F22]+[.F22]*0.3/100" office:value-type="float" office:value="20848.516431874" calcext:value-type="float">
            <text:p>20849</text:p>
          </table:table-cell>
          <table:table-cell table:style-name="ce25" table:formula="of:=[.H22]*0.3" office:value-type="float" office:value="6254.5549295622" calcext:value-type="float">
            <text:p>6254,55</text:p>
          </table:table-cell>
          <table:table-cell table:style-name="ce43" table:formula="of:=[.H22]+[.H22]*0.3/100" office:value-type="float" office:value="20911.0619811696" calcext:value-type="float">
            <text:p>20911</text:p>
          </table:table-cell>
          <table:table-cell table:style-name="ce49" table:formula="of:=[.J22]*0.3" office:value-type="float" office:value="6273.31859435089" calcext:value-type="float">
            <text:p>6273,32</text:p>
          </table:table-cell>
          <table:table-cell table:style-name="ce51"/>
          <table:table-cell table:style-name="ce20" office:value-type="string" calcext:value-type="string">
            <text:p>Упоровский</text:p>
          </table:table-cell>
          <table:table-cell table:style-name="ce43" office:value-type="float" office:value="20973.7951671131" calcext:value-type="float">
            <text:p>20974</text:p>
          </table:table-cell>
          <table:table-cell table:style-name="ce25" office:value-type="float" office:value="6292.13855013394" calcext:value-type="float">
            <text:p>6292,14</text:p>
          </table:table-cell>
          <table:table-cell table:style-name="ce43" office:value-type="float" office:value="21036.7165526145" calcext:value-type="float">
            <text:p>21037</text:p>
          </table:table-cell>
          <table:table-cell table:style-name="ce26" office:value-type="float" office:value="6311.01496578434" calcext:value-type="float">
            <text:p>6311,01</text:p>
          </table:table-cell>
          <table:table-cell table:style-name="ce44" office:value-type="float" office:value="21099.8267022723" calcext:value-type="float">
            <text:p>21100</text:p>
          </table:table-cell>
          <table:table-cell table:style-name="ce26" office:value-type="float" office:value="6329.94801068169" calcext:value-type="float">
            <text:p>6329,95</text:p>
          </table:table-cell>
          <table:table-cell table:style-name="ce44" office:value-type="float" office:value="21163.1261823791" calcext:value-type="float">
            <text:p>21163</text:p>
          </table:table-cell>
          <table:table-cell table:style-name="ce26" office:value-type="float" office:value="6348.93785471374" calcext:value-type="float">
            <text:p>6348,94</text:p>
          </table:table-cell>
          <table:table-cell table:style-name="ce44" office:value-type="float" office:value="21226.6155609263" calcext:value-type="float">
            <text:p>21227</text:p>
          </table:table-cell>
          <table:table-cell table:style-name="ce26" office:value-type="float" office:value="6367.98466827788" calcext:value-type="float">
            <text:p>6367,98</text:p>
          </table:table-cell>
          <table:table-cell table:style-name="ce44" office:value-type="float" office:value="21290.295407609" calcext:value-type="float">
            <text:p>21290</text:p>
          </table:table-cell>
          <table:table-cell table:style-name="ce58" office:value-type="float" office:value="6387.08862228271" calcext:value-type="float">
            <text:p>6387,09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Юргинский</text:p>
          </table:table-cell>
          <table:table-cell table:style-name="ce26" office:value-type="float" office:value="11786" calcext:value-type="float">
            <text:p>11786</text:p>
          </table:table-cell>
          <table:table-cell table:style-name="ce25" table:formula="of:=[.B23]*0.3" office:value-type="float" office:value="3535.8" calcext:value-type="float">
            <text:p>3535,8</text:p>
          </table:table-cell>
          <table:table-cell table:style-name="ce44" table:formula="of:=[.B23]-[.B23]*0.5/100" office:value-type="float" office:value="11727.07" calcext:value-type="float">
            <text:p>11727</text:p>
          </table:table-cell>
          <table:table-cell table:style-name="ce25" table:formula="of:=[.D23]*0.3" office:value-type="float" office:value="3518.121" calcext:value-type="float">
            <text:p>3518,12</text:p>
          </table:table-cell>
          <table:table-cell table:style-name="ce43" table:formula="of:=[.D23]-[.D23]*0.5/100" office:value-type="float" office:value="11668.43465" calcext:value-type="float">
            <text:p>11668</text:p>
          </table:table-cell>
          <table:table-cell table:style-name="ce25" table:formula="of:=[.F23]*0.3" office:value-type="float" office:value="3500.530395" calcext:value-type="float">
            <text:p>3500,53</text:p>
          </table:table-cell>
          <table:table-cell table:style-name="ce43" table:formula="of:=[.F23]-[.F23]*0.5/100" office:value-type="float" office:value="11610.09247675" calcext:value-type="float">
            <text:p>11610</text:p>
          </table:table-cell>
          <table:table-cell table:style-name="ce25" table:formula="of:=[.H23]*0.3" office:value-type="float" office:value="3483.027743025" calcext:value-type="float">
            <text:p>3483,03</text:p>
          </table:table-cell>
          <table:table-cell table:style-name="ce43" table:formula="of:=[.H23]-[.H23]*0.5/100" office:value-type="float" office:value="11552.0420143663" calcext:value-type="float">
            <text:p>11552</text:p>
          </table:table-cell>
          <table:table-cell table:style-name="ce49" table:formula="of:=[.J23]*0.3" office:value-type="float" office:value="3465.61260430988" calcext:value-type="float">
            <text:p>3465,61</text:p>
          </table:table-cell>
          <table:table-cell table:style-name="ce51"/>
          <table:table-cell table:style-name="ce20" office:value-type="string" calcext:value-type="string">
            <text:p>Юргинский</text:p>
          </table:table-cell>
          <table:table-cell table:style-name="ce43" office:value-type="float" office:value="11494.2818042944" calcext:value-type="float">
            <text:p>11494</text:p>
          </table:table-cell>
          <table:table-cell table:style-name="ce25" office:value-type="float" office:value="3448.28454128833" calcext:value-type="float">
            <text:p>3448,28</text:p>
          </table:table-cell>
          <table:table-cell table:style-name="ce43" office:value-type="float" office:value="11436.8103952729" calcext:value-type="float">
            <text:p>11437</text:p>
          </table:table-cell>
          <table:table-cell table:style-name="ce26" office:value-type="float" office:value="3431.04311858188" calcext:value-type="float">
            <text:p>3431,04</text:p>
          </table:table-cell>
          <table:table-cell table:style-name="ce44" office:value-type="float" office:value="11379.6263432966" calcext:value-type="float">
            <text:p>11380</text:p>
          </table:table-cell>
          <table:table-cell table:style-name="ce26" office:value-type="float" office:value="3413.88790298898" calcext:value-type="float">
            <text:p>3413,89</text:p>
          </table:table-cell>
          <table:table-cell table:style-name="ce44" office:value-type="float" office:value="11322.7282115801" calcext:value-type="float">
            <text:p>11323</text:p>
          </table:table-cell>
          <table:table-cell table:style-name="ce26" office:value-type="float" office:value="3396.81846347403" calcext:value-type="float">
            <text:p>3396,82</text:p>
          </table:table-cell>
          <table:table-cell table:style-name="ce44" office:value-type="float" office:value="11266.1145705222" calcext:value-type="float">
            <text:p>11266</text:p>
          </table:table-cell>
          <table:table-cell table:style-name="ce26" office:value-type="float" office:value="3379.83437115666" calcext:value-type="float">
            <text:p>3379,83</text:p>
          </table:table-cell>
          <table:table-cell table:style-name="ce44" office:value-type="float" office:value="11209.7839976696" calcext:value-type="float">
            <text:p>11210</text:p>
          </table:table-cell>
          <table:table-cell table:style-name="ce58" office:value-type="float" office:value="3362.93519930088" calcext:value-type="float">
            <text:p>3362,94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Ялуторовский</text:p>
          </table:table-cell>
          <table:table-cell table:style-name="ce26" office:value-type="float" office:value="14461" calcext:value-type="float">
            <text:p>14461</text:p>
          </table:table-cell>
          <table:table-cell table:style-name="ce25" table:formula="of:=[.B24]*0.3" office:value-type="float" office:value="4338.3" calcext:value-type="float">
            <text:p>4338,3</text:p>
          </table:table-cell>
          <table:table-cell table:style-name="ce44" table:formula="of:=[.B24]+[.B24]*0.3/100" office:value-type="float" office:value="14504.383" calcext:value-type="float">
            <text:p>14504</text:p>
          </table:table-cell>
          <table:table-cell table:style-name="ce25" table:formula="of:=[.D24]*0.3" office:value-type="float" office:value="4351.3149" calcext:value-type="float">
            <text:p>4351,31</text:p>
          </table:table-cell>
          <table:table-cell table:style-name="ce43" table:formula="of:=[.D24]+[.D24]*0.3/100" office:value-type="float" office:value="14547.896149" calcext:value-type="float">
            <text:p>14548</text:p>
          </table:table-cell>
          <table:table-cell table:style-name="ce25" table:formula="of:=[.F24]*0.3" office:value-type="float" office:value="4364.3688447" calcext:value-type="float">
            <text:p>4364,37</text:p>
          </table:table-cell>
          <table:table-cell table:style-name="ce43" table:formula="of:=[.F24]+[.F24]*0.3/100" office:value-type="float" office:value="14591.539837447" calcext:value-type="float">
            <text:p>14592</text:p>
          </table:table-cell>
          <table:table-cell table:style-name="ce25" table:formula="of:=[.H24]*0.3" office:value-type="float" office:value="4377.4619512341" calcext:value-type="float">
            <text:p>4377,46</text:p>
          </table:table-cell>
          <table:table-cell table:style-name="ce43" table:formula="of:=[.H24]+[.H24]*0.3/100" office:value-type="float" office:value="14635.3144569593" calcext:value-type="float">
            <text:p>14635</text:p>
          </table:table-cell>
          <table:table-cell table:style-name="ce49" table:formula="of:=[.J24]*0.3" office:value-type="float" office:value="4390.5943370878" calcext:value-type="float">
            <text:p>4390,59</text:p>
          </table:table-cell>
          <table:table-cell table:style-name="ce51"/>
          <table:table-cell table:style-name="ce20" office:value-type="string" calcext:value-type="string">
            <text:p>Ялуторовский</text:p>
          </table:table-cell>
          <table:table-cell table:style-name="ce43" office:value-type="float" office:value="14679.2204003302" calcext:value-type="float">
            <text:p>14679</text:p>
          </table:table-cell>
          <table:table-cell table:style-name="ce25" office:value-type="float" office:value="4403.76612009907" calcext:value-type="float">
            <text:p>4403,77</text:p>
          </table:table-cell>
          <table:table-cell table:style-name="ce43" office:value-type="float" office:value="14723.2580615312" calcext:value-type="float">
            <text:p>14723</text:p>
          </table:table-cell>
          <table:table-cell table:style-name="ce26" office:value-type="float" office:value="4416.97741845936" calcext:value-type="float">
            <text:p>4416,98</text:p>
          </table:table-cell>
          <table:table-cell table:style-name="ce44" office:value-type="float" office:value="14767.4278357158" calcext:value-type="float">
            <text:p>14767</text:p>
          </table:table-cell>
          <table:table-cell table:style-name="ce26" office:value-type="float" office:value="4430.22835071474" calcext:value-type="float">
            <text:p>4430,23</text:p>
          </table:table-cell>
          <table:table-cell table:style-name="ce44" office:value-type="float" office:value="14811.730119223" calcext:value-type="float">
            <text:p>14812</text:p>
          </table:table-cell>
          <table:table-cell table:style-name="ce26" office:value-type="float" office:value="4443.51903576689" calcext:value-type="float">
            <text:p>4443,52</text:p>
          </table:table-cell>
          <table:table-cell table:style-name="ce44" office:value-type="float" office:value="14856.1653095806" calcext:value-type="float">
            <text:p>14856</text:p>
          </table:table-cell>
          <table:table-cell table:style-name="ce26" office:value-type="float" office:value="4456.84959287419" calcext:value-type="float">
            <text:p>4456,85</text:p>
          </table:table-cell>
          <table:table-cell table:style-name="ce44" office:value-type="float" office:value="14900.7338055094" calcext:value-type="float">
            <text:p>14901</text:p>
          </table:table-cell>
          <table:table-cell table:style-name="ce58" office:value-type="float" office:value="4470.22014165281" calcext:value-type="float">
            <text:p>4470,22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Ярковский</text:p>
          </table:table-cell>
          <table:table-cell table:style-name="ce26" office:value-type="float" office:value="22937" calcext:value-type="float">
            <text:p>22937</text:p>
          </table:table-cell>
          <table:table-cell table:style-name="ce25" table:formula="of:=[.B25]*0.3" office:value-type="float" office:value="6881.1" calcext:value-type="float">
            <text:p>6881,1</text:p>
          </table:table-cell>
          <table:table-cell table:style-name="ce44" table:formula="of:=[.B25]+[.B25]*0.3/100" office:value-type="float" office:value="23005.811" calcext:value-type="float">
            <text:p>23006</text:p>
          </table:table-cell>
          <table:table-cell table:style-name="ce25" table:formula="of:=[.D25]*0.3" office:value-type="float" office:value="6901.7433" calcext:value-type="float">
            <text:p>6901,74</text:p>
          </table:table-cell>
          <table:table-cell table:style-name="ce43" table:formula="of:=[.D25]+[.D25]*0.3/100" office:value-type="float" office:value="23074.828433" calcext:value-type="float">
            <text:p>23075</text:p>
          </table:table-cell>
          <table:table-cell table:style-name="ce25" table:formula="of:=[.F25]*0.3" office:value-type="float" office:value="6922.4485299" calcext:value-type="float">
            <text:p>6922,45</text:p>
          </table:table-cell>
          <table:table-cell table:style-name="ce43" table:formula="of:=[.F25]+[.F25]*0.3/100" office:value-type="float" office:value="23144.052918299" calcext:value-type="float">
            <text:p>23144</text:p>
          </table:table-cell>
          <table:table-cell table:style-name="ce25" table:formula="of:=[.H25]*0.3" office:value-type="float" office:value="6943.2158754897" calcext:value-type="float">
            <text:p>6943,22</text:p>
          </table:table-cell>
          <table:table-cell table:style-name="ce43" table:formula="of:=[.H25]+[.H25]*0.3/100" office:value-type="float" office:value="23213.4850770539" calcext:value-type="float">
            <text:p>23213</text:p>
          </table:table-cell>
          <table:table-cell table:style-name="ce49" table:formula="of:=[.J25]*0.3" office:value-type="float" office:value="6964.04552311617" calcext:value-type="float">
            <text:p>6964,05</text:p>
          </table:table-cell>
          <table:table-cell table:style-name="ce51"/>
          <table:table-cell table:style-name="ce20" office:value-type="string" calcext:value-type="string">
            <text:p>Ярковский</text:p>
          </table:table-cell>
          <table:table-cell table:style-name="ce43" office:value-type="float" office:value="23283.1255322851" calcext:value-type="float">
            <text:p>23283</text:p>
          </table:table-cell>
          <table:table-cell table:style-name="ce25" office:value-type="float" office:value="6984.93765968552" calcext:value-type="float">
            <text:p>6984,94</text:p>
          </table:table-cell>
          <table:table-cell table:style-name="ce43" office:value-type="float" office:value="23352.9749088819" calcext:value-type="float">
            <text:p>23353</text:p>
          </table:table-cell>
          <table:table-cell table:style-name="ce26" office:value-type="float" office:value="7005.89247266458" calcext:value-type="float">
            <text:p>7005,89</text:p>
          </table:table-cell>
          <table:table-cell table:style-name="ce44" office:value-type="float" office:value="23423.0338336086" calcext:value-type="float">
            <text:p>23423</text:p>
          </table:table-cell>
          <table:table-cell table:style-name="ce26" office:value-type="float" office:value="7026.91015008257" calcext:value-type="float">
            <text:p>7026,91</text:p>
          </table:table-cell>
          <table:table-cell table:style-name="ce44" office:value-type="float" office:value="23493.3029351094" calcext:value-type="float">
            <text:p>23493</text:p>
          </table:table-cell>
          <table:table-cell table:style-name="ce26" office:value-type="float" office:value="7047.99088053282" calcext:value-type="float">
            <text:p>7047,99</text:p>
          </table:table-cell>
          <table:table-cell table:style-name="ce44" office:value-type="float" office:value="23563.7828439147" calcext:value-type="float">
            <text:p>23564</text:p>
          </table:table-cell>
          <table:table-cell table:style-name="ce26" office:value-type="float" office:value="7069.13485317442" calcext:value-type="float">
            <text:p>7069,13</text:p>
          </table:table-cell>
          <table:table-cell table:style-name="ce44" office:value-type="float" office:value="23634.4741924465" calcext:value-type="float">
            <text:p>23634</text:p>
          </table:table-cell>
          <table:table-cell table:style-name="ce58" office:value-type="float" office:value="7090.34225773394" calcext:value-type="float">
            <text:p>7090,34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г. Тюмень</text:p>
          </table:table-cell>
          <table:table-cell table:style-name="ce26" office:value-type="float" office:value="697037" calcext:value-type="float">
            <text:p>697037</text:p>
          </table:table-cell>
          <table:table-cell table:style-name="ce25" table:formula="of:=[.B26]*0.3" office:value-type="float" office:value="209111.1" calcext:value-type="float">
            <text:p>209111,1</text:p>
          </table:table-cell>
          <table:table-cell table:style-name="ce44" table:formula="of:=[.B26]+[.B26]*2.8/100" office:value-type="float" office:value="716554.036" calcext:value-type="float">
            <text:p>716554</text:p>
          </table:table-cell>
          <table:table-cell table:style-name="ce25" table:formula="of:=[.D26]*0.3" office:value-type="float" office:value="214966.2108" calcext:value-type="float">
            <text:p>214966,21</text:p>
          </table:table-cell>
          <table:table-cell table:style-name="ce43" table:formula="of:=[.D26]+[.D26]*2.8/100" office:value-type="float" office:value="736617.549008" calcext:value-type="float">
            <text:p>736618</text:p>
          </table:table-cell>
          <table:table-cell table:style-name="ce25" table:formula="of:=[.F26]*0.3" office:value-type="float" office:value="220985.2647024" calcext:value-type="float">
            <text:p>220985,26</text:p>
          </table:table-cell>
          <table:table-cell table:style-name="ce43" table:formula="of:=[.F26]+[.F26]*2.8/100" office:value-type="float" office:value="757242.840380224" calcext:value-type="float">
            <text:p>757243</text:p>
          </table:table-cell>
          <table:table-cell table:style-name="ce25" table:formula="of:=[.H26]*0.3" office:value-type="float" office:value="227172.852114067" calcext:value-type="float">
            <text:p>227172,85</text:p>
          </table:table-cell>
          <table:table-cell table:style-name="ce43" table:formula="of:=[.H26]+[.H26]*2.8/100" office:value-type="float" office:value="778445.63991087" calcext:value-type="float">
            <text:p>778446</text:p>
          </table:table-cell>
          <table:table-cell table:style-name="ce49" table:formula="of:=[.J26]*0.3" office:value-type="float" office:value="233533.691973261" calcext:value-type="float">
            <text:p>233533,69</text:p>
          </table:table-cell>
          <table:table-cell table:style-name="ce51"/>
          <table:table-cell table:style-name="ce20" office:value-type="string" calcext:value-type="string">
            <text:p>г. Тюмень</text:p>
          </table:table-cell>
          <table:table-cell table:style-name="ce43" office:value-type="float" office:value="800242.117828375" calcext:value-type="float">
            <text:p>800242</text:p>
          </table:table-cell>
          <table:table-cell table:style-name="ce25" office:value-type="float" office:value="240072.635348512" calcext:value-type="float">
            <text:p>240072,64</text:p>
          </table:table-cell>
          <table:table-cell table:style-name="ce43" office:value-type="float" office:value="822648.897127569" calcext:value-type="float">
            <text:p>822649</text:p>
          </table:table-cell>
          <table:table-cell table:style-name="ce26" office:value-type="float" office:value="246794.669138271" calcext:value-type="float">
            <text:p>246794,67</text:p>
          </table:table-cell>
          <table:table-cell table:style-name="ce44" office:value-type="float" office:value="845683.066247141" calcext:value-type="float">
            <text:p>845683</text:p>
          </table:table-cell>
          <table:table-cell table:style-name="ce26" office:value-type="float" office:value="253704.919874142" calcext:value-type="float">
            <text:p>253704,92</text:p>
          </table:table-cell>
          <table:table-cell table:style-name="ce44" office:value-type="float" office:value="869362.192102061" calcext:value-type="float">
            <text:p>869362</text:p>
          </table:table-cell>
          <table:table-cell table:style-name="ce26" office:value-type="float" office:value="260808.657630618" calcext:value-type="float">
            <text:p>260808,66</text:p>
          </table:table-cell>
          <table:table-cell table:style-name="ce44" office:value-type="float" office:value="893704.333480919" calcext:value-type="float">
            <text:p>893704</text:p>
          </table:table-cell>
          <table:table-cell table:style-name="ce26" office:value-type="float" office:value="268111.300044276" calcext:value-type="float">
            <text:p>268111,3</text:p>
          </table:table-cell>
          <table:table-cell table:style-name="ce44" office:value-type="float" office:value="918728.054818384" calcext:value-type="float">
            <text:p>918728</text:p>
          </table:table-cell>
          <table:table-cell table:style-name="ce58" office:value-type="float" office:value="275618.416445515" calcext:value-type="float">
            <text:p>275618,42</text:p>
          </table:table-cell>
          <table:table-cell table:style-name="ce55"/>
        </table:table-row>
        <table:table-row table:style-name="ro14">
          <table:table-cell table:style-name="ce19" office:value-type="string" calcext:value-type="string">
            <text:p>Заводоуковский ГО</text:p>
          </table:table-cell>
          <table:table-cell table:style-name="ce25" office:value-type="float" office:value="46378" calcext:value-type="float">
            <text:p>46378</text:p>
          </table:table-cell>
          <table:table-cell table:style-name="ce25" table:formula="of:=[.B27]*0.3" office:value-type="float" office:value="13913.4" calcext:value-type="float">
            <text:p>13913,4</text:p>
          </table:table-cell>
          <table:table-cell table:style-name="ce44" table:formula="of:=[.B27]+[.B27]*0.3/100" office:value-type="float" office:value="46517.134" calcext:value-type="float">
            <text:p>46517</text:p>
          </table:table-cell>
          <table:table-cell table:style-name="ce25" table:formula="of:=[.D27]*0.3" office:value-type="float" office:value="13955.1402" calcext:value-type="float">
            <text:p>13955,14</text:p>
          </table:table-cell>
          <table:table-cell table:style-name="ce43" table:formula="of:=[.D27]+[.D27]*0.3/100" office:value-type="float" office:value="46656.685402" calcext:value-type="float">
            <text:p>46657</text:p>
          </table:table-cell>
          <table:table-cell table:style-name="ce25" table:formula="of:=[.F27]*0.3" office:value-type="float" office:value="13997.0056206" calcext:value-type="float">
            <text:p>13997,01</text:p>
          </table:table-cell>
          <table:table-cell table:style-name="ce43" table:formula="of:=[.F27]+[.F27]*0.3/100" office:value-type="float" office:value="46796.655458206" calcext:value-type="float">
            <text:p>46797</text:p>
          </table:table-cell>
          <table:table-cell table:style-name="ce25" table:formula="of:=[.H27]*0.3" office:value-type="float" office:value="14038.9966374618" calcext:value-type="float">
            <text:p>14039</text:p>
          </table:table-cell>
          <table:table-cell table:style-name="ce43" table:formula="of:=[.H27]+[.H27]*0.3/100" office:value-type="float" office:value="46937.0454245806" calcext:value-type="float">
            <text:p>46937</text:p>
          </table:table-cell>
          <table:table-cell table:style-name="ce49" table:formula="of:=[.J27]*0.3" office:value-type="float" office:value="14081.1136273742" calcext:value-type="float">
            <text:p>14081,11</text:p>
          </table:table-cell>
          <table:table-cell table:style-name="ce51"/>
          <table:table-cell table:style-name="ce19" office:value-type="string" calcext:value-type="string">
            <text:p>Заводоуковский ГО</text:p>
          </table:table-cell>
          <table:table-cell table:style-name="ce43" office:value-type="float" office:value="47077.8565608544" calcext:value-type="float">
            <text:p>47078</text:p>
          </table:table-cell>
          <table:table-cell table:style-name="ce25" office:value-type="float" office:value="14123.3569682563" calcext:value-type="float">
            <text:p>14123,36</text:p>
          </table:table-cell>
          <table:table-cell table:style-name="ce43" office:value-type="float" office:value="47219.0901305369" calcext:value-type="float">
            <text:p>47219</text:p>
          </table:table-cell>
          <table:table-cell table:style-name="ce26" office:value-type="float" office:value="14165.7270391611" calcext:value-type="float">
            <text:p>14165,73</text:p>
          </table:table-cell>
          <table:table-cell table:style-name="ce44" office:value-type="float" office:value="47360.7474009285" calcext:value-type="float">
            <text:p>47361</text:p>
          </table:table-cell>
          <table:table-cell table:style-name="ce26" office:value-type="float" office:value="14208.2242202786" calcext:value-type="float">
            <text:p>14208,22</text:p>
          </table:table-cell>
          <table:table-cell table:style-name="ce44" office:value-type="float" office:value="47502.8296431313" calcext:value-type="float">
            <text:p>47503</text:p>
          </table:table-cell>
          <table:table-cell table:style-name="ce26" office:value-type="float" office:value="14250.8488929394" calcext:value-type="float">
            <text:p>14250,85</text:p>
          </table:table-cell>
          <table:table-cell table:style-name="ce44" office:value-type="float" office:value="47645.3381320607" calcext:value-type="float">
            <text:p>47645</text:p>
          </table:table-cell>
          <table:table-cell table:style-name="ce26" office:value-type="float" office:value="14293.6014396182" calcext:value-type="float">
            <text:p>14293,6</text:p>
          </table:table-cell>
          <table:table-cell table:style-name="ce44" office:value-type="float" office:value="47788.2741464569" calcext:value-type="float">
            <text:p>47788</text:p>
          </table:table-cell>
          <table:table-cell table:style-name="ce58" office:value-type="float" office:value="14336.4822439371" calcext:value-type="float">
            <text:p>14336,48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г. Ишим</text:p>
          </table:table-cell>
          <table:table-cell table:style-name="ce26" office:value-type="float" office:value="65400" calcext:value-type="float">
            <text:p>65400</text:p>
          </table:table-cell>
          <table:table-cell table:style-name="ce25" table:formula="of:=[.B28]*0.3" office:value-type="float" office:value="19620" calcext:value-type="float">
            <text:p>19620</text:p>
          </table:table-cell>
          <table:table-cell table:style-name="ce44" table:formula="of:=[.B28]+[.B28]*0.2/100" office:value-type="float" office:value="65530.8" calcext:value-type="float">
            <text:p>65531</text:p>
          </table:table-cell>
          <table:table-cell table:style-name="ce25" table:formula="of:=[.D28]*0.3" office:value-type="float" office:value="19659.24" calcext:value-type="float">
            <text:p>19659,24</text:p>
          </table:table-cell>
          <table:table-cell table:style-name="ce43" table:formula="of:=[.D28]+[.D28]*0.2/100" office:value-type="float" office:value="65661.8616" calcext:value-type="float">
            <text:p>65662</text:p>
          </table:table-cell>
          <table:table-cell table:style-name="ce25" table:formula="of:=[.F28]*0.3" office:value-type="float" office:value="19698.55848" calcext:value-type="float">
            <text:p>19698,56</text:p>
          </table:table-cell>
          <table:table-cell table:style-name="ce43" table:formula="of:=[.F28]+[.F28]*0.2/100" office:value-type="float" office:value="65793.1853232" calcext:value-type="float">
            <text:p>65793</text:p>
          </table:table-cell>
          <table:table-cell table:style-name="ce25" table:formula="of:=[.H28]*0.3" office:value-type="float" office:value="19737.95559696" calcext:value-type="float">
            <text:p>19737,96</text:p>
          </table:table-cell>
          <table:table-cell table:style-name="ce43" table:formula="of:=[.H28]+[.H28]*0.2/100" office:value-type="float" office:value="65924.7716938464" calcext:value-type="float">
            <text:p>65925</text:p>
          </table:table-cell>
          <table:table-cell table:style-name="ce49" table:formula="of:=[.J28]*0.3" office:value-type="float" office:value="19777.4315081539" calcext:value-type="float">
            <text:p>19777,43</text:p>
          </table:table-cell>
          <table:table-cell table:style-name="ce51"/>
          <table:table-cell table:style-name="ce20" office:value-type="string" calcext:value-type="string">
            <text:p>г. Ишим</text:p>
          </table:table-cell>
          <table:table-cell table:style-name="ce43" office:value-type="float" office:value="66056.6212372341" calcext:value-type="float">
            <text:p>66057</text:p>
          </table:table-cell>
          <table:table-cell table:style-name="ce25" office:value-type="float" office:value="19816.9863711702" calcext:value-type="float">
            <text:p>19816,99</text:p>
          </table:table-cell>
          <table:table-cell table:style-name="ce43" office:value-type="float" office:value="65924.5079947596" calcext:value-type="float">
            <text:p>65925</text:p>
          </table:table-cell>
          <table:table-cell table:style-name="ce26" office:value-type="float" office:value="19777.3523984279" calcext:value-type="float">
            <text:p>19777,35</text:p>
          </table:table-cell>
          <table:table-cell table:style-name="ce44" office:value-type="float" office:value="66056.3570107491" calcext:value-type="float">
            <text:p>66056</text:p>
          </table:table-cell>
          <table:table-cell table:style-name="ce26" office:value-type="float" office:value="19816.9071032247" calcext:value-type="float">
            <text:p>19816,91</text:p>
          </table:table-cell>
          <table:table-cell table:style-name="ce44" office:value-type="float" office:value="66188.4697247706" calcext:value-type="float">
            <text:p>66188</text:p>
          </table:table-cell>
          <table:table-cell table:style-name="ce26" office:value-type="float" office:value="19856.5409174312" calcext:value-type="float">
            <text:p>19856,54</text:p>
          </table:table-cell>
          <table:table-cell table:style-name="ce44" office:value-type="float" office:value="66320.8466642202" calcext:value-type="float">
            <text:p>66321</text:p>
          </table:table-cell>
          <table:table-cell table:style-name="ce26" office:value-type="float" office:value="19896.2539992661" calcext:value-type="float">
            <text:p>19896,25</text:p>
          </table:table-cell>
          <table:table-cell table:style-name="ce44" office:value-type="float" office:value="66453.4883575486" calcext:value-type="float">
            <text:p>66453</text:p>
          </table:table-cell>
          <table:table-cell table:style-name="ce58" office:value-type="float" office:value="19936.0465072646" calcext:value-type="float">
            <text:p>19936,05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г. Тобольск</text:p>
          </table:table-cell>
          <table:table-cell table:style-name="ce26" office:value-type="float" office:value="101781" calcext:value-type="float">
            <text:p>101781</text:p>
          </table:table-cell>
          <table:table-cell table:style-name="ce25" table:formula="of:=[.B29]*0.3" office:value-type="float" office:value="30534.3" calcext:value-type="float">
            <text:p>30534,3</text:p>
          </table:table-cell>
          <table:table-cell table:style-name="ce44" table:formula="of:=[.B29]-[.B29]*0.005/100" office:value-type="float" office:value="101775.91095" calcext:value-type="float">
            <text:p>101776</text:p>
          </table:table-cell>
          <table:table-cell table:style-name="ce25" table:formula="of:=[.D29]*0.3" office:value-type="float" office:value="30532.773285" calcext:value-type="float">
            <text:p>30532,77</text:p>
          </table:table-cell>
          <table:table-cell table:style-name="ce43" table:formula="of:=[.D29]-[.D29]*0.005/100" office:value-type="float" office:value="101770.822154453" calcext:value-type="float">
            <text:p>101771</text:p>
          </table:table-cell>
          <table:table-cell table:style-name="ce25" table:formula="of:=[.F29]*0.3" office:value-type="float" office:value="30531.2466463358" calcext:value-type="float">
            <text:p>30531,25</text:p>
          </table:table-cell>
          <table:table-cell table:style-name="ce43" table:formula="of:=[.F29]-[.F29]*0.005/100" office:value-type="float" office:value="101765.733613345" calcext:value-type="float">
            <text:p>101766</text:p>
          </table:table-cell>
          <table:table-cell table:style-name="ce25" table:formula="of:=[.H29]*0.3" office:value-type="float" office:value="30529.7200840034" calcext:value-type="float">
            <text:p>30529,72</text:p>
          </table:table-cell>
          <table:table-cell table:style-name="ce43" table:formula="of:=[.H29]-[.H29]*0.005/100" office:value-type="float" office:value="101760.645326664" calcext:value-type="float">
            <text:p>101761</text:p>
          </table:table-cell>
          <table:table-cell table:style-name="ce49" table:formula="of:=[.J29]*0.3" office:value-type="float" office:value="30528.1935979992" calcext:value-type="float">
            <text:p>30528,19</text:p>
          </table:table-cell>
          <table:table-cell table:style-name="ce51"/>
          <table:table-cell table:style-name="ce20" office:value-type="string" calcext:value-type="string">
            <text:p>г. Тобольск</text:p>
          </table:table-cell>
          <table:table-cell table:style-name="ce43" office:value-type="float" office:value="101755.557294398" calcext:value-type="float">
            <text:p>101756</text:p>
          </table:table-cell>
          <table:table-cell table:style-name="ce25" office:value-type="float" office:value="30526.6671883193" calcext:value-type="float">
            <text:p>30526,67</text:p>
          </table:table-cell>
          <table:table-cell table:style-name="ce43" office:value-type="float" office:value="101750.469516533" calcext:value-type="float">
            <text:p>101750</text:p>
          </table:table-cell>
          <table:table-cell table:style-name="ce26" office:value-type="float" office:value="30525.1408549599" calcext:value-type="float">
            <text:p>30525,14</text:p>
          </table:table-cell>
          <table:table-cell table:style-name="ce44" office:value-type="float" office:value="101745.381993057" calcext:value-type="float">
            <text:p>101745</text:p>
          </table:table-cell>
          <table:table-cell table:style-name="ce26" office:value-type="float" office:value="30523.6145979172" calcext:value-type="float">
            <text:p>30523,61</text:p>
          </table:table-cell>
          <table:table-cell table:style-name="ce44" office:value-type="float" office:value="101740.294723958" calcext:value-type="float">
            <text:p>101740</text:p>
          </table:table-cell>
          <table:table-cell table:style-name="ce26" office:value-type="float" office:value="30522.0884171873" calcext:value-type="float">
            <text:p>30522,09</text:p>
          </table:table-cell>
          <table:table-cell table:style-name="ce44" office:value-type="float" office:value="101735.207709221" calcext:value-type="float">
            <text:p>101735</text:p>
          </table:table-cell>
          <table:table-cell table:style-name="ce26" office:value-type="float" office:value="30520.5623127664" calcext:value-type="float">
            <text:p>30520,56</text:p>
          </table:table-cell>
          <table:table-cell table:style-name="ce44" office:value-type="float" office:value="101730.120948836" calcext:value-type="float">
            <text:p>101730</text:p>
          </table:table-cell>
          <table:table-cell table:style-name="ce58" office:value-type="float" office:value="30519.0362846508" calcext:value-type="float">
            <text:p>30519,04</text:p>
          </table:table-cell>
          <table:table-cell table:style-name="ce55"/>
        </table:table-row>
        <table:table-row table:style-name="ro14">
          <table:table-cell table:style-name="ce20" office:value-type="string" calcext:value-type="string">
            <text:p>г. Ялуторовск</text:p>
          </table:table-cell>
          <table:table-cell table:style-name="ce26" office:value-type="float" office:value="38838" calcext:value-type="float">
            <text:p>38838</text:p>
          </table:table-cell>
          <table:table-cell table:style-name="ce25" table:formula="of:=[.B30]*0.3" office:value-type="float" office:value="11651.4" calcext:value-type="float">
            <text:p>11651,4</text:p>
          </table:table-cell>
          <table:table-cell table:style-name="ce44" table:formula="of:=[.B30]+[.B30]*1.3/100" office:value-type="float" office:value="39342.894" calcext:value-type="float">
            <text:p>39343</text:p>
          </table:table-cell>
          <table:table-cell table:style-name="ce25" table:formula="of:=[.D30]*0.3" office:value-type="float" office:value="11802.8682" calcext:value-type="float">
            <text:p>11802,87</text:p>
          </table:table-cell>
          <table:table-cell table:style-name="ce43" table:formula="of:=[.D30]+[.D30]*1.3/100" office:value-type="float" office:value="39854.351622" calcext:value-type="float">
            <text:p>39854</text:p>
          </table:table-cell>
          <table:table-cell table:style-name="ce25" table:formula="of:=[.F30]*0.3" office:value-type="float" office:value="11956.3054866" calcext:value-type="float">
            <text:p>11956,31</text:p>
          </table:table-cell>
          <table:table-cell table:style-name="ce43" table:formula="of:=[.F30]+[.F30]*1.3/100" office:value-type="float" office:value="40372.458193086" calcext:value-type="float">
            <text:p>40372</text:p>
          </table:table-cell>
          <table:table-cell table:style-name="ce25" table:formula="of:=[.H30]*0.3" office:value-type="float" office:value="12111.7374579258" calcext:value-type="float">
            <text:p>12111,74</text:p>
          </table:table-cell>
          <table:table-cell table:style-name="ce43" table:formula="of:=[.H30]+[.H30]*1.3/100" office:value-type="float" office:value="40897.3001495961" calcext:value-type="float">
            <text:p>40897</text:p>
          </table:table-cell>
          <table:table-cell table:style-name="ce49" table:formula="of:=[.J30]*0.3" office:value-type="float" office:value="12269.1900448788" calcext:value-type="float">
            <text:p>12269,19</text:p>
          </table:table-cell>
          <table:table-cell table:style-name="ce51"/>
          <table:table-cell table:style-name="ce20" office:value-type="string" calcext:value-type="string">
            <text:p>г. Ялуторовск</text:p>
          </table:table-cell>
          <table:table-cell table:style-name="ce43" office:value-type="float" office:value="41428.9650515409" calcext:value-type="float">
            <text:p>41429</text:p>
          </table:table-cell>
          <table:table-cell table:style-name="ce25" office:value-type="float" office:value="12428.6895154623" calcext:value-type="float">
            <text:p>12428,69</text:p>
          </table:table-cell>
          <table:table-cell table:style-name="ce43" office:value-type="float" office:value="41967.5415972109" calcext:value-type="float">
            <text:p>41968</text:p>
          </table:table-cell>
          <table:table-cell table:style-name="ce26" office:value-type="float" office:value="12590.2624791633" calcext:value-type="float">
            <text:p>12590,26</text:p>
          </table:table-cell>
          <table:table-cell table:style-name="ce44" office:value-type="float" office:value="42513.1196379746" calcext:value-type="float">
            <text:p>42513</text:p>
          </table:table-cell>
          <table:table-cell table:style-name="ce26" office:value-type="float" office:value="12753.9358913924" calcext:value-type="float">
            <text:p>12753,94</text:p>
          </table:table-cell>
          <table:table-cell table:style-name="ce44" office:value-type="float" office:value="43065.7901932683" calcext:value-type="float">
            <text:p>43066</text:p>
          </table:table-cell>
          <table:table-cell table:style-name="ce26" office:value-type="float" office:value="12919.7370579805" calcext:value-type="float">
            <text:p>12919,74</text:p>
          </table:table-cell>
          <table:table-cell table:style-name="ce44" office:value-type="float" office:value="43625.6454657808" calcext:value-type="float">
            <text:p>43626</text:p>
          </table:table-cell>
          <table:table-cell table:style-name="ce26" office:value-type="float" office:value="13087.6936397342" calcext:value-type="float">
            <text:p>13087,69</text:p>
          </table:table-cell>
          <table:table-cell table:style-name="ce44" office:value-type="float" office:value="44192.778856836" calcext:value-type="float">
            <text:p>44193</text:p>
          </table:table-cell>
          <table:table-cell table:style-name="ce58" office:value-type="float" office:value="13257.8336570508" calcext:value-type="float">
            <text:p>13257,83</text:p>
          </table:table-cell>
          <table:table-cell table:style-name="ce55"/>
        </table:table-row>
        <table:table-row table:style-name="ro14">
          <table:table-cell table:style-name="ce21" office:value-type="string" calcext:value-type="string">
            <text:p>Итого:</text:p>
          </table:table-cell>
          <table:table-cell table:style-name="ce28" table:formula="of:=SUM([.B5:.B30])" office:value-type="float" office:value="1429232" calcext:value-type="float">
            <text:p>1429232</text:p>
          </table:table-cell>
          <table:table-cell table:style-name="ce28" table:formula="of:=SUM([.C5:.C30])" office:value-type="float" office:value="428769.6" calcext:value-type="float">
            <text:p>428769,6</text:p>
          </table:table-cell>
          <table:table-cell table:style-name="ce46" table:formula="of:=SUM([.D5:.D30])" office:value-type="float" office:value="1450045.47385" calcext:value-type="float">
            <text:p>1450045</text:p>
          </table:table-cell>
          <table:table-cell table:style-name="ce28" table:formula="of:=SUM([.E5:.E30])" office:value-type="float" office:value="435013.642155" calcext:value-type="float">
            <text:p>435013,64</text:p>
          </table:table-cell>
          <table:table-cell table:style-name="ce46" table:formula="of:=SUM([.F5:.F30])" office:value-type="float" office:value="1471509.76938454" calcext:value-type="float">
            <text:p>1471510</text:p>
          </table:table-cell>
          <table:table-cell table:style-name="ce28" table:formula="of:=SUM([.G5:.G30])" office:value-type="float" office:value="441452.930815363" calcext:value-type="float">
            <text:p>441452,93</text:p>
          </table:table-cell>
          <table:table-cell table:style-name="ce46" table:formula="of:=SUM([.H5:.H30])" office:value-type="float" office:value="1493542.31299696" calcext:value-type="float">
            <text:p>1493542</text:p>
          </table:table-cell>
          <table:table-cell table:style-name="ce28" table:formula="of:=SUM([.I5:.I30])" office:value-type="float" office:value="448062.693899087" calcext:value-type="float">
            <text:p>448062,69</text:p>
          </table:table-cell>
          <table:table-cell table:style-name="ce46" table:formula="of:=SUM([.J5:.J30])" office:value-type="float" office:value="1516208.65758109" calcext:value-type="float">
            <text:p>1516209</text:p>
          </table:table-cell>
          <table:table-cell table:style-name="ce50" table:formula="of:=SUM([.K5:.K30])" office:value-type="float" office:value="454862.597274328" calcext:value-type="float">
            <text:p>454862,6</text:p>
          </table:table-cell>
          <table:table-cell table:style-name="ce51"/>
          <table:table-cell table:style-name="ce21" office:value-type="string" calcext:value-type="string">
            <text:p>Итого:</text:p>
          </table:table-cell>
          <table:table-cell table:style-name="ce46" office:value-type="float" office:value="1539525.49847171" calcext:value-type="float">
            <text:p>1539525</text:p>
          </table:table-cell>
          <table:table-cell table:style-name="ce28" office:value-type="float" office:value="461857.649541512" calcext:value-type="float">
            <text:p>461857,65</text:p>
          </table:table-cell>
          <table:table-cell table:style-name="ce46" office:value-type="float" office:value="1563245.77044518" calcext:value-type="float">
            <text:p>1563246</text:p>
          </table:table-cell>
          <table:table-cell table:style-name="ce28" office:value-type="float" office:value="468973.731133554" calcext:value-type="float">
            <text:p>468973,73</text:p>
          </table:table-cell>
          <table:table-cell table:style-name="ce46" office:value-type="float" office:value="1587915.03804081" calcext:value-type="float">
            <text:p>1587915</text:p>
          </table:table-cell>
          <table:table-cell table:style-name="ce28" office:value-type="float" office:value="476374.511412242" calcext:value-type="float">
            <text:p>476374,51</text:p>
          </table:table-cell>
          <table:table-cell table:style-name="ce46" office:value-type="float" office:value="1613287.734146" calcext:value-type="float">
            <text:p>1613288</text:p>
          </table:table-cell>
          <table:table-cell table:style-name="ce28" office:value-type="float" office:value="483986.3202438" calcext:value-type="float">
            <text:p>483986,32</text:p>
          </table:table-cell>
          <table:table-cell table:style-name="ce46" office:value-type="float" office:value="1639382.49625019" calcext:value-type="float">
            <text:p>1639382</text:p>
          </table:table-cell>
          <table:table-cell table:style-name="ce28" office:value-type="float" office:value="491814.748875058" calcext:value-type="float">
            <text:p>491814,75</text:p>
          </table:table-cell>
          <table:table-cell table:style-name="ce46" office:value-type="float" office:value="1666218.48129813" calcext:value-type="float">
            <text:p>1666218</text:p>
          </table:table-cell>
          <table:table-cell table:style-name="ce50" office:value-type="float" office:value="499865.544389439" calcext:value-type="float">
            <text:p>499865,54</text:p>
          </table:table-cell>
          <table:table-cell table:style-name="ce55"/>
        </table:table-row>
        <table:table-row table:style-name="ro5" table:number-rows-repeated="2">
          <table:table-cell table:number-columns-repeated="13"/>
          <table:table-cell table:style-name="ce55" table:number-columns-repeated="13"/>
        </table:table-row>
        <table:table-row table:style-name="ro15">
          <table:table-cell table:number-columns-repeated="26"/>
        </table:table-row>
        <table:table-row table:style-name="ro5">
          <table:table-cell table:number-columns-repeated="26"/>
        </table:table-row>
        <table:table-row table:style-name="ro16" table:number-rows-repeated="24">
          <table:table-cell table:number-columns-repeated="26"/>
        </table:table-row>
        <table:table-row table:style-name="ro16">
          <table:table-cell table:number-columns-repeated="26"/>
        </table:table-row>
      </table:table>
      <table:table table:name="Sheet1" table:style-name="ta1" table:print-ranges="Sheet1.A1:Sheet1.W29">
        <table:table-column table:style-name="co18" table:default-cell-style-name="ce30"/>
        <table:table-column table:style-name="co16" table:number-columns-repeated="2" table:default-cell-style-name="ce30"/>
        <table:table-column table:style-name="co19" table:default-cell-style-name="ce37"/>
        <table:table-column table:style-name="co16" table:default-cell-style-name="ce30"/>
        <table:table-column table:style-name="co16" table:default-cell-style-name="ce37"/>
        <table:table-column table:style-name="co16" table:default-cell-style-name="ce30"/>
        <table:table-column table:style-name="co16" table:default-cell-style-name="ce37"/>
        <table:table-column table:style-name="co16" table:default-cell-style-name="ce30"/>
        <table:table-column table:style-name="co16" table:default-cell-style-name="ce37"/>
        <table:table-column table:style-name="co16" table:default-cell-style-name="ce30"/>
        <table:table-column table:style-name="co20" table:default-cell-style-name="ce37"/>
        <table:table-column table:style-name="co16" table:default-cell-style-name="ce30"/>
        <table:table-column table:style-name="co16" table:default-cell-style-name="ce37"/>
        <table:table-column table:style-name="co16" table:default-cell-style-name="ce31"/>
        <table:table-column table:style-name="co16" table:default-cell-style-name="ce38"/>
        <table:table-column table:style-name="co16" table:default-cell-style-name="ce31"/>
        <table:table-column table:style-name="co16" table:default-cell-style-name="ce38"/>
        <table:table-column table:style-name="co16" table:default-cell-style-name="ce31"/>
        <table:table-column table:style-name="co16" table:default-cell-style-name="ce38"/>
        <table:table-column table:style-name="co16" table:default-cell-style-name="ce31"/>
        <table:table-column table:style-name="co16" table:default-cell-style-name="ce38"/>
        <table:table-column table:style-name="co16" table:default-cell-style-name="ce31"/>
        <table:table-column table:style-name="co16" table:number-columns-repeated="1001" table:default-cell-style-name="Default"/>
        <table:table-row table:style-name="ro8">
          <table:table-cell table:style-name="ce29" office:value-type="string" calcext:value-type="string" table:number-columns-spanned="1" table:number-rows-spanned="2">
            <text:p>Муниципальный район и ГО</text:p>
          </table:table-cell>
          <table:table-cell table:style-name="ce29" office:value-type="float" office:value="2016" calcext:value-type="float" table:number-columns-spanned="2" table:number-rows-spanned="1">
            <text:p>2016</text:p>
          </table:table-cell>
          <table:covered-table-cell table:style-name="ce29"/>
          <table:table-cell table:style-name="ce29" office:value-type="float" office:value="2017" calcext:value-type="float" table:number-columns-spanned="2" table:number-rows-spanned="1">
            <text:p>2017</text:p>
          </table:table-cell>
          <table:covered-table-cell table:style-name="ce29"/>
          <table:table-cell table:style-name="ce29" office:value-type="float" office:value="2018" calcext:value-type="float" table:number-columns-spanned="2" table:number-rows-spanned="1">
            <text:p>2018</text:p>
          </table:table-cell>
          <table:covered-table-cell table:style-name="ce29"/>
          <table:table-cell table:style-name="ce29" office:value-type="float" office:value="2019" calcext:value-type="float" table:number-columns-spanned="2" table:number-rows-spanned="1">
            <text:p>2019</text:p>
          </table:table-cell>
          <table:covered-table-cell table:style-name="ce29"/>
          <table:table-cell table:style-name="ce29" office:value-type="float" office:value="2020" calcext:value-type="float" table:number-columns-spanned="2" table:number-rows-spanned="1">
            <text:p>2020</text:p>
          </table:table-cell>
          <table:covered-table-cell table:style-name="ce29"/>
          <table:table-cell table:style-name="ce29" office:value-type="float" office:value="2021" calcext:value-type="float" table:number-columns-spanned="2" table:number-rows-spanned="1">
            <text:p>2021</text:p>
          </table:table-cell>
          <table:covered-table-cell table:style-name="ce29"/>
          <table:table-cell table:style-name="ce29" office:value-type="float" office:value="2022" calcext:value-type="float" table:number-columns-spanned="2" table:number-rows-spanned="1">
            <text:p>2022</text:p>
          </table:table-cell>
          <table:covered-table-cell table:style-name="ce29"/>
          <table:table-cell table:style-name="ce29" office:value-type="float" office:value="2023" calcext:value-type="float" table:number-columns-spanned="2" table:number-rows-spanned="1">
            <text:p>2023</text:p>
          </table:table-cell>
          <table:covered-table-cell table:style-name="ce29"/>
          <table:table-cell table:style-name="ce29" office:value-type="float" office:value="2024" calcext:value-type="float" table:number-columns-spanned="2" table:number-rows-spanned="1">
            <text:p>2024</text:p>
          </table:table-cell>
          <table:covered-table-cell table:style-name="ce29"/>
          <table:table-cell table:style-name="ce29" office:value-type="float" office:value="2025" calcext:value-type="float" table:number-columns-spanned="2" table:number-rows-spanned="1">
            <text:p>2025</text:p>
          </table:table-cell>
          <table:covered-table-cell table:style-name="ce29"/>
          <table:table-cell table:style-name="ce29" office:value-type="float" office:value="2026" calcext:value-type="float" table:number-columns-spanned="2" table:number-rows-spanned="1">
            <text:p>2026</text:p>
          </table:table-cell>
          <table:covered-table-cell table:style-name="ce29"/>
          <table:table-cell table:style-name="ce42" table:number-columns-repeated="1001"/>
        </table:table-row>
        <table:table-row table:style-name="ro9">
          <table:covered-table-cell table:style-name="ce29"/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34" office:value-type="string" calcext:value-type="string">
            <text:p>Число жителей, чел.</text:p>
          </table:table-cell>
          <table:table-cell table:style-name="ce34" office:value-type="string" calcext:value-type="string">
            <text:p>Ориентировочная масса отходов, т</text:p>
          </table:table-cell>
          <table:table-cell table:style-name="ce42" table:number-columns-repeated="1001"/>
        </table:table-row>
        <table:table-row table:style-name="ro10">
          <table:table-cell office:value-type="string" calcext:value-type="string">
            <text:p>Абатский </text:p>
          </table:table-cell>
          <table:table-cell office:value-type="float" office:value="17437" calcext:value-type="float">
            <text:p>17437</text:p>
          </table:table-cell>
          <table:table-cell table:formula="of:=[.B3]*0.3" office:value-type="float" office:value="5231.1" calcext:value-type="float">
            <text:p>5231,1</text:p>
          </table:table-cell>
          <table:table-cell table:formula="of:=[.B3]-[.B3]*1.4/100" office:value-type="float" office:value="17192.882" calcext:value-type="float">
            <text:p>17193</text:p>
          </table:table-cell>
          <table:table-cell table:formula="of:=[.D3]*0.3" office:value-type="float" office:value="5157.8646" calcext:value-type="float">
            <text:p>5157,86</text:p>
          </table:table-cell>
          <table:table-cell table:formula="of:=[.D3]-[.D3]*1.4/100" office:value-type="float" office:value="16952.181652" calcext:value-type="float">
            <text:p>16952</text:p>
          </table:table-cell>
          <table:table-cell table:formula="of:=[.F3]*0.3" office:value-type="float" office:value="5085.6544956" calcext:value-type="float">
            <text:p>5085,65</text:p>
          </table:table-cell>
          <table:table-cell table:formula="of:=[.F3]-[.F3]*1.4/100" office:value-type="float" office:value="16714.851108872" calcext:value-type="float">
            <text:p>16715</text:p>
          </table:table-cell>
          <table:table-cell table:formula="of:=[.H3]*0.3" office:value-type="float" office:value="5014.4553326616" calcext:value-type="float">
            <text:p>5014,46</text:p>
          </table:table-cell>
          <table:table-cell table:formula="of:=[.H3]-[.H3]*1.4/100" office:value-type="float" office:value="16480.8431933478" calcext:value-type="float">
            <text:p>16481</text:p>
          </table:table-cell>
          <table:table-cell table:formula="of:=[.J3]*0.3" office:value-type="float" office:value="4944.25295800434" calcext:value-type="float">
            <text:p>4944,25</text:p>
          </table:table-cell>
          <table:table-cell table:formula="of:=[.J3]-[.J3]*1.4/100" office:value-type="float" office:value="16250.1113886409" calcext:value-type="float">
            <text:p>16250</text:p>
          </table:table-cell>
          <table:table-cell table:formula="of:=[.L3]*0.3" office:value-type="float" office:value="4875.03341659228" calcext:value-type="float">
            <text:p>4875,03</text:p>
          </table:table-cell>
          <table:table-cell table:formula="of:=[.L3]-[.L3]*1.4/100" office:value-type="float" office:value="16022.6098292" calcext:value-type="float">
            <text:p>16023</text:p>
          </table:table-cell>
          <table:table-cell table:formula="of:=[.N3]*0.3" office:value-type="float" office:value="4806.78294875999" calcext:value-type="float">
            <text:p>4806,78</text:p>
          </table:table-cell>
          <table:table-cell table:formula="of:=[.N3]-[.N3]*1.4/100" office:value-type="float" office:value="15798.2932915912" calcext:value-type="float">
            <text:p>15798</text:p>
          </table:table-cell>
          <table:table-cell table:formula="of:=[.P3]*0.3" office:value-type="float" office:value="4739.48798747735" calcext:value-type="float">
            <text:p>4739,49</text:p>
          </table:table-cell>
          <table:table-cell table:formula="of:=[.P3]-[.P3]*1.4/100" office:value-type="float" office:value="15577.1171855089" calcext:value-type="float">
            <text:p>15577</text:p>
          </table:table-cell>
          <table:table-cell table:formula="of:=[.R3]*0.3" office:value-type="float" office:value="4673.13515565266" calcext:value-type="float">
            <text:p>4673,14</text:p>
          </table:table-cell>
          <table:table-cell table:formula="of:=[.R3]-[.R3]*1.4/100" office:value-type="float" office:value="15359.0375449118" calcext:value-type="float">
            <text:p>15359</text:p>
          </table:table-cell>
          <table:table-cell table:formula="of:=[.T3]*0.3" office:value-type="float" office:value="4607.71126347353" calcext:value-type="float">
            <text:p>4607,71</text:p>
          </table:table-cell>
          <table:table-cell table:formula="of:=[.T3]-[.T3]*1.4/100" office:value-type="float" office:value="15144.011019283" calcext:value-type="float">
            <text:p>15144</text:p>
          </table:table-cell>
          <table:table-cell table:formula="of:=[.V3]*0.3" office:value-type="float" office:value="4543.2033057849" calcext:value-type="float">
            <text:p>4543,2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Армизонский </text:p>
          </table:table-cell>
          <table:table-cell office:value-type="float" office:value="9371" calcext:value-type="float">
            <text:p>9371</text:p>
          </table:table-cell>
          <table:table-cell table:formula="of:=[.B4]*0.3" office:value-type="float" office:value="2811.3" calcext:value-type="float">
            <text:p>2811,3</text:p>
          </table:table-cell>
          <table:table-cell table:formula="of:=[.B4]-[.B4]*1/100" office:value-type="float" office:value="9277.29" calcext:value-type="float">
            <text:p>9277</text:p>
          </table:table-cell>
          <table:table-cell table:formula="of:=[.D4]*0.3" office:value-type="float" office:value="2783.187" calcext:value-type="float">
            <text:p>2783,19</text:p>
          </table:table-cell>
          <table:table-cell table:formula="of:=[.D4]-[.D4]*1/100" office:value-type="float" office:value="9184.5171" calcext:value-type="float">
            <text:p>9185</text:p>
          </table:table-cell>
          <table:table-cell table:formula="of:=[.F4]*0.3" office:value-type="float" office:value="2755.35513" calcext:value-type="float">
            <text:p>2755,36</text:p>
          </table:table-cell>
          <table:table-cell table:formula="of:=[.F4]-[.F4]*1/100" office:value-type="float" office:value="9092.671929" calcext:value-type="float">
            <text:p>9093</text:p>
          </table:table-cell>
          <table:table-cell table:formula="of:=[.H4]*0.3" office:value-type="float" office:value="2727.8015787" calcext:value-type="float">
            <text:p>2727,8</text:p>
          </table:table-cell>
          <table:table-cell table:formula="of:=[.H4]-[.H4]*1/100" office:value-type="float" office:value="9001.74520971" calcext:value-type="float">
            <text:p>9002</text:p>
          </table:table-cell>
          <table:table-cell table:formula="of:=[.J4]*0.3" office:value-type="float" office:value="2700.523562913" calcext:value-type="float">
            <text:p>2700,52</text:p>
          </table:table-cell>
          <table:table-cell table:formula="of:=[.J4]-[.J4]*1/100" office:value-type="float" office:value="8911.7277576129" calcext:value-type="float">
            <text:p>8912</text:p>
          </table:table-cell>
          <table:table-cell table:formula="of:=[.L4]*0.3" office:value-type="float" office:value="2673.51832728387" calcext:value-type="float">
            <text:p>2673,52</text:p>
          </table:table-cell>
          <table:table-cell table:formula="of:=[.L4]-[.L4]*1/100" office:value-type="float" office:value="8822.61048003677" calcext:value-type="float">
            <text:p>8823</text:p>
          </table:table-cell>
          <table:table-cell table:formula="of:=[.N4]*0.3" office:value-type="float" office:value="2646.78314401103" calcext:value-type="float">
            <text:p>2646,78</text:p>
          </table:table-cell>
          <table:table-cell table:formula="of:=[.N4]-[.N4]*1/100" office:value-type="float" office:value="8734.3843752364" calcext:value-type="float">
            <text:p>8734</text:p>
          </table:table-cell>
          <table:table-cell table:formula="of:=[.P4]*0.3" office:value-type="float" office:value="2620.31531257092" calcext:value-type="float">
            <text:p>2620,32</text:p>
          </table:table-cell>
          <table:table-cell table:formula="of:=[.P4]-[.P4]*1/100" office:value-type="float" office:value="8647.04053148404" calcext:value-type="float">
            <text:p>8647</text:p>
          </table:table-cell>
          <table:table-cell table:formula="of:=[.R4]*0.3" office:value-type="float" office:value="2594.11215944521" calcext:value-type="float">
            <text:p>2594,11</text:p>
          </table:table-cell>
          <table:table-cell table:formula="of:=[.R4]-[.R4]*1/100" office:value-type="float" office:value="8560.5701261692" calcext:value-type="float">
            <text:p>8561</text:p>
          </table:table-cell>
          <table:table-cell table:formula="of:=[.T4]*0.3" office:value-type="float" office:value="2568.17103785076" calcext:value-type="float">
            <text:p>2568,17</text:p>
          </table:table-cell>
          <table:table-cell table:formula="of:=[.T4]-[.T4]*1/100" office:value-type="float" office:value="8474.96442490751" calcext:value-type="float">
            <text:p>8475</text:p>
          </table:table-cell>
          <table:table-cell table:formula="of:=[.V4]*0.3" office:value-type="float" office:value="2542.48932747225" calcext:value-type="float">
            <text:p>2542,49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Аромашевский</text:p>
          </table:table-cell>
          <table:table-cell office:value-type="float" office:value="11072" calcext:value-type="float">
            <text:p>11072</text:p>
          </table:table-cell>
          <table:table-cell table:formula="of:=[.B5]*0.3" office:value-type="float" office:value="3321.6" calcext:value-type="float">
            <text:p>3321,6</text:p>
          </table:table-cell>
          <table:table-cell table:formula="of:=[.B5]-[.B5]*1.4/100" office:value-type="float" office:value="10916.992" calcext:value-type="float">
            <text:p>10917</text:p>
          </table:table-cell>
          <table:table-cell table:formula="of:=[.D5]*0.3" office:value-type="float" office:value="3275.0976" calcext:value-type="float">
            <text:p>3275,1</text:p>
          </table:table-cell>
          <table:table-cell table:formula="of:=[.D5]-[.D5]*1.4/100" office:value-type="float" office:value="10764.154112" calcext:value-type="float">
            <text:p>10764</text:p>
          </table:table-cell>
          <table:table-cell table:formula="of:=[.F5]*0.3" office:value-type="float" office:value="3229.2462336" calcext:value-type="float">
            <text:p>3229,25</text:p>
          </table:table-cell>
          <table:table-cell table:formula="of:=[.F5]-[.F5]*1.4/100" office:value-type="float" office:value="10613.455954432" calcext:value-type="float">
            <text:p>10613</text:p>
          </table:table-cell>
          <table:table-cell table:formula="of:=[.H5]*0.3" office:value-type="float" office:value="3184.0367863296" calcext:value-type="float">
            <text:p>3184,04</text:p>
          </table:table-cell>
          <table:table-cell table:formula="of:=[.H5]-[.H5]*1.4/100" office:value-type="float" office:value="10464.86757107" calcext:value-type="float">
            <text:p>10465</text:p>
          </table:table-cell>
          <table:table-cell table:formula="of:=[.J5]*0.3" office:value-type="float" office:value="3139.46027132099" calcext:value-type="float">
            <text:p>3139,46</text:p>
          </table:table-cell>
          <table:table-cell table:formula="of:=[.J5]-[.J5]*1.4/100" office:value-type="float" office:value="10318.359425075" calcext:value-type="float">
            <text:p>10318</text:p>
          </table:table-cell>
          <table:table-cell table:formula="of:=[.L5]*0.3" office:value-type="float" office:value="3095.50782752249" calcext:value-type="float">
            <text:p>3095,51</text:p>
          </table:table-cell>
          <table:table-cell table:formula="of:=[.L5]-[.L5]*1.4/100" office:value-type="float" office:value="10173.9023931239" calcext:value-type="float">
            <text:p>10174</text:p>
          </table:table-cell>
          <table:table-cell table:formula="of:=[.N5]*0.3" office:value-type="float" office:value="3052.17071793718" calcext:value-type="float">
            <text:p>3052,17</text:p>
          </table:table-cell>
          <table:table-cell table:formula="of:=[.N5]-[.N5]*1.4/100" office:value-type="float" office:value="10031.4677596202" calcext:value-type="float">
            <text:p>10031</text:p>
          </table:table-cell>
          <table:table-cell table:formula="of:=[.P5]*0.3" office:value-type="float" office:value="3009.44032788606" calcext:value-type="float">
            <text:p>3009,44</text:p>
          </table:table-cell>
          <table:table-cell table:formula="of:=[.P5]-[.P5]*1.4/100" office:value-type="float" office:value="9891.02721098551" calcext:value-type="float">
            <text:p>9891</text:p>
          </table:table-cell>
          <table:table-cell table:formula="of:=[.R5]*0.3" office:value-type="float" office:value="2967.30816329565" calcext:value-type="float">
            <text:p>2967,31</text:p>
          </table:table-cell>
          <table:table-cell table:formula="of:=[.R5]-[.R5]*1.4/100" office:value-type="float" office:value="9752.55283003171" calcext:value-type="float">
            <text:p>9753</text:p>
          </table:table-cell>
          <table:table-cell table:formula="of:=[.T5]*0.3" office:value-type="float" office:value="2925.76584900951" calcext:value-type="float">
            <text:p>2925,77</text:p>
          </table:table-cell>
          <table:table-cell table:formula="of:=[.T5]-[.T5]*1.4/100" office:value-type="float" office:value="9616.01709041126" calcext:value-type="float">
            <text:p>9616</text:p>
          </table:table-cell>
          <table:table-cell table:formula="of:=[.V5]*0.3" office:value-type="float" office:value="2884.80512712338" calcext:value-type="float">
            <text:p>2884,81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Бердюжский </text:p>
          </table:table-cell>
          <table:table-cell office:value-type="float" office:value="10958" calcext:value-type="float">
            <text:p>10958</text:p>
          </table:table-cell>
          <table:table-cell table:formula="of:=[.B6]*0.3" office:value-type="float" office:value="3287.4" calcext:value-type="float">
            <text:p>3287,4</text:p>
          </table:table-cell>
          <table:table-cell table:formula="of:=[.B6]-[.B6]*0.5/100" office:value-type="float" office:value="10903.21" calcext:value-type="float">
            <text:p>10903</text:p>
          </table:table-cell>
          <table:table-cell table:formula="of:=[.D6]*0.3" office:value-type="float" office:value="3270.963" calcext:value-type="float">
            <text:p>3270,96</text:p>
          </table:table-cell>
          <table:table-cell table:formula="of:=[.D6]-[.D6]*0.05/100" office:value-type="float" office:value="10897.758395" calcext:value-type="float">
            <text:p>10898</text:p>
          </table:table-cell>
          <table:table-cell table:formula="of:=[.F6]*0.3" office:value-type="float" office:value="3269.3275185" calcext:value-type="float">
            <text:p>3269,33</text:p>
          </table:table-cell>
          <table:table-cell table:formula="of:=[.F6]-[.F6]*0.5/100" office:value-type="float" office:value="10843.269603025" calcext:value-type="float">
            <text:p>10843</text:p>
          </table:table-cell>
          <table:table-cell table:formula="of:=[.H6]*0.3" office:value-type="float" office:value="3252.9808809075" calcext:value-type="float">
            <text:p>3252,98</text:p>
          </table:table-cell>
          <table:table-cell table:formula="of:=[.H6]-[.H6]*0.5/100" office:value-type="float" office:value="10789.0532550099" calcext:value-type="float">
            <text:p>10789</text:p>
          </table:table-cell>
          <table:table-cell table:formula="of:=[.J6]*0.3" office:value-type="float" office:value="3236.71597650296" calcext:value-type="float">
            <text:p>3236,72</text:p>
          </table:table-cell>
          <table:table-cell table:formula="of:=[.J6]-[.J6]*0.5/100" office:value-type="float" office:value="10735.1079887348" calcext:value-type="float">
            <text:p>10735</text:p>
          </table:table-cell>
          <table:table-cell table:formula="of:=[.L6]*0.3" office:value-type="float" office:value="3220.53239662045" calcext:value-type="float">
            <text:p>3220,53</text:p>
          </table:table-cell>
          <table:table-cell table:formula="of:=[.L6]-[.L6]*0.5/100" office:value-type="float" office:value="10681.4324487912" calcext:value-type="float">
            <text:p>10681</text:p>
          </table:table-cell>
          <table:table-cell table:formula="of:=[.N6]*0.3" office:value-type="float" office:value="3204.42973463735" calcext:value-type="float">
            <text:p>3204,43</text:p>
          </table:table-cell>
          <table:table-cell table:formula="of:=[.N6]-[.N6]*0.5/100" office:value-type="float" office:value="10628.0252865472" calcext:value-type="float">
            <text:p>10628</text:p>
          </table:table-cell>
          <table:table-cell table:formula="of:=[.P6]*0.3" office:value-type="float" office:value="3188.40758596416" calcext:value-type="float">
            <text:p>3188,41</text:p>
          </table:table-cell>
          <table:table-cell table:formula="of:=[.P6]-[.P6]*0.5/100" office:value-type="float" office:value="10574.8851601145" calcext:value-type="float">
            <text:p>10575</text:p>
          </table:table-cell>
          <table:table-cell table:formula="of:=[.R6]*0.3" office:value-type="float" office:value="3172.46554803434" calcext:value-type="float">
            <text:p>3172,47</text:p>
          </table:table-cell>
          <table:table-cell table:formula="of:=[.R6]-[.R6]*0.5/100" office:value-type="float" office:value="10522.0107343139" calcext:value-type="float">
            <text:p>10522</text:p>
          </table:table-cell>
          <table:table-cell table:formula="of:=[.T6]*0.3" office:value-type="float" office:value="3156.60322029417" calcext:value-type="float">
            <text:p>3156,6</text:p>
          </table:table-cell>
          <table:table-cell table:formula="of:=[.T6]-[.T6]*0.5/100" office:value-type="float" office:value="10469.4006806423" calcext:value-type="float">
            <text:p>10469</text:p>
          </table:table-cell>
          <table:table-cell table:formula="of:=[.V6]*0.3" office:value-type="float" office:value="3140.8202041927" calcext:value-type="float">
            <text:p>3140,82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Вагайский </text:p>
          </table:table-cell>
          <table:table-cell office:value-type="float" office:value="21115" calcext:value-type="float">
            <text:p>21115</text:p>
          </table:table-cell>
          <table:table-cell table:formula="of:=[.B7]*0.3" office:value-type="float" office:value="6334.5" calcext:value-type="float">
            <text:p>6334,5</text:p>
          </table:table-cell>
          <table:table-cell table:formula="of:=[.B7]-[.B7]*0.7/100" office:value-type="float" office:value="20967.195" calcext:value-type="float">
            <text:p>20967</text:p>
          </table:table-cell>
          <table:table-cell table:formula="of:=[.D7]*0.3" office:value-type="float" office:value="6290.1585" calcext:value-type="float">
            <text:p>6290,16</text:p>
          </table:table-cell>
          <table:table-cell table:formula="of:=[.D7]-[.D7]*0.7/100" office:value-type="float" office:value="20820.424635" calcext:value-type="float">
            <text:p>20820</text:p>
          </table:table-cell>
          <table:table-cell table:formula="of:=[.F7]*0.3" office:value-type="float" office:value="6246.1273905" calcext:value-type="float">
            <text:p>6246,13</text:p>
          </table:table-cell>
          <table:table-cell table:formula="of:=[.F7]-[.F7]*0.7/100" office:value-type="float" office:value="20674.681662555" calcext:value-type="float">
            <text:p>20675</text:p>
          </table:table-cell>
          <table:table-cell table:formula="of:=[.H7]*0.3" office:value-type="float" office:value="6202.4044987665" calcext:value-type="float">
            <text:p>6202,4</text:p>
          </table:table-cell>
          <table:table-cell table:formula="of:=[.H7]-[.H7]*0.7/100" office:value-type="float" office:value="20529.9588909171" calcext:value-type="float">
            <text:p>20530</text:p>
          </table:table-cell>
          <table:table-cell table:formula="of:=[.J7]*0.3" office:value-type="float" office:value="6158.98766727514" calcext:value-type="float">
            <text:p>6158,99</text:p>
          </table:table-cell>
          <table:table-cell table:formula="of:=[.J7]-[.J7]*0.7/100" office:value-type="float" office:value="20386.2491786807" calcext:value-type="float">
            <text:p>20386</text:p>
          </table:table-cell>
          <table:table-cell table:formula="of:=[.L7]*0.3" office:value-type="float" office:value="6115.87475360421" calcext:value-type="float">
            <text:p>6115,87</text:p>
          </table:table-cell>
          <table:table-cell table:formula="of:=[.L7]-[.L7]*0.7/100" office:value-type="float" office:value="20243.5454344299" calcext:value-type="float">
            <text:p>20244</text:p>
          </table:table-cell>
          <table:table-cell table:formula="of:=[.N7]*0.3" office:value-type="float" office:value="6073.06363032898" calcext:value-type="float">
            <text:p>6073,06</text:p>
          </table:table-cell>
          <table:table-cell table:formula="of:=[.N7]-[.N7]*0.7/100" office:value-type="float" office:value="20101.8406163889" calcext:value-type="float">
            <text:p>20102</text:p>
          </table:table-cell>
          <table:table-cell table:formula="of:=[.P7]*0.3" office:value-type="float" office:value="6030.55218491668" calcext:value-type="float">
            <text:p>6030,55</text:p>
          </table:table-cell>
          <table:table-cell table:formula="of:=[.P7]-[.P7]*0.7/100" office:value-type="float" office:value="19961.1277320742" calcext:value-type="float">
            <text:p>19961</text:p>
          </table:table-cell>
          <table:table-cell table:formula="of:=[.R7]*0.3" office:value-type="float" office:value="5988.33831962226" calcext:value-type="float">
            <text:p>5988,34</text:p>
          </table:table-cell>
          <table:table-cell table:formula="of:=[.R7]-[.R7]*0.7/100" office:value-type="float" office:value="19821.3998379497" calcext:value-type="float">
            <text:p>19821</text:p>
          </table:table-cell>
          <table:table-cell table:formula="of:=[.T7]*0.3" office:value-type="float" office:value="5946.41995138491" calcext:value-type="float">
            <text:p>5946,42</text:p>
          </table:table-cell>
          <table:table-cell table:formula="of:=[.T7]-[.T7]*0.7/100" office:value-type="float" office:value="19682.650039084" calcext:value-type="float">
            <text:p>19683</text:p>
          </table:table-cell>
          <table:table-cell table:formula="of:=[.V7]*0.3" office:value-type="float" office:value="5904.79501172521" calcext:value-type="float">
            <text:p>5904,8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Викуловский</text:p>
          </table:table-cell>
          <table:table-cell office:value-type="float" office:value="15768" calcext:value-type="float">
            <text:p>15768</text:p>
          </table:table-cell>
          <table:table-cell table:formula="of:=[.B8]*0.3" office:value-type="float" office:value="4730.4" calcext:value-type="float">
            <text:p>4730,4</text:p>
          </table:table-cell>
          <table:table-cell table:formula="of:=[.B8]-[.B8]*0.6/100" office:value-type="float" office:value="15673.392" calcext:value-type="float">
            <text:p>15673</text:p>
          </table:table-cell>
          <table:table-cell table:formula="of:=[.D8]*0.3" office:value-type="float" office:value="4702.0176" calcext:value-type="float">
            <text:p>4702,02</text:p>
          </table:table-cell>
          <table:table-cell table:formula="of:=[.D8]-[.D8]*0.6/100" office:value-type="float" office:value="15579.351648" calcext:value-type="float">
            <text:p>15579</text:p>
          </table:table-cell>
          <table:table-cell table:formula="of:=[.F8]*0.3" office:value-type="float" office:value="4673.8054944" calcext:value-type="float">
            <text:p>4673,81</text:p>
          </table:table-cell>
          <table:table-cell table:formula="of:=[.F8]-[.F8]*0.6/100" office:value-type="float" office:value="15485.875538112" calcext:value-type="float">
            <text:p>15486</text:p>
          </table:table-cell>
          <table:table-cell table:formula="of:=[.H8]*0.3" office:value-type="float" office:value="4645.7626614336" calcext:value-type="float">
            <text:p>4645,76</text:p>
          </table:table-cell>
          <table:table-cell table:formula="of:=[.H8]-[.H8]*0.6/100" office:value-type="float" office:value="15392.9602848833" calcext:value-type="float">
            <text:p>15393</text:p>
          </table:table-cell>
          <table:table-cell table:formula="of:=[.J8]*0.3" office:value-type="float" office:value="4617.888085465" calcext:value-type="float">
            <text:p>4617,89</text:p>
          </table:table-cell>
          <table:table-cell table:formula="of:=[.J8]-[.J8]*0.6/100" office:value-type="float" office:value="15300.602523174" calcext:value-type="float">
            <text:p>15301</text:p>
          </table:table-cell>
          <table:table-cell table:formula="of:=[.L8]*0.3" office:value-type="float" office:value="4590.18075695221" calcext:value-type="float">
            <text:p>4590,18</text:p>
          </table:table-cell>
          <table:table-cell table:formula="of:=[.L8]-[.L8]*0.6/100" office:value-type="float" office:value="15208.798908035" calcext:value-type="float">
            <text:p>15209</text:p>
          </table:table-cell>
          <table:table-cell table:formula="of:=[.N8]*0.3" office:value-type="float" office:value="4562.6396724105" calcext:value-type="float">
            <text:p>4562,64</text:p>
          </table:table-cell>
          <table:table-cell table:formula="of:=[.N8]-[.N8]*0.6/100" office:value-type="float" office:value="15117.5461145868" calcext:value-type="float">
            <text:p>15118</text:p>
          </table:table-cell>
          <table:table-cell table:formula="of:=[.P8]*0.3" office:value-type="float" office:value="4535.26383437603" calcext:value-type="float">
            <text:p>4535,26</text:p>
          </table:table-cell>
          <table:table-cell table:formula="of:=[.P8]-[.P8]*0.6/100" office:value-type="float" office:value="15026.8408378993" calcext:value-type="float">
            <text:p>15027</text:p>
          </table:table-cell>
          <table:table-cell table:formula="of:=[.R8]*0.3" office:value-type="float" office:value="4508.05225136978" calcext:value-type="float">
            <text:p>4508,05</text:p>
          </table:table-cell>
          <table:table-cell table:formula="of:=[.R8]-[.R8]*0.6/100" office:value-type="float" office:value="14936.6797928719" calcext:value-type="float">
            <text:p>14937</text:p>
          </table:table-cell>
          <table:table-cell table:formula="of:=[.T8]*0.3" office:value-type="float" office:value="4481.00393786156" calcext:value-type="float">
            <text:p>4481</text:p>
          </table:table-cell>
          <table:table-cell table:formula="of:=[.T8]-[.T8]*0.6/100" office:value-type="float" office:value="14847.0597141146" calcext:value-type="float">
            <text:p>14847</text:p>
          </table:table-cell>
          <table:table-cell table:formula="of:=[.V8]*0.3" office:value-type="float" office:value="4454.11791423439" calcext:value-type="float">
            <text:p>4454,12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Голышмановский</text:p>
          </table:table-cell>
          <table:table-cell office:value-type="float" office:value="26132" calcext:value-type="float">
            <text:p>26132</text:p>
          </table:table-cell>
          <table:table-cell table:formula="of:=[.B9]*0.3" office:value-type="float" office:value="7839.6" calcext:value-type="float">
            <text:p>7839,6</text:p>
          </table:table-cell>
          <table:table-cell table:formula="of:=[.B9]-[.B9]*0.2/100" office:value-type="float" office:value="26079.736" calcext:value-type="float">
            <text:p>26080</text:p>
          </table:table-cell>
          <table:table-cell table:formula="of:=[.D9]*0.3" office:value-type="float" office:value="7823.9208" calcext:value-type="float">
            <text:p>7823,92</text:p>
          </table:table-cell>
          <table:table-cell table:formula="of:=[.D9]-[.D9]*0.2/100" office:value-type="float" office:value="26027.576528" calcext:value-type="float">
            <text:p>26028</text:p>
          </table:table-cell>
          <table:table-cell table:formula="of:=[.F9]*0.3" office:value-type="float" office:value="7808.2729584" calcext:value-type="float">
            <text:p>7808,27</text:p>
          </table:table-cell>
          <table:table-cell table:formula="of:=[.F9]-[.F9]*0.2/100" office:value-type="float" office:value="25975.521374944" calcext:value-type="float">
            <text:p>25976</text:p>
          </table:table-cell>
          <table:table-cell table:formula="of:=[.H9]*0.3" office:value-type="float" office:value="7792.6564124832" calcext:value-type="float">
            <text:p>7792,66</text:p>
          </table:table-cell>
          <table:table-cell table:formula="of:=[.H9]-[.H9]*0.2/100" office:value-type="float" office:value="25923.5703321941" calcext:value-type="float">
            <text:p>25924</text:p>
          </table:table-cell>
          <table:table-cell table:formula="of:=[.J9]*0.3" office:value-type="float" office:value="7777.07109965824" calcext:value-type="float">
            <text:p>7777,07</text:p>
          </table:table-cell>
          <table:table-cell table:formula="of:=[.J9]-[.J9]*0.2/100" office:value-type="float" office:value="25871.7231915297" calcext:value-type="float">
            <text:p>25872</text:p>
          </table:table-cell>
          <table:table-cell table:formula="of:=[.L9]*0.3" office:value-type="float" office:value="7761.51695745892" calcext:value-type="float">
            <text:p>7761,52</text:p>
          </table:table-cell>
          <table:table-cell table:formula="of:=[.L9]-[.L9]*0.2/100" office:value-type="float" office:value="25819.9797451467" calcext:value-type="float">
            <text:p>25820</text:p>
          </table:table-cell>
          <table:table-cell table:formula="of:=[.N9]*0.3" office:value-type="float" office:value="7745.993923544" calcext:value-type="float">
            <text:p>7745,99</text:p>
          </table:table-cell>
          <table:table-cell table:formula="of:=[.N9]-[.N9]*0.2/100" office:value-type="float" office:value="25768.3397856564" calcext:value-type="float">
            <text:p>25768</text:p>
          </table:table-cell>
          <table:table-cell table:formula="of:=[.P9]*0.3" office:value-type="float" office:value="7730.50193569691" calcext:value-type="float">
            <text:p>7730,5</text:p>
          </table:table-cell>
          <table:table-cell table:formula="of:=[.P9]-[.P9]*0.2/100" office:value-type="float" office:value="25716.8031060851" calcext:value-type="float">
            <text:p>25717</text:p>
          </table:table-cell>
          <table:table-cell table:formula="of:=[.R9]*0.3" office:value-type="float" office:value="7715.04093182552" calcext:value-type="float">
            <text:p>7715,04</text:p>
          </table:table-cell>
          <table:table-cell table:formula="of:=[.R9]-[.R9]*0.2/100" office:value-type="float" office:value="25665.3694998729" calcext:value-type="float">
            <text:p>25665</text:p>
          </table:table-cell>
          <table:table-cell table:formula="of:=[.T9]*0.3" office:value-type="float" office:value="7699.61084996187" calcext:value-type="float">
            <text:p>7699,61</text:p>
          </table:table-cell>
          <table:table-cell table:formula="of:=[.T9]-[.T9]*0.2/100" office:value-type="float" office:value="25614.0387608731" calcext:value-type="float">
            <text:p>25614</text:p>
          </table:table-cell>
          <table:table-cell table:formula="of:=[.V9]*0.3" office:value-type="float" office:value="7684.21162826195" calcext:value-type="float">
            <text:p>7684,21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Исетский</text:p>
          </table:table-cell>
          <table:table-cell office:value-type="float" office:value="25849" calcext:value-type="float">
            <text:p>25849</text:p>
          </table:table-cell>
          <table:table-cell table:formula="of:=[.B10]*0.3" office:value-type="float" office:value="7754.7" calcext:value-type="float">
            <text:p>7754,7</text:p>
          </table:table-cell>
          <table:table-cell table:formula="of:=[.B10]-[.B10]*0.04/100" office:value-type="float" office:value="25838.6604" calcext:value-type="float">
            <text:p>25839</text:p>
          </table:table-cell>
          <table:table-cell table:formula="of:=[.D10]*0.3" office:value-type="float" office:value="7751.59812" calcext:value-type="float">
            <text:p>7751,6</text:p>
          </table:table-cell>
          <table:table-cell table:formula="of:=[.D10]-[.D10]*0.04/100" office:value-type="float" office:value="25828.32493584" calcext:value-type="float">
            <text:p>25828</text:p>
          </table:table-cell>
          <table:table-cell table:formula="of:=[.F10]*0.3" office:value-type="float" office:value="7748.497480752" calcext:value-type="float">
            <text:p>7748,5</text:p>
          </table:table-cell>
          <table:table-cell table:formula="of:=[.F10]-[.F10]*0.04/100" office:value-type="float" office:value="25817.9936058657" calcext:value-type="float">
            <text:p>25818</text:p>
          </table:table-cell>
          <table:table-cell table:formula="of:=[.H10]*0.3" office:value-type="float" office:value="7745.3980817597" calcext:value-type="float">
            <text:p>7745,4</text:p>
          </table:table-cell>
          <table:table-cell table:formula="of:=[.H10]-[.H10]*0.04/100" office:value-type="float" office:value="25807.6664084233" calcext:value-type="float">
            <text:p>25808</text:p>
          </table:table-cell>
          <table:table-cell table:formula="of:=[.J10]*0.3" office:value-type="float" office:value="7742.299922527" calcext:value-type="float">
            <text:p>7742,3</text:p>
          </table:table-cell>
          <table:table-cell table:formula="of:=[.J10]-[.J10]*0.04/100" office:value-type="float" office:value="25797.3433418599" calcext:value-type="float">
            <text:p>25797</text:p>
          </table:table-cell>
          <table:table-cell table:formula="of:=[.L10]*0.3" office:value-type="float" office:value="7739.20300255798" calcext:value-type="float">
            <text:p>7739,2</text:p>
          </table:table-cell>
          <table:table-cell table:formula="of:=[.L10]-[.L10]*0.04/100" office:value-type="float" office:value="25787.0244045232" calcext:value-type="float">
            <text:p>25787</text:p>
          </table:table-cell>
          <table:table-cell table:formula="of:=[.N10]*0.3" office:value-type="float" office:value="7736.10732135696" calcext:value-type="float">
            <text:p>7736,11</text:p>
          </table:table-cell>
          <table:table-cell table:formula="of:=[.N10]-[.N10]*0.04/100" office:value-type="float" office:value="25776.7095947614" calcext:value-type="float">
            <text:p>25777</text:p>
          </table:table-cell>
          <table:table-cell table:formula="of:=[.P10]*0.3" office:value-type="float" office:value="7733.01287842842" calcext:value-type="float">
            <text:p>7733,01</text:p>
          </table:table-cell>
          <table:table-cell table:formula="of:=[.P10]-[.P10]*0.04/100" office:value-type="float" office:value="25766.3989109235" calcext:value-type="float">
            <text:p>25766</text:p>
          </table:table-cell>
          <table:table-cell table:formula="of:=[.R10]*0.3" office:value-type="float" office:value="7729.91967327705" calcext:value-type="float">
            <text:p>7729,92</text:p>
          </table:table-cell>
          <table:table-cell table:formula="of:=[.R10]-[.R10]*0.04/100" office:value-type="float" office:value="25756.0923513591" calcext:value-type="float">
            <text:p>25756</text:p>
          </table:table-cell>
          <table:table-cell table:formula="of:=[.T10]*0.3" office:value-type="float" office:value="7726.82770540774" calcext:value-type="float">
            <text:p>7726,83</text:p>
          </table:table-cell>
          <table:table-cell table:formula="of:=[.T10]-[.T10]*0.04/100" office:value-type="float" office:value="25745.7899144186" calcext:value-type="float">
            <text:p>25746</text:p>
          </table:table-cell>
          <table:table-cell table:formula="of:=[.V10]*0.3" office:value-type="float" office:value="7723.73697432557" calcext:value-type="float">
            <text:p>7723,74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Ишиский </text:p>
          </table:table-cell>
          <table:table-cell office:value-type="float" office:value="30301" calcext:value-type="float">
            <text:p>30301</text:p>
          </table:table-cell>
          <table:table-cell table:formula="of:=[.B11]*0.3" office:value-type="float" office:value="9090.3" calcext:value-type="float">
            <text:p>9090,3</text:p>
          </table:table-cell>
          <table:table-cell table:formula="of:=[.B11]-[.B11]*0.5/100" office:value-type="float" office:value="30149.495" calcext:value-type="float">
            <text:p>30149</text:p>
          </table:table-cell>
          <table:table-cell table:formula="of:=[.D11]*0.3" office:value-type="float" office:value="9044.8485" calcext:value-type="float">
            <text:p>9044,85</text:p>
          </table:table-cell>
          <table:table-cell table:formula="of:=[.D11]-[.D11]*0.5/100" office:value-type="float" office:value="29998.747525" calcext:value-type="float">
            <text:p>29999</text:p>
          </table:table-cell>
          <table:table-cell table:formula="of:=[.F11]*0.3" office:value-type="float" office:value="8999.6242575" calcext:value-type="float">
            <text:p>8999,62</text:p>
          </table:table-cell>
          <table:table-cell table:formula="of:=[.F11]-[.F11]*0.5/100" office:value-type="float" office:value="29848.753787375" calcext:value-type="float">
            <text:p>29849</text:p>
          </table:table-cell>
          <table:table-cell table:formula="of:=[.H11]*0.3" office:value-type="float" office:value="8954.6261362125" calcext:value-type="float">
            <text:p>8954,63</text:p>
          </table:table-cell>
          <table:table-cell table:formula="of:=[.H11]-[.H11]*0.5/100" office:value-type="float" office:value="29699.5100184381" calcext:value-type="float">
            <text:p>29700</text:p>
          </table:table-cell>
          <table:table-cell table:formula="of:=[.J11]*0.3" office:value-type="float" office:value="8909.85300553144" calcext:value-type="float">
            <text:p>8909,85</text:p>
          </table:table-cell>
          <table:table-cell table:formula="of:=[.J11]-[.J11]*0.5/100" office:value-type="float" office:value="29551.0124683459" calcext:value-type="float">
            <text:p>29551</text:p>
          </table:table-cell>
          <table:table-cell table:formula="of:=[.L11]*0.3" office:value-type="float" office:value="8865.30374050378" calcext:value-type="float">
            <text:p>8865,3</text:p>
          </table:table-cell>
          <table:table-cell table:formula="of:=[.L11]-[.L11]*0.5/100" office:value-type="float" office:value="29403.2574060042" calcext:value-type="float">
            <text:p>29403</text:p>
          </table:table-cell>
          <table:table-cell table:formula="of:=[.N11]*0.3" office:value-type="float" office:value="8820.97722180126" calcext:value-type="float">
            <text:p>8820,98</text:p>
          </table:table-cell>
          <table:table-cell table:formula="of:=[.N11]-[.N11]*0.5/100" office:value-type="float" office:value="29256.2411189742" calcext:value-type="float">
            <text:p>29256</text:p>
          </table:table-cell>
          <table:table-cell table:formula="of:=[.P11]*0.3" office:value-type="float" office:value="8776.87233569226" calcext:value-type="float">
            <text:p>8776,87</text:p>
          </table:table-cell>
          <table:table-cell table:formula="of:=[.P11]-[.P11]*0.5/100" office:value-type="float" office:value="29109.9599133793" calcext:value-type="float">
            <text:p>29110</text:p>
          </table:table-cell>
          <table:table-cell table:formula="of:=[.R11]*0.3" office:value-type="float" office:value="8732.9879740138" calcext:value-type="float">
            <text:p>8732,99</text:p>
          </table:table-cell>
          <table:table-cell table:formula="of:=[.R11]-[.R11]*0.5/100" office:value-type="float" office:value="28964.4101138124" calcext:value-type="float">
            <text:p>28964</text:p>
          </table:table-cell>
          <table:table-cell table:formula="of:=[.T11]*0.3" office:value-type="float" office:value="8689.32303414372" calcext:value-type="float">
            <text:p>8689,32</text:p>
          </table:table-cell>
          <table:table-cell table:formula="of:=[.T11]-[.T11]*0.5/100" office:value-type="float" office:value="28819.5880632433" calcext:value-type="float">
            <text:p>28820</text:p>
          </table:table-cell>
          <table:table-cell table:formula="of:=[.V11]*0.3" office:value-type="float" office:value="8645.87641897301" calcext:value-type="float">
            <text:p>8645,88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Казанский</text:p>
          </table:table-cell>
          <table:table-cell office:value-type="float" office:value="22042" calcext:value-type="float">
            <text:p>22042</text:p>
          </table:table-cell>
          <table:table-cell table:formula="of:=[.B12]*0.3" office:value-type="float" office:value="6612.6" calcext:value-type="float">
            <text:p>6612,6</text:p>
          </table:table-cell>
          <table:table-cell table:formula="of:=[.B12]-[.B12]*0.3/100" office:value-type="float" office:value="21975.874" calcext:value-type="float">
            <text:p>21976</text:p>
          </table:table-cell>
          <table:table-cell table:formula="of:=[.D12]*0.3" office:value-type="float" office:value="6592.7622" calcext:value-type="float">
            <text:p>6592,76</text:p>
          </table:table-cell>
          <table:table-cell table:formula="of:=[.D12]-[.D12]*0.3/100" office:value-type="float" office:value="21909.946378" calcext:value-type="float">
            <text:p>21910</text:p>
          </table:table-cell>
          <table:table-cell table:formula="of:=[.F12]*0.3" office:value-type="float" office:value="6572.9839134" calcext:value-type="float">
            <text:p>6572,98</text:p>
          </table:table-cell>
          <table:table-cell table:formula="of:=[.F12]-[.F12]*0.3/100" office:value-type="float" office:value="21844.216538866" calcext:value-type="float">
            <text:p>21844</text:p>
          </table:table-cell>
          <table:table-cell table:formula="of:=[.H12]*0.3" office:value-type="float" office:value="6553.2649616598" calcext:value-type="float">
            <text:p>6553,26</text:p>
          </table:table-cell>
          <table:table-cell table:formula="of:=[.H12]-[.H12]*0.3/100" office:value-type="float" office:value="21778.6838892494" calcext:value-type="float">
            <text:p>21779</text:p>
          </table:table-cell>
          <table:table-cell table:formula="of:=[.J12]*0.3" office:value-type="float" office:value="6533.60516677482" calcext:value-type="float">
            <text:p>6533,61</text:p>
          </table:table-cell>
          <table:table-cell table:formula="of:=[.J12]-[.J12]*0.3/100" office:value-type="float" office:value="21713.3478375817" calcext:value-type="float">
            <text:p>21713</text:p>
          </table:table-cell>
          <table:table-cell table:formula="of:=[.L12]*0.3" office:value-type="float" office:value="6514.0043512745" calcext:value-type="float">
            <text:p>6514</text:p>
          </table:table-cell>
          <table:table-cell table:formula="of:=[.L12]-[.L12]*0.3/100" office:value-type="float" office:value="21648.2077940689" calcext:value-type="float">
            <text:p>21648</text:p>
          </table:table-cell>
          <table:table-cell table:formula="of:=[.N12]*0.3" office:value-type="float" office:value="6494.46233822067" calcext:value-type="float">
            <text:p>6494,46</text:p>
          </table:table-cell>
          <table:table-cell table:formula="of:=[.N12]-[.N12]*0.3/100" office:value-type="float" office:value="21583.2631706867" calcext:value-type="float">
            <text:p>21583</text:p>
          </table:table-cell>
          <table:table-cell table:formula="of:=[.P12]*0.3" office:value-type="float" office:value="6474.97895120601" calcext:value-type="float">
            <text:p>6474,98</text:p>
          </table:table-cell>
          <table:table-cell table:formula="of:=[.P12]-[.P12]*0.3/100" office:value-type="float" office:value="21518.5133811746" calcext:value-type="float">
            <text:p>21519</text:p>
          </table:table-cell>
          <table:table-cell table:formula="of:=[.R12]*0.3" office:value-type="float" office:value="6455.55401435239" calcext:value-type="float">
            <text:p>6455,55</text:p>
          </table:table-cell>
          <table:table-cell table:formula="of:=[.R12]-[.R12]*0.3/100" office:value-type="float" office:value="21453.9578410311" calcext:value-type="float">
            <text:p>21454</text:p>
          </table:table-cell>
          <table:table-cell table:formula="of:=[.T12]*0.3" office:value-type="float" office:value="6436.18735230934" calcext:value-type="float">
            <text:p>6436,19</text:p>
          </table:table-cell>
          <table:table-cell table:formula="of:=[.T12]-[.T12]*0.3/100" office:value-type="float" office:value="21389.595967508" calcext:value-type="float">
            <text:p>21390</text:p>
          </table:table-cell>
          <table:table-cell table:formula="of:=[.V12]*0.3" office:value-type="float" office:value="6416.87879025241" calcext:value-type="float">
            <text:p>6416,88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Нижнетавдинский</text:p>
          </table:table-cell>
          <table:table-cell office:value-type="float" office:value="23393" calcext:value-type="float">
            <text:p>23393</text:p>
          </table:table-cell>
          <table:table-cell table:formula="of:=[.B13]*0.3" office:value-type="float" office:value="7017.9" calcext:value-type="float">
            <text:p>7017,9</text:p>
          </table:table-cell>
          <table:table-cell table:formula="of:=[.B13]-[.B13]*0.05/100" office:value-type="float" office:value="23381.3035" calcext:value-type="float">
            <text:p>23381</text:p>
          </table:table-cell>
          <table:table-cell table:formula="of:=[.D13]*0.3" office:value-type="float" office:value="7014.39105" calcext:value-type="float">
            <text:p>7014,39</text:p>
          </table:table-cell>
          <table:table-cell table:formula="of:=[.D13]-[.D13]*0.05/100" office:value-type="float" office:value="23369.61284825" calcext:value-type="float">
            <text:p>23370</text:p>
          </table:table-cell>
          <table:table-cell table:formula="of:=[.F13]*0.3" office:value-type="float" office:value="7010.883854475" calcext:value-type="float">
            <text:p>7010,88</text:p>
          </table:table-cell>
          <table:table-cell table:formula="of:=[.F13]-[.F13]*0.05/100" office:value-type="float" office:value="23357.9280418259" calcext:value-type="float">
            <text:p>23358</text:p>
          </table:table-cell>
          <table:table-cell table:formula="of:=[.H13]*0.3" office:value-type="float" office:value="7007.37841254777" calcext:value-type="float">
            <text:p>7007,38</text:p>
          </table:table-cell>
          <table:table-cell table:formula="of:=[.H13]-[.H13]*0.05/100" office:value-type="float" office:value="23346.249077805" calcext:value-type="float">
            <text:p>23346</text:p>
          </table:table-cell>
          <table:table-cell table:formula="of:=[.J13]*0.3" office:value-type="float" office:value="7003.87472334149" calcext:value-type="float">
            <text:p>7003,87</text:p>
          </table:table-cell>
          <table:table-cell table:formula="of:=[.J13]-[.J13]*0.05/100" office:value-type="float" office:value="23334.5759532661" calcext:value-type="float">
            <text:p>23335</text:p>
          </table:table-cell>
          <table:table-cell table:formula="of:=[.L13]*0.3" office:value-type="float" office:value="7000.37278597982" calcext:value-type="float">
            <text:p>7000,37</text:p>
          </table:table-cell>
          <table:table-cell table:formula="of:=[.L13]-[.L13]*0.05/100" office:value-type="float" office:value="23322.9086652894" calcext:value-type="float">
            <text:p>23323</text:p>
          </table:table-cell>
          <table:table-cell table:formula="of:=[.N13]*0.3" office:value-type="float" office:value="6996.87259958683" calcext:value-type="float">
            <text:p>6996,87</text:p>
          </table:table-cell>
          <table:table-cell table:formula="of:=[.N13]-[.N13]*0.05/100" office:value-type="float" office:value="23311.2472109568" calcext:value-type="float">
            <text:p>23311</text:p>
          </table:table-cell>
          <table:table-cell table:formula="of:=[.P13]*0.3" office:value-type="float" office:value="6993.37416328704" calcext:value-type="float">
            <text:p>6993,37</text:p>
          </table:table-cell>
          <table:table-cell table:formula="of:=[.P13]-[.P13]*0.05/100" office:value-type="float" office:value="23299.5915873513" calcext:value-type="float">
            <text:p>23300</text:p>
          </table:table-cell>
          <table:table-cell table:formula="of:=[.R13]*0.3" office:value-type="float" office:value="6989.87747620539" calcext:value-type="float">
            <text:p>6989,88</text:p>
          </table:table-cell>
          <table:table-cell table:formula="of:=[.R13]-[.R13]*0.05/100" office:value-type="float" office:value="23287.9417915576" calcext:value-type="float">
            <text:p>23288</text:p>
          </table:table-cell>
          <table:table-cell table:formula="of:=[.T13]*0.3" office:value-type="float" office:value="6986.38253746729" calcext:value-type="float">
            <text:p>6986,38</text:p>
          </table:table-cell>
          <table:table-cell table:formula="of:=[.T13]-[.T13]*0.05/100" office:value-type="float" office:value="23276.2978206618" calcext:value-type="float">
            <text:p>23276</text:p>
          </table:table-cell>
          <table:table-cell table:formula="of:=[.V13]*0.3" office:value-type="float" office:value="6982.88934619856" calcext:value-type="float">
            <text:p>6982,89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Омутинский</text:p>
          </table:table-cell>
          <table:table-cell office:value-type="float" office:value="18908" calcext:value-type="float">
            <text:p>18908</text:p>
          </table:table-cell>
          <table:table-cell table:formula="of:=[.B14]*0.3" office:value-type="float" office:value="5672.4" calcext:value-type="float">
            <text:p>5672,4</text:p>
          </table:table-cell>
          <table:table-cell table:formula="of:=[.B14]-[.B14]*0.6/100" office:value-type="float" office:value="18794.552" calcext:value-type="float">
            <text:p>18795</text:p>
          </table:table-cell>
          <table:table-cell table:formula="of:=[.D14]*0.3" office:value-type="float" office:value="5638.3656" calcext:value-type="float">
            <text:p>5638,37</text:p>
          </table:table-cell>
          <table:table-cell table:formula="of:=[.D14]-[.D14]*0.6/100" office:value-type="float" office:value="18681.784688" calcext:value-type="float">
            <text:p>18682</text:p>
          </table:table-cell>
          <table:table-cell table:formula="of:=[.F14]*0.3" office:value-type="float" office:value="5604.5354064" calcext:value-type="float">
            <text:p>5604,54</text:p>
          </table:table-cell>
          <table:table-cell table:formula="of:=[.F14]-[.F14]*0.6/100" office:value-type="float" office:value="18569.693979872" calcext:value-type="float">
            <text:p>18570</text:p>
          </table:table-cell>
          <table:table-cell table:formula="of:=[.H14]*0.3" office:value-type="float" office:value="5570.9081939616" calcext:value-type="float">
            <text:p>5570,91</text:p>
          </table:table-cell>
          <table:table-cell table:formula="of:=[.H14]-[.H14]*0.6/100" office:value-type="float" office:value="18458.2758159928" calcext:value-type="float">
            <text:p>18458</text:p>
          </table:table-cell>
          <table:table-cell table:formula="of:=[.J14]*0.3" office:value-type="float" office:value="5537.48274479783" calcext:value-type="float">
            <text:p>5537,48</text:p>
          </table:table-cell>
          <table:table-cell table:formula="of:=[.J14]-[.J14]*0.6/100" office:value-type="float" office:value="18347.5261610968" calcext:value-type="float">
            <text:p>18348</text:p>
          </table:table-cell>
          <table:table-cell table:formula="of:=[.L14]*0.3" office:value-type="float" office:value="5504.25784832904" calcext:value-type="float">
            <text:p>5504,26</text:p>
          </table:table-cell>
          <table:table-cell table:formula="of:=[.L14]-[.L14]*0.6/100" office:value-type="float" office:value="18237.4410041302" calcext:value-type="float">
            <text:p>18237</text:p>
          </table:table-cell>
          <table:table-cell table:formula="of:=[.N14]*0.3" office:value-type="float" office:value="5471.23230123907" calcext:value-type="float">
            <text:p>5471,23</text:p>
          </table:table-cell>
          <table:table-cell table:formula="of:=[.N14]-[.N14]*0.6/100" office:value-type="float" office:value="18128.0163581055" calcext:value-type="float">
            <text:p>18128</text:p>
          </table:table-cell>
          <table:table-cell table:formula="of:=[.P14]*0.3" office:value-type="float" office:value="5438.40490743164" calcext:value-type="float">
            <text:p>5438,4</text:p>
          </table:table-cell>
          <table:table-cell table:formula="of:=[.P14]-[.P14]*0.6/100" office:value-type="float" office:value="18019.2482599568" calcext:value-type="float">
            <text:p>18019</text:p>
          </table:table-cell>
          <table:table-cell table:formula="of:=[.R14]*0.3" office:value-type="float" office:value="5405.77447798705" calcext:value-type="float">
            <text:p>5405,77</text:p>
          </table:table-cell>
          <table:table-cell table:formula="of:=[.R14]-[.R14]*0.6/100" office:value-type="float" office:value="17911.1327703971" calcext:value-type="float">
            <text:p>17911</text:p>
          </table:table-cell>
          <table:table-cell table:formula="of:=[.T14]*0.3" office:value-type="float" office:value="5373.33983111912" calcext:value-type="float">
            <text:p>5373,34</text:p>
          </table:table-cell>
          <table:table-cell table:formula="of:=[.T14]-[.T14]*0.6/100" office:value-type="float" office:value="17803.6659737747" calcext:value-type="float">
            <text:p>17804</text:p>
          </table:table-cell>
          <table:table-cell table:formula="of:=[.V14]*0.3" office:value-type="float" office:value="5341.09979213241" calcext:value-type="float">
            <text:p>5341,1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Сладковский</text:p>
          </table:table-cell>
          <table:table-cell office:value-type="float" office:value="11106" calcext:value-type="float">
            <text:p>11106</text:p>
          </table:table-cell>
          <table:table-cell table:formula="of:=[.B15]*0.3" office:value-type="float" office:value="3331.8" calcext:value-type="float">
            <text:p>3331,8</text:p>
          </table:table-cell>
          <table:table-cell table:formula="of:=[.B15]-[.B15]*1.6/100" office:value-type="float" office:value="10928.304" calcext:value-type="float">
            <text:p>10928</text:p>
          </table:table-cell>
          <table:table-cell table:formula="of:=[.D15]*0.3" office:value-type="float" office:value="3278.4912" calcext:value-type="float">
            <text:p>3278,49</text:p>
          </table:table-cell>
          <table:table-cell table:formula="of:=[.D15]-[.D15]*1.6/100" office:value-type="float" office:value="10753.451136" calcext:value-type="float">
            <text:p>10753</text:p>
          </table:table-cell>
          <table:table-cell table:formula="of:=[.F15]*0.3" office:value-type="float" office:value="3226.0353408" calcext:value-type="float">
            <text:p>3226,04</text:p>
          </table:table-cell>
          <table:table-cell table:formula="of:=[.F15]-[.F15]*1.6/100" office:value-type="float" office:value="10581.395917824" calcext:value-type="float">
            <text:p>10581</text:p>
          </table:table-cell>
          <table:table-cell table:formula="of:=[.H15]*0.3" office:value-type="float" office:value="3174.4187753472" calcext:value-type="float">
            <text:p>3174,42</text:p>
          </table:table-cell>
          <table:table-cell table:formula="of:=[.H15]-[.H15]*1.6/100" office:value-type="float" office:value="10412.0935831388" calcext:value-type="float">
            <text:p>10412</text:p>
          </table:table-cell>
          <table:table-cell table:formula="of:=[.J15]*0.3" office:value-type="float" office:value="3123.62807494164" calcext:value-type="float">
            <text:p>3123,63</text:p>
          </table:table-cell>
          <table:table-cell table:formula="of:=[.J15]-[.J15]*1.6/100" office:value-type="float" office:value="10245.5000858086" calcext:value-type="float">
            <text:p>10246</text:p>
          </table:table-cell>
          <table:table-cell table:formula="of:=[.L15]*0.3" office:value-type="float" office:value="3073.65002574258" calcext:value-type="float">
            <text:p>3073,65</text:p>
          </table:table-cell>
          <table:table-cell table:formula="of:=[.L15]-[.L15]*1.6/100" office:value-type="float" office:value="10081.5720844357" calcext:value-type="float">
            <text:p>10082</text:p>
          </table:table-cell>
          <table:table-cell table:formula="of:=[.N15]*0.3" office:value-type="float" office:value="3024.4716253307" calcext:value-type="float">
            <text:p>3024,47</text:p>
          </table:table-cell>
          <table:table-cell table:formula="of:=[.N15]-[.N15]*1.6/100" office:value-type="float" office:value="9920.26693108469" calcext:value-type="float">
            <text:p>9920</text:p>
          </table:table-cell>
          <table:table-cell table:formula="of:=[.P15]*0.3" office:value-type="float" office:value="2976.08007932541" calcext:value-type="float">
            <text:p>2976,08</text:p>
          </table:table-cell>
          <table:table-cell table:formula="of:=[.P15]-[.P15]*1.6/100" office:value-type="float" office:value="9761.54266018733" calcext:value-type="float">
            <text:p>9762</text:p>
          </table:table-cell>
          <table:table-cell table:formula="of:=[.R15]*0.3" office:value-type="float" office:value="2928.4627980562" calcext:value-type="float">
            <text:p>2928,46</text:p>
          </table:table-cell>
          <table:table-cell table:formula="of:=[.R15]-[.R15]*1.6/100" office:value-type="float" office:value="9605.35797762434" calcext:value-type="float">
            <text:p>9605</text:p>
          </table:table-cell>
          <table:table-cell table:formula="of:=[.T15]*0.3" office:value-type="float" office:value="2881.6073932873" calcext:value-type="float">
            <text:p>2881,61</text:p>
          </table:table-cell>
          <table:table-cell table:formula="of:=[.T15]-[.T15]*1.6/100" office:value-type="float" office:value="9451.67224998235" calcext:value-type="float">
            <text:p>9452</text:p>
          </table:table-cell>
          <table:table-cell table:formula="of:=[.V15]*0.3" office:value-type="float" office:value="2835.5016749947" calcext:value-type="float">
            <text:p>2835,5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Сорокинкий</text:p>
          </table:table-cell>
          <table:table-cell table:style-name="ce31" office:value-type="float" office:value="10037" calcext:value-type="float">
            <text:p>10037</text:p>
          </table:table-cell>
          <table:table-cell table:formula="of:=[.B16]*0.3" office:value-type="float" office:value="3011.1" calcext:value-type="float">
            <text:p>3011,1</text:p>
          </table:table-cell>
          <table:table-cell table:style-name="ce38" table:formula="of:=[.B16]-[.B16]*0.2/100" office:value-type="float" office:value="10016.926" calcext:value-type="float">
            <text:p>10017</text:p>
          </table:table-cell>
          <table:table-cell table:formula="of:=[.D16]*0.3" office:value-type="float" office:value="3005.0778" calcext:value-type="float">
            <text:p>3005,08</text:p>
          </table:table-cell>
          <table:table-cell table:formula="of:=[.D16]-[.D16]*0.2/100" office:value-type="float" office:value="9996.892148" calcext:value-type="float">
            <text:p>9997</text:p>
          </table:table-cell>
          <table:table-cell table:formula="of:=[.F16]*0.3" office:value-type="float" office:value="2999.0676444" calcext:value-type="float">
            <text:p>2999,07</text:p>
          </table:table-cell>
          <table:table-cell table:formula="of:=[.F16]-[.F16]*0.2/100" office:value-type="float" office:value="9976.898363704" calcext:value-type="float">
            <text:p>9977</text:p>
          </table:table-cell>
          <table:table-cell table:formula="of:=[.H16]*0.3" office:value-type="float" office:value="2993.0695091112" calcext:value-type="float">
            <text:p>2993,07</text:p>
          </table:table-cell>
          <table:table-cell table:formula="of:=[.H16]-[.H16]*0.2/100" office:value-type="float" office:value="9956.94456697659" calcext:value-type="float">
            <text:p>9957</text:p>
          </table:table-cell>
          <table:table-cell table:formula="of:=[.J16]*0.3" office:value-type="float" office:value="2987.08337009298" calcext:value-type="float">
            <text:p>2987,08</text:p>
          </table:table-cell>
          <table:table-cell table:formula="of:=[.J16]-[.J16]*0.2/100" office:value-type="float" office:value="9937.03067784264" calcext:value-type="float">
            <text:p>9937</text:p>
          </table:table-cell>
          <table:table-cell table:formula="of:=[.L16]*0.3" office:value-type="float" office:value="2981.10920335279" calcext:value-type="float">
            <text:p>2981,11</text:p>
          </table:table-cell>
          <table:table-cell table:formula="of:=[.L16]-[.L16]*0.2/100" office:value-type="float" office:value="9917.15661648695" calcext:value-type="float">
            <text:p>9917</text:p>
          </table:table-cell>
          <table:table-cell table:formula="of:=[.N16]*0.3" office:value-type="float" office:value="2975.14698494609" calcext:value-type="float">
            <text:p>2975,15</text:p>
          </table:table-cell>
          <table:table-cell table:formula="of:=[.N16]-[.N16]*0.2/100" office:value-type="float" office:value="9897.32230325398" calcext:value-type="float">
            <text:p>9897</text:p>
          </table:table-cell>
          <table:table-cell table:formula="of:=[.P16]*0.3" office:value-type="float" office:value="2969.19669097619" calcext:value-type="float">
            <text:p>2969,2</text:p>
          </table:table-cell>
          <table:table-cell table:formula="of:=[.P16]-[.P16]*0.2/100" office:value-type="float" office:value="9877.52765864747" calcext:value-type="float">
            <text:p>9878</text:p>
          </table:table-cell>
          <table:table-cell table:formula="of:=[.R16]*0.3" office:value-type="float" office:value="2963.25829759424" calcext:value-type="float">
            <text:p>2963,26</text:p>
          </table:table-cell>
          <table:table-cell table:formula="of:=[.R16]-[.R16]*0.2/100" office:value-type="float" office:value="9857.77260333018" calcext:value-type="float">
            <text:p>9858</text:p>
          </table:table-cell>
          <table:table-cell table:formula="of:=[.T16]*0.3" office:value-type="float" office:value="2957.33178099905" calcext:value-type="float">
            <text:p>2957,33</text:p>
          </table:table-cell>
          <table:table-cell table:formula="of:=[.T16]-[.T16]*0.2/100" office:value-type="float" office:value="9838.05705812352" calcext:value-type="float">
            <text:p>9838</text:p>
          </table:table-cell>
          <table:table-cell table:formula="of:=[.V16]*0.3" office:value-type="float" office:value="2951.41711743705" calcext:value-type="float">
            <text:p>2951,42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Тобольский</text:p>
          </table:table-cell>
          <table:table-cell table:style-name="ce31" office:value-type="float" office:value="21367" calcext:value-type="float">
            <text:p>21367</text:p>
          </table:table-cell>
          <table:table-cell table:formula="of:=[.B17]*0.3" office:value-type="float" office:value="6410.1" calcext:value-type="float">
            <text:p>6410,1</text:p>
          </table:table-cell>
          <table:table-cell table:style-name="ce38" table:formula="of:=[.B17]-[.B17]*0.5/100" office:value-type="float" office:value="21260.165" calcext:value-type="float">
            <text:p>21260</text:p>
          </table:table-cell>
          <table:table-cell table:formula="of:=[.D17]*0.3" office:value-type="float" office:value="6378.0495" calcext:value-type="float">
            <text:p>6378,05</text:p>
          </table:table-cell>
          <table:table-cell table:formula="of:=[.D17]-[.D17]*0.5/100" office:value-type="float" office:value="21153.864175" calcext:value-type="float">
            <text:p>21154</text:p>
          </table:table-cell>
          <table:table-cell table:formula="of:=[.F17]*0.3" office:value-type="float" office:value="6346.1592525" calcext:value-type="float">
            <text:p>6346,16</text:p>
          </table:table-cell>
          <table:table-cell table:formula="of:=[.F17]-[.F17]*0.5/100" office:value-type="float" office:value="21048.094854125" calcext:value-type="float">
            <text:p>21048</text:p>
          </table:table-cell>
          <table:table-cell table:formula="of:=[.H17]*0.3" office:value-type="float" office:value="6314.4284562375" calcext:value-type="float">
            <text:p>6314,43</text:p>
          </table:table-cell>
          <table:table-cell table:formula="of:=[.H17]-[.H17]*0.5/100" office:value-type="float" office:value="20942.8543798544" calcext:value-type="float">
            <text:p>20943</text:p>
          </table:table-cell>
          <table:table-cell table:formula="of:=[.J17]*0.3" office:value-type="float" office:value="6282.85631395632" calcext:value-type="float">
            <text:p>6282,86</text:p>
          </table:table-cell>
          <table:table-cell table:formula="of:=[.J17]-[.J17]*0.5/100" office:value-type="float" office:value="20838.1401079551" calcext:value-type="float">
            <text:p>20838</text:p>
          </table:table-cell>
          <table:table-cell table:formula="of:=[.L17]*0.3" office:value-type="float" office:value="6251.44203238653" calcext:value-type="float">
            <text:p>6251,44</text:p>
          </table:table-cell>
          <table:table-cell table:formula="of:=[.L17]-[.L17]*0.5/100" office:value-type="float" office:value="20733.9494074153" calcext:value-type="float">
            <text:p>20734</text:p>
          </table:table-cell>
          <table:table-cell table:formula="of:=[.N17]*0.3" office:value-type="float" office:value="6220.1848222246" calcext:value-type="float">
            <text:p>6220,18</text:p>
          </table:table-cell>
          <table:table-cell table:formula="of:=[.N17]-[.N17]*0.5/100" office:value-type="float" office:value="20630.2796603783" calcext:value-type="float">
            <text:p>20630</text:p>
          </table:table-cell>
          <table:table-cell table:formula="of:=[.P17]*0.3" office:value-type="float" office:value="6189.08389811348" calcext:value-type="float">
            <text:p>6189,08</text:p>
          </table:table-cell>
          <table:table-cell table:formula="of:=[.P17]-[.P17]*0.5/100" office:value-type="float" office:value="20527.1282620764" calcext:value-type="float">
            <text:p>20527</text:p>
          </table:table-cell>
          <table:table-cell table:formula="of:=[.R17]*0.3" office:value-type="float" office:value="6158.13847862291" calcext:value-type="float">
            <text:p>6158,14</text:p>
          </table:table-cell>
          <table:table-cell table:formula="of:=[.R17]-[.R17]*0.5/100" office:value-type="float" office:value="20424.492620766" calcext:value-type="float">
            <text:p>20424</text:p>
          </table:table-cell>
          <table:table-cell table:formula="of:=[.T17]*0.3" office:value-type="float" office:value="6127.34778622979" calcext:value-type="float">
            <text:p>6127,35</text:p>
          </table:table-cell>
          <table:table-cell table:formula="of:=[.T17]-[.T17]*0.5/100" office:value-type="float" office:value="20322.3701576621" calcext:value-type="float">
            <text:p>20322</text:p>
          </table:table-cell>
          <table:table-cell table:formula="of:=[.V17]*0.3" office:value-type="float" office:value="6096.71104729865" calcext:value-type="float">
            <text:p>6096,71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Тюменский</text:p>
          </table:table-cell>
          <table:table-cell table:style-name="ce31" office:value-type="float" office:value="115838" calcext:value-type="float">
            <text:p>115838</text:p>
          </table:table-cell>
          <table:table-cell table:formula="of:=[.B18]*0.3" office:value-type="float" office:value="34751.4" calcext:value-type="float">
            <text:p>34751,4</text:p>
          </table:table-cell>
          <table:table-cell table:style-name="ce38" table:formula="of:=[.B18]+[.B18]*1.7/100" office:value-type="float" office:value="117807.246" calcext:value-type="float">
            <text:p>117807</text:p>
          </table:table-cell>
          <table:table-cell table:formula="of:=[.D18]*0.3" office:value-type="float" office:value="35342.1738" calcext:value-type="float">
            <text:p>35342,17</text:p>
          </table:table-cell>
          <table:table-cell table:formula="of:=[.D18]+[.D18]*1.7/100" office:value-type="float" office:value="119809.969182" calcext:value-type="float">
            <text:p>119810</text:p>
          </table:table-cell>
          <table:table-cell table:formula="of:=[.F18]*0.3" office:value-type="float" office:value="35942.9907546" calcext:value-type="float">
            <text:p>35942,99</text:p>
          </table:table-cell>
          <table:table-cell table:formula="of:=[.F18]+[.F18]*1.7/100" office:value-type="float" office:value="121846.738658094" calcext:value-type="float">
            <text:p>121847</text:p>
          </table:table-cell>
          <table:table-cell table:formula="of:=[.H18]*0.3" office:value-type="float" office:value="36554.0215974282" calcext:value-type="float">
            <text:p>36554,02</text:p>
          </table:table-cell>
          <table:table-cell table:formula="of:=[.H18]+[.H18]*1.7/100" office:value-type="float" office:value="123918.133215282" calcext:value-type="float">
            <text:p>123918</text:p>
          </table:table-cell>
          <table:table-cell table:formula="of:=[.J18]*0.3" office:value-type="float" office:value="37175.4399645845" calcext:value-type="float">
            <text:p>37175,44</text:p>
          </table:table-cell>
          <table:table-cell table:formula="of:=[.J18]+[.J18]*1.7/100" office:value-type="float" office:value="126024.741479941" calcext:value-type="float">
            <text:p>126025</text:p>
          </table:table-cell>
          <table:table-cell table:formula="of:=[.L18]*0.3" office:value-type="float" office:value="37807.4224439824" calcext:value-type="float">
            <text:p>37807,42</text:p>
          </table:table-cell>
          <table:table-cell table:formula="of:=[.L18]+[.L18]*1.7/100" office:value-type="float" office:value="128167.1620851" calcext:value-type="float">
            <text:p>128167</text:p>
          </table:table-cell>
          <table:table-cell table:formula="of:=[.N18]*0.3" office:value-type="float" office:value="38450.1486255301" calcext:value-type="float">
            <text:p>38450,15</text:p>
          </table:table-cell>
          <table:table-cell table:formula="of:=[.N18]+[.N18]*1.7/100" office:value-type="float" office:value="130346.003840547" calcext:value-type="float">
            <text:p>130346</text:p>
          </table:table-cell>
          <table:table-cell table:formula="of:=[.P18]*0.3" office:value-type="float" office:value="39103.8011521641" calcext:value-type="float">
            <text:p>39103,8</text:p>
          </table:table-cell>
          <table:table-cell table:formula="of:=[.P18]+[.P18]*1.7/100" office:value-type="float" office:value="132561.885905836" calcext:value-type="float">
            <text:p>132562</text:p>
          </table:table-cell>
          <table:table-cell table:formula="of:=[.R18]*0.3" office:value-type="float" office:value="39768.5657717509" calcext:value-type="float">
            <text:p>39768,57</text:p>
          </table:table-cell>
          <table:table-cell table:formula="of:=[.R18]+[.R18]*1.7/100" office:value-type="float" office:value="134815.437966236" calcext:value-type="float">
            <text:p>134815</text:p>
          </table:table-cell>
          <table:table-cell table:formula="of:=[.T18]*0.3" office:value-type="float" office:value="40444.6313898707" calcext:value-type="float">
            <text:p>40444,63</text:p>
          </table:table-cell>
          <table:table-cell table:formula="of:=[.T18]+[.T18]*1.7/100" office:value-type="float" office:value="137107.300411662" calcext:value-type="float">
            <text:p>137107</text:p>
          </table:table-cell>
          <table:table-cell table:formula="of:=[.V18]*0.3" office:value-type="float" office:value="41132.1901234985" calcext:value-type="float">
            <text:p>41132,19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Уватский</text:p>
          </table:table-cell>
          <table:table-cell table:style-name="ce35" office:value-type="float" office:value="19258" calcext:value-type="float">
            <text:p>19258</text:p>
          </table:table-cell>
          <table:table-cell table:formula="of:=[.B19]*0.3" office:value-type="float" office:value="5777.4" calcext:value-type="float">
            <text:p>5777,4</text:p>
          </table:table-cell>
          <table:table-cell table:style-name="ce39" table:formula="of:=[.B19]-[.B19]*0.3/100" office:value-type="float" office:value="19200.226" calcext:value-type="float">
            <text:p>19200</text:p>
          </table:table-cell>
          <table:table-cell table:formula="of:=[.D19]*0.3" office:value-type="float" office:value="5760.0678" calcext:value-type="float">
            <text:p>5760,07</text:p>
          </table:table-cell>
          <table:table-cell table:formula="of:=[.D19]-[.D19]*0.3/100" office:value-type="float" office:value="19142.625322" calcext:value-type="float">
            <text:p>19143</text:p>
          </table:table-cell>
          <table:table-cell table:formula="of:=[.F19]*0.3" office:value-type="float" office:value="5742.7875966" calcext:value-type="float">
            <text:p>5742,79</text:p>
          </table:table-cell>
          <table:table-cell table:formula="of:=[.F19]-[.F19]*0.3/100" office:value-type="float" office:value="19085.197446034" calcext:value-type="float">
            <text:p>19085</text:p>
          </table:table-cell>
          <table:table-cell table:formula="of:=[.H19]*0.3" office:value-type="float" office:value="5725.5592338102" calcext:value-type="float">
            <text:p>5725,56</text:p>
          </table:table-cell>
          <table:table-cell table:formula="of:=[.H19]-[.H19]*0.3/100" office:value-type="float" office:value="19027.9418536959" calcext:value-type="float">
            <text:p>19028</text:p>
          </table:table-cell>
          <table:table-cell table:formula="of:=[.J19]*0.3" office:value-type="float" office:value="5708.38255610877" calcext:value-type="float">
            <text:p>5708,38</text:p>
          </table:table-cell>
          <table:table-cell table:formula="of:=[.J19]-[.J19]*0.3/100" office:value-type="float" office:value="18970.8580281348" calcext:value-type="float">
            <text:p>18971</text:p>
          </table:table-cell>
          <table:table-cell table:formula="of:=[.L19]*0.3" office:value-type="float" office:value="5691.25740844044" calcext:value-type="float">
            <text:p>5691,26</text:p>
          </table:table-cell>
          <table:table-cell table:formula="of:=[.L19]-[.L19]*0.3/100" office:value-type="float" office:value="18913.9454540504" calcext:value-type="float">
            <text:p>18914</text:p>
          </table:table-cell>
          <table:table-cell table:formula="of:=[.N19]*0.3" office:value-type="float" office:value="5674.18363621512" calcext:value-type="float">
            <text:p>5674,18</text:p>
          </table:table-cell>
          <table:table-cell table:formula="of:=[.N19]-[.N19]*0.3/100" office:value-type="float" office:value="18857.2036176883" calcext:value-type="float">
            <text:p>18857</text:p>
          </table:table-cell>
          <table:table-cell table:formula="of:=[.P19]*0.3" office:value-type="float" office:value="5657.16108530648" calcext:value-type="float">
            <text:p>5657,16</text:p>
          </table:table-cell>
          <table:table-cell table:formula="of:=[.P19]-[.P19]*0.3/100" office:value-type="float" office:value="18800.6320068352" calcext:value-type="float">
            <text:p>18801</text:p>
          </table:table-cell>
          <table:table-cell table:formula="of:=[.R19]*0.3" office:value-type="float" office:value="5640.18960205056" calcext:value-type="float">
            <text:p>5640,19</text:p>
          </table:table-cell>
          <table:table-cell table:formula="of:=[.R19]-[.R19]*0.3/100" office:value-type="float" office:value="18744.2301108147" calcext:value-type="float">
            <text:p>18744</text:p>
          </table:table-cell>
          <table:table-cell table:formula="of:=[.T19]*0.3" office:value-type="float" office:value="5623.26903324441" calcext:value-type="float">
            <text:p>5623,27</text:p>
          </table:table-cell>
          <table:table-cell table:formula="of:=[.T19]-[.T19]*0.3/100" office:value-type="float" office:value="18687.9974204822" calcext:value-type="float">
            <text:p>18688</text:p>
          </table:table-cell>
          <table:table-cell table:formula="of:=[.V19]*0.3" office:value-type="float" office:value="5606.39922614467" calcext:value-type="float">
            <text:p>5606,4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Упоровский</text:p>
          </table:table-cell>
          <table:table-cell table:style-name="ce31" office:value-type="float" office:value="20662" calcext:value-type="float">
            <text:p>20662</text:p>
          </table:table-cell>
          <table:table-cell table:formula="of:=[.B20]*0.3" office:value-type="float" office:value="6198.6" calcext:value-type="float">
            <text:p>6198,6</text:p>
          </table:table-cell>
          <table:table-cell table:style-name="ce38" table:formula="of:=[.B20]+[.B20]*0.3/100" office:value-type="float" office:value="20723.986" calcext:value-type="float">
            <text:p>20724</text:p>
          </table:table-cell>
          <table:table-cell table:formula="of:=[.D20]*0.3" office:value-type="float" office:value="6217.1958" calcext:value-type="float">
            <text:p>6217,2</text:p>
          </table:table-cell>
          <table:table-cell table:formula="of:=[.D20]+[.D20]*0.3/100" office:value-type="float" office:value="20786.157958" calcext:value-type="float">
            <text:p>20786</text:p>
          </table:table-cell>
          <table:table-cell table:formula="of:=[.F20]*0.3" office:value-type="float" office:value="6235.8473874" calcext:value-type="float">
            <text:p>6235,85</text:p>
          </table:table-cell>
          <table:table-cell table:formula="of:=[.F20]+[.F20]*0.3/100" office:value-type="float" office:value="20848.516431874" calcext:value-type="float">
            <text:p>20849</text:p>
          </table:table-cell>
          <table:table-cell table:formula="of:=[.H20]*0.3" office:value-type="float" office:value="6254.5549295622" calcext:value-type="float">
            <text:p>6254,55</text:p>
          </table:table-cell>
          <table:table-cell table:formula="of:=[.H20]+[.H20]*0.3/100" office:value-type="float" office:value="20911.0619811696" calcext:value-type="float">
            <text:p>20911</text:p>
          </table:table-cell>
          <table:table-cell table:formula="of:=[.J20]*0.3" office:value-type="float" office:value="6273.31859435089" calcext:value-type="float">
            <text:p>6273,32</text:p>
          </table:table-cell>
          <table:table-cell table:formula="of:=[.J20]+[.J20]*0.3/100" office:value-type="float" office:value="20973.7951671131" calcext:value-type="float">
            <text:p>20974</text:p>
          </table:table-cell>
          <table:table-cell table:formula="of:=[.L20]*0.3" office:value-type="float" office:value="6292.13855013394" calcext:value-type="float">
            <text:p>6292,14</text:p>
          </table:table-cell>
          <table:table-cell table:formula="of:=[.L20]+[.L20]*0.3/100" office:value-type="float" office:value="21036.7165526145" calcext:value-type="float">
            <text:p>21037</text:p>
          </table:table-cell>
          <table:table-cell table:formula="of:=[.N20]*0.3" office:value-type="float" office:value="6311.01496578434" calcext:value-type="float">
            <text:p>6311,01</text:p>
          </table:table-cell>
          <table:table-cell table:formula="of:=[.N20]+[.N20]*0.3/100" office:value-type="float" office:value="21099.8267022723" calcext:value-type="float">
            <text:p>21100</text:p>
          </table:table-cell>
          <table:table-cell table:formula="of:=[.P20]*0.3" office:value-type="float" office:value="6329.94801068169" calcext:value-type="float">
            <text:p>6329,95</text:p>
          </table:table-cell>
          <table:table-cell table:formula="of:=[.P20]+[.P20]*0.3/100" office:value-type="float" office:value="21163.1261823791" calcext:value-type="float">
            <text:p>21163</text:p>
          </table:table-cell>
          <table:table-cell table:formula="of:=[.R20]*0.3" office:value-type="float" office:value="6348.93785471374" calcext:value-type="float">
            <text:p>6348,94</text:p>
          </table:table-cell>
          <table:table-cell table:formula="of:=[.R20]+[.R20]*0.3/100" office:value-type="float" office:value="21226.6155609263" calcext:value-type="float">
            <text:p>21227</text:p>
          </table:table-cell>
          <table:table-cell table:formula="of:=[.T20]*0.3" office:value-type="float" office:value="6367.98466827788" calcext:value-type="float">
            <text:p>6367,98</text:p>
          </table:table-cell>
          <table:table-cell table:formula="of:=[.T20]+[.T20]*0.3/100" office:value-type="float" office:value="21290.295407609" calcext:value-type="float">
            <text:p>21290</text:p>
          </table:table-cell>
          <table:table-cell table:formula="of:=[.V20]*0.3" office:value-type="float" office:value="6387.08862228271" calcext:value-type="float">
            <text:p>6387,09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Юргинский</text:p>
          </table:table-cell>
          <table:table-cell table:style-name="ce31" office:value-type="float" office:value="11786" calcext:value-type="float">
            <text:p>11786</text:p>
          </table:table-cell>
          <table:table-cell table:formula="of:=[.B21]*0.3" office:value-type="float" office:value="3535.8" calcext:value-type="float">
            <text:p>3535,8</text:p>
          </table:table-cell>
          <table:table-cell table:style-name="ce38" table:formula="of:=[.B21]-[.B21]*0.5/100" office:value-type="float" office:value="11727.07" calcext:value-type="float">
            <text:p>11727</text:p>
          </table:table-cell>
          <table:table-cell table:formula="of:=[.D21]*0.3" office:value-type="float" office:value="3518.121" calcext:value-type="float">
            <text:p>3518,12</text:p>
          </table:table-cell>
          <table:table-cell table:formula="of:=[.D21]-[.D21]*0.5/100" office:value-type="float" office:value="11668.43465" calcext:value-type="float">
            <text:p>11668</text:p>
          </table:table-cell>
          <table:table-cell table:formula="of:=[.F21]*0.3" office:value-type="float" office:value="3500.530395" calcext:value-type="float">
            <text:p>3500,53</text:p>
          </table:table-cell>
          <table:table-cell table:formula="of:=[.F21]-[.F21]*0.5/100" office:value-type="float" office:value="11610.09247675" calcext:value-type="float">
            <text:p>11610</text:p>
          </table:table-cell>
          <table:table-cell table:formula="of:=[.H21]*0.3" office:value-type="float" office:value="3483.027743025" calcext:value-type="float">
            <text:p>3483,03</text:p>
          </table:table-cell>
          <table:table-cell table:formula="of:=[.H21]-[.H21]*0.5/100" office:value-type="float" office:value="11552.0420143663" calcext:value-type="float">
            <text:p>11552</text:p>
          </table:table-cell>
          <table:table-cell table:formula="of:=[.J21]*0.3" office:value-type="float" office:value="3465.61260430988" calcext:value-type="float">
            <text:p>3465,61</text:p>
          </table:table-cell>
          <table:table-cell table:formula="of:=[.J21]-[.J21]*0.5/100" office:value-type="float" office:value="11494.2818042944" calcext:value-type="float">
            <text:p>11494</text:p>
          </table:table-cell>
          <table:table-cell table:formula="of:=[.L21]*0.3" office:value-type="float" office:value="3448.28454128833" calcext:value-type="float">
            <text:p>3448,28</text:p>
          </table:table-cell>
          <table:table-cell table:formula="of:=[.L21]-[.L21]*0.5/100" office:value-type="float" office:value="11436.8103952729" calcext:value-type="float">
            <text:p>11437</text:p>
          </table:table-cell>
          <table:table-cell table:formula="of:=[.N21]*0.3" office:value-type="float" office:value="3431.04311858188" calcext:value-type="float">
            <text:p>3431,04</text:p>
          </table:table-cell>
          <table:table-cell table:formula="of:=[.N21]-[.N21]*0.5/100" office:value-type="float" office:value="11379.6263432966" calcext:value-type="float">
            <text:p>11380</text:p>
          </table:table-cell>
          <table:table-cell table:formula="of:=[.P21]*0.3" office:value-type="float" office:value="3413.88790298898" calcext:value-type="float">
            <text:p>3413,89</text:p>
          </table:table-cell>
          <table:table-cell table:formula="of:=[.P21]-[.P21]*0.5/100" office:value-type="float" office:value="11322.7282115801" calcext:value-type="float">
            <text:p>11323</text:p>
          </table:table-cell>
          <table:table-cell table:formula="of:=[.R21]*0.3" office:value-type="float" office:value="3396.81846347403" calcext:value-type="float">
            <text:p>3396,82</text:p>
          </table:table-cell>
          <table:table-cell table:formula="of:=[.R21]-[.R21]*0.5/100" office:value-type="float" office:value="11266.1145705222" calcext:value-type="float">
            <text:p>11266</text:p>
          </table:table-cell>
          <table:table-cell table:formula="of:=[.T21]*0.3" office:value-type="float" office:value="3379.83437115666" calcext:value-type="float">
            <text:p>3379,83</text:p>
          </table:table-cell>
          <table:table-cell table:formula="of:=[.T21]-[.T21]*0.5/100" office:value-type="float" office:value="11209.7839976696" calcext:value-type="float">
            <text:p>11210</text:p>
          </table:table-cell>
          <table:table-cell table:formula="of:=[.V21]*0.3" office:value-type="float" office:value="3362.93519930088" calcext:value-type="float">
            <text:p>3362,94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Ялуторовский</text:p>
          </table:table-cell>
          <table:table-cell table:style-name="ce31" office:value-type="float" office:value="14461" calcext:value-type="float">
            <text:p>14461</text:p>
          </table:table-cell>
          <table:table-cell table:formula="of:=[.B22]*0.3" office:value-type="float" office:value="4338.3" calcext:value-type="float">
            <text:p>4338,3</text:p>
          </table:table-cell>
          <table:table-cell table:style-name="ce38" table:formula="of:=[.B22]+[.B22]*0.3/100" office:value-type="float" office:value="14504.383" calcext:value-type="float">
            <text:p>14504</text:p>
          </table:table-cell>
          <table:table-cell table:formula="of:=[.D22]*0.3" office:value-type="float" office:value="4351.3149" calcext:value-type="float">
            <text:p>4351,31</text:p>
          </table:table-cell>
          <table:table-cell table:formula="of:=[.D22]+[.D22]*0.3/100" office:value-type="float" office:value="14547.896149" calcext:value-type="float">
            <text:p>14548</text:p>
          </table:table-cell>
          <table:table-cell table:formula="of:=[.F22]*0.3" office:value-type="float" office:value="4364.3688447" calcext:value-type="float">
            <text:p>4364,37</text:p>
          </table:table-cell>
          <table:table-cell table:formula="of:=[.F22]+[.F22]*0.3/100" office:value-type="float" office:value="14591.539837447" calcext:value-type="float">
            <text:p>14592</text:p>
          </table:table-cell>
          <table:table-cell table:formula="of:=[.H22]*0.3" office:value-type="float" office:value="4377.4619512341" calcext:value-type="float">
            <text:p>4377,46</text:p>
          </table:table-cell>
          <table:table-cell table:formula="of:=[.H22]+[.H22]*0.3/100" office:value-type="float" office:value="14635.3144569593" calcext:value-type="float">
            <text:p>14635</text:p>
          </table:table-cell>
          <table:table-cell table:formula="of:=[.J22]*0.3" office:value-type="float" office:value="4390.5943370878" calcext:value-type="float">
            <text:p>4390,59</text:p>
          </table:table-cell>
          <table:table-cell table:formula="of:=[.J22]+[.J22]*0.3/100" office:value-type="float" office:value="14679.2204003302" calcext:value-type="float">
            <text:p>14679</text:p>
          </table:table-cell>
          <table:table-cell table:formula="of:=[.L22]*0.3" office:value-type="float" office:value="4403.76612009907" calcext:value-type="float">
            <text:p>4403,77</text:p>
          </table:table-cell>
          <table:table-cell table:formula="of:=[.L22]+[.L22]*0.3/100" office:value-type="float" office:value="14723.2580615312" calcext:value-type="float">
            <text:p>14723</text:p>
          </table:table-cell>
          <table:table-cell table:formula="of:=[.N22]*0.3" office:value-type="float" office:value="4416.97741845936" calcext:value-type="float">
            <text:p>4416,98</text:p>
          </table:table-cell>
          <table:table-cell table:formula="of:=[.N22]+[.N22]*0.3/100" office:value-type="float" office:value="14767.4278357158" calcext:value-type="float">
            <text:p>14767</text:p>
          </table:table-cell>
          <table:table-cell table:formula="of:=[.P22]*0.3" office:value-type="float" office:value="4430.22835071474" calcext:value-type="float">
            <text:p>4430,23</text:p>
          </table:table-cell>
          <table:table-cell table:formula="of:=[.P22]+[.P22]*0.3/100" office:value-type="float" office:value="14811.730119223" calcext:value-type="float">
            <text:p>14812</text:p>
          </table:table-cell>
          <table:table-cell table:formula="of:=[.R22]*0.3" office:value-type="float" office:value="4443.51903576689" calcext:value-type="float">
            <text:p>4443,52</text:p>
          </table:table-cell>
          <table:table-cell table:formula="of:=[.R22]+[.R22]*0.3/100" office:value-type="float" office:value="14856.1653095806" calcext:value-type="float">
            <text:p>14856</text:p>
          </table:table-cell>
          <table:table-cell table:formula="of:=[.T22]*0.3" office:value-type="float" office:value="4456.84959287419" calcext:value-type="float">
            <text:p>4456,85</text:p>
          </table:table-cell>
          <table:table-cell table:formula="of:=[.T22]+[.T22]*0.3/100" office:value-type="float" office:value="14900.7338055094" calcext:value-type="float">
            <text:p>14901</text:p>
          </table:table-cell>
          <table:table-cell table:formula="of:=[.V22]*0.3" office:value-type="float" office:value="4470.22014165281" calcext:value-type="float">
            <text:p>4470,22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Ярковский</text:p>
          </table:table-cell>
          <table:table-cell table:style-name="ce31" office:value-type="float" office:value="22937" calcext:value-type="float">
            <text:p>22937</text:p>
          </table:table-cell>
          <table:table-cell table:formula="of:=[.B23]*0.3" office:value-type="float" office:value="6881.1" calcext:value-type="float">
            <text:p>6881,1</text:p>
          </table:table-cell>
          <table:table-cell table:style-name="ce38" table:formula="of:=[.B23]+[.B23]*0.3/100" office:value-type="float" office:value="23005.811" calcext:value-type="float">
            <text:p>23006</text:p>
          </table:table-cell>
          <table:table-cell table:formula="of:=[.D23]*0.3" office:value-type="float" office:value="6901.7433" calcext:value-type="float">
            <text:p>6901,74</text:p>
          </table:table-cell>
          <table:table-cell table:formula="of:=[.D23]+[.D23]*0.3/100" office:value-type="float" office:value="23074.828433" calcext:value-type="float">
            <text:p>23075</text:p>
          </table:table-cell>
          <table:table-cell table:formula="of:=[.F23]*0.3" office:value-type="float" office:value="6922.4485299" calcext:value-type="float">
            <text:p>6922,45</text:p>
          </table:table-cell>
          <table:table-cell table:formula="of:=[.F23]+[.F23]*0.3/100" office:value-type="float" office:value="23144.052918299" calcext:value-type="float">
            <text:p>23144</text:p>
          </table:table-cell>
          <table:table-cell table:formula="of:=[.H23]*0.3" office:value-type="float" office:value="6943.2158754897" calcext:value-type="float">
            <text:p>6943,22</text:p>
          </table:table-cell>
          <table:table-cell table:formula="of:=[.H23]+[.H23]*0.3/100" office:value-type="float" office:value="23213.4850770539" calcext:value-type="float">
            <text:p>23213</text:p>
          </table:table-cell>
          <table:table-cell table:formula="of:=[.J23]*0.3" office:value-type="float" office:value="6964.04552311617" calcext:value-type="float">
            <text:p>6964,05</text:p>
          </table:table-cell>
          <table:table-cell table:formula="of:=[.J23]+[.J23]*0.3/100" office:value-type="float" office:value="23283.1255322851" calcext:value-type="float">
            <text:p>23283</text:p>
          </table:table-cell>
          <table:table-cell table:formula="of:=[.L23]*0.3" office:value-type="float" office:value="6984.93765968552" calcext:value-type="float">
            <text:p>6984,94</text:p>
          </table:table-cell>
          <table:table-cell table:formula="of:=[.L23]+[.L23]*0.3/100" office:value-type="float" office:value="23352.9749088819" calcext:value-type="float">
            <text:p>23353</text:p>
          </table:table-cell>
          <table:table-cell table:formula="of:=[.N23]*0.3" office:value-type="float" office:value="7005.89247266458" calcext:value-type="float">
            <text:p>7005,89</text:p>
          </table:table-cell>
          <table:table-cell table:formula="of:=[.N23]+[.N23]*0.3/100" office:value-type="float" office:value="23423.0338336086" calcext:value-type="float">
            <text:p>23423</text:p>
          </table:table-cell>
          <table:table-cell table:formula="of:=[.P23]*0.3" office:value-type="float" office:value="7026.91015008257" calcext:value-type="float">
            <text:p>7026,91</text:p>
          </table:table-cell>
          <table:table-cell table:formula="of:=[.P23]+[.P23]*0.3/100" office:value-type="float" office:value="23493.3029351094" calcext:value-type="float">
            <text:p>23493</text:p>
          </table:table-cell>
          <table:table-cell table:formula="of:=[.R23]*0.3" office:value-type="float" office:value="7047.99088053282" calcext:value-type="float">
            <text:p>7047,99</text:p>
          </table:table-cell>
          <table:table-cell table:formula="of:=[.R23]+[.R23]*0.3/100" office:value-type="float" office:value="23563.7828439147" calcext:value-type="float">
            <text:p>23564</text:p>
          </table:table-cell>
          <table:table-cell table:formula="of:=[.T23]*0.3" office:value-type="float" office:value="7069.13485317442" calcext:value-type="float">
            <text:p>7069,13</text:p>
          </table:table-cell>
          <table:table-cell table:formula="of:=[.T23]+[.T23]*0.3/100" office:value-type="float" office:value="23634.4741924465" calcext:value-type="float">
            <text:p>23634</text:p>
          </table:table-cell>
          <table:table-cell table:formula="of:=[.V23]*0.3" office:value-type="float" office:value="7090.34225773394" calcext:value-type="float">
            <text:p>7090,34</text:p>
          </table:table-cell>
          <table:table-cell table:number-columns-repeated="1001"/>
        </table:table-row>
        <table:table-row table:style-name="ro10">
          <table:table-cell table:style-name="ce32" office:value-type="string" calcext:value-type="string">
            <text:p>г. Тюмень</text:p>
          </table:table-cell>
          <table:table-cell table:style-name="ce32" office:value-type="float" office:value="697037" calcext:value-type="float">
            <text:p>697037</text:p>
          </table:table-cell>
          <table:table-cell table:formula="of:=[.B24]*0.3" office:value-type="float" office:value="209111.1" calcext:value-type="float">
            <text:p>209111,1</text:p>
          </table:table-cell>
          <table:table-cell table:style-name="ce40" table:formula="of:=[.B24]+[.B24]*2.8/100" office:value-type="float" office:value="716554.036" calcext:value-type="float">
            <text:p>716554</text:p>
          </table:table-cell>
          <table:table-cell table:formula="of:=[.D24]*0.3" office:value-type="float" office:value="214966.2108" calcext:value-type="float">
            <text:p>214966,21</text:p>
          </table:table-cell>
          <table:table-cell table:formula="of:=[.D24]+[.D24]*2.8/100" office:value-type="float" office:value="736617.549008" calcext:value-type="float">
            <text:p>736618</text:p>
          </table:table-cell>
          <table:table-cell table:formula="of:=[.F24]*0.3" office:value-type="float" office:value="220985.2647024" calcext:value-type="float">
            <text:p>220985,26</text:p>
          </table:table-cell>
          <table:table-cell table:formula="of:=[.F24]+[.F24]*2.8/100" office:value-type="float" office:value="757242.840380224" calcext:value-type="float">
            <text:p>757243</text:p>
          </table:table-cell>
          <table:table-cell table:formula="of:=[.H24]*0.3" office:value-type="float" office:value="227172.852114067" calcext:value-type="float">
            <text:p>227172,85</text:p>
          </table:table-cell>
          <table:table-cell table:formula="of:=[.H24]+[.H24]*2.8/100" office:value-type="float" office:value="778445.63991087" calcext:value-type="float">
            <text:p>778446</text:p>
          </table:table-cell>
          <table:table-cell table:formula="of:=[.J24]*0.3" office:value-type="float" office:value="233533.691973261" calcext:value-type="float">
            <text:p>233533,69</text:p>
          </table:table-cell>
          <table:table-cell table:formula="of:=[.J24]+[.J24]*2.8/100" office:value-type="float" office:value="800242.117828375" calcext:value-type="float">
            <text:p>800242</text:p>
          </table:table-cell>
          <table:table-cell table:formula="of:=[.L24]*0.3" office:value-type="float" office:value="240072.635348512" calcext:value-type="float">
            <text:p>240072,64</text:p>
          </table:table-cell>
          <table:table-cell table:formula="of:=[.L24]+[.L24]*2.8/100" office:value-type="float" office:value="822648.897127569" calcext:value-type="float">
            <text:p>822649</text:p>
          </table:table-cell>
          <table:table-cell table:formula="of:=[.N24]*0.3" office:value-type="float" office:value="246794.669138271" calcext:value-type="float">
            <text:p>246794,67</text:p>
          </table:table-cell>
          <table:table-cell table:formula="of:=[.N24]+[.N24]*2.8/100" office:value-type="float" office:value="845683.066247141" calcext:value-type="float">
            <text:p>845683</text:p>
          </table:table-cell>
          <table:table-cell table:formula="of:=[.P24]*0.3" office:value-type="float" office:value="253704.919874142" calcext:value-type="float">
            <text:p>253704,92</text:p>
          </table:table-cell>
          <table:table-cell table:formula="of:=[.P24]+[.P24]*2.8/100" office:value-type="float" office:value="869362.192102061" calcext:value-type="float">
            <text:p>869362</text:p>
          </table:table-cell>
          <table:table-cell table:formula="of:=[.R24]*0.3" office:value-type="float" office:value="260808.657630618" calcext:value-type="float">
            <text:p>260808,66</text:p>
          </table:table-cell>
          <table:table-cell table:formula="of:=[.R24]+[.R24]*2.8/100" office:value-type="float" office:value="893704.333480919" calcext:value-type="float">
            <text:p>893704</text:p>
          </table:table-cell>
          <table:table-cell table:formula="of:=[.T24]*0.3" office:value-type="float" office:value="268111.300044276" calcext:value-type="float">
            <text:p>268111,3</text:p>
          </table:table-cell>
          <table:table-cell table:formula="of:=[.T24]+[.T24]*2.8/100" office:value-type="float" office:value="918728.054818384" calcext:value-type="float">
            <text:p>918728</text:p>
          </table:table-cell>
          <table:table-cell table:formula="of:=[.V24]*0.3" office:value-type="float" office:value="275618.416445515" calcext:value-type="float">
            <text:p>275618,42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Заводоуковский ГО</text:p>
          </table:table-cell>
          <table:table-cell office:value-type="float" office:value="46378" calcext:value-type="float">
            <text:p>46378</text:p>
          </table:table-cell>
          <table:table-cell table:formula="of:=[.B25]*0.3" office:value-type="float" office:value="13913.4" calcext:value-type="float">
            <text:p>13913,4</text:p>
          </table:table-cell>
          <table:table-cell table:style-name="ce38" table:formula="of:=[.B25]+[.B25]*0.3/100" office:value-type="float" office:value="46517.134" calcext:value-type="float">
            <text:p>46517</text:p>
          </table:table-cell>
          <table:table-cell table:formula="of:=[.D25]*0.3" office:value-type="float" office:value="13955.1402" calcext:value-type="float">
            <text:p>13955,14</text:p>
          </table:table-cell>
          <table:table-cell table:formula="of:=[.D25]+[.D25]*0.3/100" office:value-type="float" office:value="46656.685402" calcext:value-type="float">
            <text:p>46657</text:p>
          </table:table-cell>
          <table:table-cell table:formula="of:=[.F25]*0.3" office:value-type="float" office:value="13997.0056206" calcext:value-type="float">
            <text:p>13997,01</text:p>
          </table:table-cell>
          <table:table-cell table:formula="of:=[.F25]+[.F25]*0.3/100" office:value-type="float" office:value="46796.655458206" calcext:value-type="float">
            <text:p>46797</text:p>
          </table:table-cell>
          <table:table-cell table:formula="of:=[.H25]*0.3" office:value-type="float" office:value="14038.9966374618" calcext:value-type="float">
            <text:p>14039</text:p>
          </table:table-cell>
          <table:table-cell table:formula="of:=[.H25]+[.H25]*0.3/100" office:value-type="float" office:value="46937.0454245806" calcext:value-type="float">
            <text:p>46937</text:p>
          </table:table-cell>
          <table:table-cell table:formula="of:=[.J25]*0.3" office:value-type="float" office:value="14081.1136273742" calcext:value-type="float">
            <text:p>14081,11</text:p>
          </table:table-cell>
          <table:table-cell table:formula="of:=[.J25]+[.J25]*0.3/100" office:value-type="float" office:value="47077.8565608544" calcext:value-type="float">
            <text:p>47078</text:p>
          </table:table-cell>
          <table:table-cell table:formula="of:=[.L25]*0.3" office:value-type="float" office:value="14123.3569682563" calcext:value-type="float">
            <text:p>14123,36</text:p>
          </table:table-cell>
          <table:table-cell table:formula="of:=[.L25]+[.L25]*0.3/100" office:value-type="float" office:value="47219.0901305369" calcext:value-type="float">
            <text:p>47219</text:p>
          </table:table-cell>
          <table:table-cell table:formula="of:=[.N25]*0.3" office:value-type="float" office:value="14165.7270391611" calcext:value-type="float">
            <text:p>14165,73</text:p>
          </table:table-cell>
          <table:table-cell table:formula="of:=[.N25]+[.N25]*0.3/100" office:value-type="float" office:value="47360.7474009285" calcext:value-type="float">
            <text:p>47361</text:p>
          </table:table-cell>
          <table:table-cell table:formula="of:=[.P25]*0.3" office:value-type="float" office:value="14208.2242202786" calcext:value-type="float">
            <text:p>14208,22</text:p>
          </table:table-cell>
          <table:table-cell table:formula="of:=[.P25]+[.P25]*0.3/100" office:value-type="float" office:value="47502.8296431313" calcext:value-type="float">
            <text:p>47503</text:p>
          </table:table-cell>
          <table:table-cell table:formula="of:=[.R25]*0.3" office:value-type="float" office:value="14250.8488929394" calcext:value-type="float">
            <text:p>14250,85</text:p>
          </table:table-cell>
          <table:table-cell table:formula="of:=[.R25]+[.R25]*0.3/100" office:value-type="float" office:value="47645.3381320607" calcext:value-type="float">
            <text:p>47645</text:p>
          </table:table-cell>
          <table:table-cell table:formula="of:=[.T25]*0.3" office:value-type="float" office:value="14293.6014396182" calcext:value-type="float">
            <text:p>14293,6</text:p>
          </table:table-cell>
          <table:table-cell table:formula="of:=[.T25]+[.T25]*0.3/100" office:value-type="float" office:value="47788.2741464569" calcext:value-type="float">
            <text:p>47788</text:p>
          </table:table-cell>
          <table:table-cell table:formula="of:=[.V25]*0.3" office:value-type="float" office:value="14336.4822439371" calcext:value-type="float">
            <text:p>14336,48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г. Ишим</text:p>
          </table:table-cell>
          <table:table-cell table:style-name="ce31" office:value-type="float" office:value="65400" calcext:value-type="float">
            <text:p>65400</text:p>
          </table:table-cell>
          <table:table-cell table:formula="of:=[.B26]*0.3" office:value-type="float" office:value="19620" calcext:value-type="float">
            <text:p>19620</text:p>
          </table:table-cell>
          <table:table-cell table:style-name="ce38" table:formula="of:=[.B26]+[.B26]*0.2/100" office:value-type="float" office:value="65530.8" calcext:value-type="float">
            <text:p>65531</text:p>
          </table:table-cell>
          <table:table-cell table:formula="of:=[.D26]*0.3" office:value-type="float" office:value="19659.24" calcext:value-type="float">
            <text:p>19659,24</text:p>
          </table:table-cell>
          <table:table-cell table:formula="of:=[.D26]+[.D26]*0.2/100" office:value-type="float" office:value="65661.8616" calcext:value-type="float">
            <text:p>65662</text:p>
          </table:table-cell>
          <table:table-cell table:formula="of:=[.F26]*0.3" office:value-type="float" office:value="19698.55848" calcext:value-type="float">
            <text:p>19698,56</text:p>
          </table:table-cell>
          <table:table-cell table:formula="of:=[.F26]+[.F26]*0.2/100" office:value-type="float" office:value="65793.1853232" calcext:value-type="float">
            <text:p>65793</text:p>
          </table:table-cell>
          <table:table-cell table:formula="of:=[.H26]*0.3" office:value-type="float" office:value="19737.95559696" calcext:value-type="float">
            <text:p>19737,96</text:p>
          </table:table-cell>
          <table:table-cell table:formula="of:=[.H26]+[.H26]*0.2/100" office:value-type="float" office:value="65924.7716938464" calcext:value-type="float">
            <text:p>65925</text:p>
          </table:table-cell>
          <table:table-cell table:formula="of:=[.J26]*0.3" office:value-type="float" office:value="19777.4315081539" calcext:value-type="float">
            <text:p>19777,43</text:p>
          </table:table-cell>
          <table:table-cell table:formula="of:=[.J26]+[.J26]*0.2/100" office:value-type="float" office:value="66056.6212372341" calcext:value-type="float">
            <text:p>66057</text:p>
          </table:table-cell>
          <table:table-cell table:formula="of:=[.L26]*0.3" office:value-type="float" office:value="19816.9863711702" calcext:value-type="float">
            <text:p>19816,99</text:p>
          </table:table-cell>
          <table:table-cell table:formula="of:=[.L26]-[.L26]*0.2/100" office:value-type="float" office:value="65924.5079947596" calcext:value-type="float">
            <text:p>65925</text:p>
          </table:table-cell>
          <table:table-cell table:formula="of:=[.N26]*0.3" office:value-type="float" office:value="19777.3523984279" calcext:value-type="float">
            <text:p>19777,35</text:p>
          </table:table-cell>
          <table:table-cell table:formula="of:=[.N26]+[.N26]*0.2/100" office:value-type="float" office:value="66056.3570107491" calcext:value-type="float">
            <text:p>66056</text:p>
          </table:table-cell>
          <table:table-cell table:formula="of:=[.P26]*0.3" office:value-type="float" office:value="19816.9071032247" calcext:value-type="float">
            <text:p>19816,91</text:p>
          </table:table-cell>
          <table:table-cell table:formula="of:=[.P26]+[.P26]*0.2/100" office:value-type="float" office:value="66188.4697247706" calcext:value-type="float">
            <text:p>66188</text:p>
          </table:table-cell>
          <table:table-cell table:formula="of:=[.R26]*0.3" office:value-type="float" office:value="19856.5409174312" calcext:value-type="float">
            <text:p>19856,54</text:p>
          </table:table-cell>
          <table:table-cell table:formula="of:=[.R26]+[.R26]*0.2/100" office:value-type="float" office:value="66320.8466642202" calcext:value-type="float">
            <text:p>66321</text:p>
          </table:table-cell>
          <table:table-cell table:formula="of:=[.T26]*0.3" office:value-type="float" office:value="19896.2539992661" calcext:value-type="float">
            <text:p>19896,25</text:p>
          </table:table-cell>
          <table:table-cell table:formula="of:=[.T26]+[.T26]*0.2/100" office:value-type="float" office:value="66453.4883575486" calcext:value-type="float">
            <text:p>66453</text:p>
          </table:table-cell>
          <table:table-cell table:formula="of:=[.V26]*0.3" office:value-type="float" office:value="19936.0465072646" calcext:value-type="float">
            <text:p>19936,05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г. Тобольск</text:p>
          </table:table-cell>
          <table:table-cell table:style-name="ce31" office:value-type="float" office:value="101781" calcext:value-type="float">
            <text:p>101781</text:p>
          </table:table-cell>
          <table:table-cell table:formula="of:=[.B27]*0.3" office:value-type="float" office:value="30534.3" calcext:value-type="float">
            <text:p>30534,3</text:p>
          </table:table-cell>
          <table:table-cell table:style-name="ce38" table:formula="of:=[.B27]-[.B27]*0.005/100" office:value-type="float" office:value="101775.91095" calcext:value-type="float">
            <text:p>101776</text:p>
          </table:table-cell>
          <table:table-cell table:formula="of:=[.D27]*0.3" office:value-type="float" office:value="30532.773285" calcext:value-type="float">
            <text:p>30532,77</text:p>
          </table:table-cell>
          <table:table-cell table:formula="of:=[.D27]-[.D27]*0.005/100" office:value-type="float" office:value="101770.822154453" calcext:value-type="float">
            <text:p>101771</text:p>
          </table:table-cell>
          <table:table-cell table:formula="of:=[.F27]*0.3" office:value-type="float" office:value="30531.2466463358" calcext:value-type="float">
            <text:p>30531,25</text:p>
          </table:table-cell>
          <table:table-cell table:formula="of:=[.F27]-[.F27]*0.005/100" office:value-type="float" office:value="101765.733613345" calcext:value-type="float">
            <text:p>101766</text:p>
          </table:table-cell>
          <table:table-cell table:formula="of:=[.H27]*0.3" office:value-type="float" office:value="30529.7200840034" calcext:value-type="float">
            <text:p>30529,72</text:p>
          </table:table-cell>
          <table:table-cell table:formula="of:=[.H27]-[.H27]*0.005/100" office:value-type="float" office:value="101760.645326664" calcext:value-type="float">
            <text:p>101761</text:p>
          </table:table-cell>
          <table:table-cell table:formula="of:=[.J27]*0.3" office:value-type="float" office:value="30528.1935979992" calcext:value-type="float">
            <text:p>30528,19</text:p>
          </table:table-cell>
          <table:table-cell table:formula="of:=[.J27]-[.J27]*0.005/100" office:value-type="float" office:value="101755.557294398" calcext:value-type="float">
            <text:p>101756</text:p>
          </table:table-cell>
          <table:table-cell table:formula="of:=[.L27]*0.3" office:value-type="float" office:value="30526.6671883193" calcext:value-type="float">
            <text:p>30526,67</text:p>
          </table:table-cell>
          <table:table-cell table:formula="of:=[.L27]-[.L27]*0.005/100" office:value-type="float" office:value="101750.469516533" calcext:value-type="float">
            <text:p>101750</text:p>
          </table:table-cell>
          <table:table-cell table:formula="of:=[.N27]*0.3" office:value-type="float" office:value="30525.1408549599" calcext:value-type="float">
            <text:p>30525,14</text:p>
          </table:table-cell>
          <table:table-cell table:formula="of:=[.N27]-[.N27]*0.005/100" office:value-type="float" office:value="101745.381993057" calcext:value-type="float">
            <text:p>101745</text:p>
          </table:table-cell>
          <table:table-cell table:formula="of:=[.P27]*0.3" office:value-type="float" office:value="30523.6145979172" calcext:value-type="float">
            <text:p>30523,61</text:p>
          </table:table-cell>
          <table:table-cell table:formula="of:=[.P27]-[.P27]*0.005/100" office:value-type="float" office:value="101740.294723958" calcext:value-type="float">
            <text:p>101740</text:p>
          </table:table-cell>
          <table:table-cell table:formula="of:=[.R27]*0.3" office:value-type="float" office:value="30522.0884171873" calcext:value-type="float">
            <text:p>30522,09</text:p>
          </table:table-cell>
          <table:table-cell table:formula="of:=[.R27]-[.R27]*0.005/100" office:value-type="float" office:value="101735.207709221" calcext:value-type="float">
            <text:p>101735</text:p>
          </table:table-cell>
          <table:table-cell table:formula="of:=[.T27]*0.3" office:value-type="float" office:value="30520.5623127664" calcext:value-type="float">
            <text:p>30520,56</text:p>
          </table:table-cell>
          <table:table-cell table:formula="of:=[.T27]-[.T27]*0.005/100" office:value-type="float" office:value="101730.120948836" calcext:value-type="float">
            <text:p>101730</text:p>
          </table:table-cell>
          <table:table-cell table:formula="of:=[.V27]*0.3" office:value-type="float" office:value="30519.0362846508" calcext:value-type="float">
            <text:p>30519,04</text:p>
          </table:table-cell>
          <table:table-cell table:number-columns-repeated="1001"/>
        </table:table-row>
        <table:table-row table:style-name="ro10">
          <table:table-cell table:style-name="ce31" office:value-type="string" calcext:value-type="string">
            <text:p>г. Ялуторовск</text:p>
          </table:table-cell>
          <table:table-cell table:style-name="ce31" office:value-type="float" office:value="38838" calcext:value-type="float">
            <text:p>38838</text:p>
          </table:table-cell>
          <table:table-cell table:formula="of:=[.B28]*0.3" office:value-type="float" office:value="11651.4" calcext:value-type="float">
            <text:p>11651,4</text:p>
          </table:table-cell>
          <table:table-cell table:style-name="ce38" table:formula="of:=[.B28]+[.B28]*1.3/100" office:value-type="float" office:value="39342.894" calcext:value-type="float">
            <text:p>39343</text:p>
          </table:table-cell>
          <table:table-cell table:formula="of:=[.D28]*0.3" office:value-type="float" office:value="11802.8682" calcext:value-type="float">
            <text:p>11802,87</text:p>
          </table:table-cell>
          <table:table-cell table:formula="of:=[.D28]+[.D28]*1.3/100" office:value-type="float" office:value="39854.351622" calcext:value-type="float">
            <text:p>39854</text:p>
          </table:table-cell>
          <table:table-cell table:formula="of:=[.F28]*0.3" office:value-type="float" office:value="11956.3054866" calcext:value-type="float">
            <text:p>11956,31</text:p>
          </table:table-cell>
          <table:table-cell table:formula="of:=[.F28]+[.F28]*1.3/100" office:value-type="float" office:value="40372.458193086" calcext:value-type="float">
            <text:p>40372</text:p>
          </table:table-cell>
          <table:table-cell table:formula="of:=[.H28]*0.3" office:value-type="float" office:value="12111.7374579258" calcext:value-type="float">
            <text:p>12111,74</text:p>
          </table:table-cell>
          <table:table-cell table:formula="of:=[.H28]+[.H28]*1.3/100" office:value-type="float" office:value="40897.3001495961" calcext:value-type="float">
            <text:p>40897</text:p>
          </table:table-cell>
          <table:table-cell table:formula="of:=[.J28]*0.3" office:value-type="float" office:value="12269.1900448788" calcext:value-type="float">
            <text:p>12269,19</text:p>
          </table:table-cell>
          <table:table-cell table:formula="of:=[.J28]+[.J28]*1.3/100" office:value-type="float" office:value="41428.9650515409" calcext:value-type="float">
            <text:p>41429</text:p>
          </table:table-cell>
          <table:table-cell table:formula="of:=[.L28]*0.3" office:value-type="float" office:value="12428.6895154623" calcext:value-type="float">
            <text:p>12428,69</text:p>
          </table:table-cell>
          <table:table-cell table:formula="of:=[.L28]+[.L28]*1.3/100" office:value-type="float" office:value="41967.5415972109" calcext:value-type="float">
            <text:p>41968</text:p>
          </table:table-cell>
          <table:table-cell table:formula="of:=[.N28]*0.3" office:value-type="float" office:value="12590.2624791633" calcext:value-type="float">
            <text:p>12590,26</text:p>
          </table:table-cell>
          <table:table-cell table:formula="of:=[.N28]+[.N28]*1.3/100" office:value-type="float" office:value="42513.1196379746" calcext:value-type="float">
            <text:p>42513</text:p>
          </table:table-cell>
          <table:table-cell table:formula="of:=[.P28]*0.3" office:value-type="float" office:value="12753.9358913924" calcext:value-type="float">
            <text:p>12753,94</text:p>
          </table:table-cell>
          <table:table-cell table:formula="of:=[.P28]+[.P28]*1.3/100" office:value-type="float" office:value="43065.7901932683" calcext:value-type="float">
            <text:p>43066</text:p>
          </table:table-cell>
          <table:table-cell table:formula="of:=[.R28]*0.3" office:value-type="float" office:value="12919.7370579805" calcext:value-type="float">
            <text:p>12919,74</text:p>
          </table:table-cell>
          <table:table-cell table:formula="of:=[.R28]+[.R28]*1.3/100" office:value-type="float" office:value="43625.6454657808" calcext:value-type="float">
            <text:p>43626</text:p>
          </table:table-cell>
          <table:table-cell table:formula="of:=[.T28]*0.3" office:value-type="float" office:value="13087.6936397342" calcext:value-type="float">
            <text:p>13087,69</text:p>
          </table:table-cell>
          <table:table-cell table:formula="of:=[.T28]+[.T28]*1.3/100" office:value-type="float" office:value="44192.778856836" calcext:value-type="float">
            <text:p>44193</text:p>
          </table:table-cell>
          <table:table-cell table:formula="of:=[.V28]*0.3" office:value-type="float" office:value="13257.8336570508" calcext:value-type="float">
            <text:p>13257,83</text:p>
          </table:table-cell>
          <table:table-cell table:number-columns-repeated="1001"/>
        </table:table-row>
        <table:table-row table:style-name="ro5">
          <table:table-cell table:style-name="ce33" office:value-type="string" calcext:value-type="string">
            <text:p>Итого:</text:p>
          </table:table-cell>
          <table:table-cell table:style-name="ce36" table:formula="of:=SUM([.B3:.B28])" office:value-type="float" office:value="1429232" calcext:value-type="float">
            <text:p>1429232</text:p>
          </table:table-cell>
          <table:table-cell table:style-name="ce36" table:formula="of:=SUM([.C3:.C28])" office:value-type="float" office:value="428769.6" calcext:value-type="float">
            <text:p>428769,6</text:p>
          </table:table-cell>
          <table:table-cell table:style-name="ce41" table:formula="of:=SUM([.D3:.D28])" office:value-type="float" office:value="1450045.47385" calcext:value-type="float">
            <text:p>1450045</text:p>
          </table:table-cell>
          <table:table-cell table:style-name="ce36" table:formula="of:=SUM([.E3:.E28])" office:value-type="float" office:value="435013.642155" calcext:value-type="float">
            <text:p>435013,64</text:p>
          </table:table-cell>
          <table:table-cell table:style-name="ce41" table:formula="of:=SUM([.F3:.F28])" office:value-type="float" office:value="1471509.76938454" calcext:value-type="float">
            <text:p>1471510</text:p>
          </table:table-cell>
          <table:table-cell table:style-name="ce36" table:formula="of:=SUM([.G3:.G28])" office:value-type="float" office:value="441452.930815363" calcext:value-type="float">
            <text:p>441452,93</text:p>
          </table:table-cell>
          <table:table-cell table:style-name="ce41" table:formula="of:=SUM([.H3:.H28])" office:value-type="float" office:value="1493542.31299696" calcext:value-type="float">
            <text:p>1493542</text:p>
          </table:table-cell>
          <table:table-cell table:style-name="ce36" table:formula="of:=SUM([.I3:.I28])" office:value-type="float" office:value="448062.693899087" calcext:value-type="float">
            <text:p>448062,69</text:p>
          </table:table-cell>
          <table:table-cell table:style-name="ce41" table:formula="of:=SUM([.J3:.J28])" office:value-type="float" office:value="1516208.65758109" calcext:value-type="float">
            <text:p>1516209</text:p>
          </table:table-cell>
          <table:table-cell table:style-name="ce36" table:formula="of:=SUM([.K3:.K28])" office:value-type="float" office:value="454862.597274328" calcext:value-type="float">
            <text:p>454862,6</text:p>
          </table:table-cell>
          <table:table-cell table:style-name="ce41" table:formula="of:=SUM([.L3:.L28])" office:value-type="float" office:value="1539525.49847171" calcext:value-type="float">
            <text:p>1539525</text:p>
          </table:table-cell>
          <table:table-cell table:style-name="ce36" table:formula="of:=SUM([.M3:.M28])" office:value-type="float" office:value="461857.649541512" calcext:value-type="float">
            <text:p>461857,65</text:p>
          </table:table-cell>
          <table:table-cell table:style-name="ce41" table:formula="of:=SUM([.N3:.N28])" office:value-type="float" office:value="1563245.77044518" calcext:value-type="float">
            <text:p>1563246</text:p>
          </table:table-cell>
          <table:table-cell table:style-name="ce36" table:formula="of:=SUM([.O3:.O28])" office:value-type="float" office:value="468973.731133554" calcext:value-type="float">
            <text:p>468973,73</text:p>
          </table:table-cell>
          <table:table-cell table:style-name="ce41" table:formula="of:=SUM([.P3:.P28])" office:value-type="float" office:value="1587915.03804081" calcext:value-type="float">
            <text:p>1587915</text:p>
          </table:table-cell>
          <table:table-cell table:style-name="ce36" table:formula="of:=SUM([.Q3:.Q28])" office:value-type="float" office:value="476374.511412242" calcext:value-type="float">
            <text:p>476374,51</text:p>
          </table:table-cell>
          <table:table-cell table:style-name="ce41" table:formula="of:=SUM([.R3:.R28])" office:value-type="float" office:value="1613287.734146" calcext:value-type="float">
            <text:p>1613288</text:p>
          </table:table-cell>
          <table:table-cell table:style-name="ce36" table:formula="of:=SUM([.S3:.S28])" office:value-type="float" office:value="483986.3202438" calcext:value-type="float">
            <text:p>483986,32</text:p>
          </table:table-cell>
          <table:table-cell table:style-name="ce41" table:formula="of:=SUM([.T3:.T28])" office:value-type="float" office:value="1639382.49625019" calcext:value-type="float">
            <text:p>1639382</text:p>
          </table:table-cell>
          <table:table-cell table:style-name="ce36" table:formula="of:=SUM([.U3:.U28])" office:value-type="float" office:value="491814.748875058" calcext:value-type="float">
            <text:p>491814,75</text:p>
          </table:table-cell>
          <table:table-cell table:style-name="ce41" table:formula="of:=SUM([.V3:.V28])" office:value-type="float" office:value="1666218.48129813" calcext:value-type="float">
            <text:p>1666218</text:p>
          </table:table-cell>
          <table:table-cell table:style-name="ce36" table:formula="of:=SUM([.W3:.W28])" office:value-type="float" office:value="499865.544389439" calcext:value-type="float">
            <text:p>499865,54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0" loext:min-decimal-places="0" number:min-integer-digits="6"/>
    </number:number-style>
    <number:number-style style:name="N112">
      <number:number number:decimal-places="0" loext:min-decimal-places="0" number:min-integer-digits="0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/>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.00.0000</text:date>, <text:time style:data-style-name="N2" text:time-value="13:59:36.7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47S</meta:editing-duration>
    <meta:editing-cycles>14</meta:editing-cycles>
    <meta:generator>LibreOffice/5.1.1.3$Windows_X86_64 LibreOffice_project/89f508ef3ecebd2cfb8e1def0f0ba9a803b88a6d</meta:generator>
    <dc:date>2016-07-14T14:00:04.949000000</dc:date>
    <meta:print-date>2016-07-12T15:36:41.844000000</meta:print-date>
    <meta:document-statistic meta:table-count="2" meta:cell-count="1342" meta:object-count="0"/>
    <meta:user-defined meta:name="Info 1"/>
    <meta:user-defined meta:name="Info 2"/>
    <meta:user-defined meta:name="Info 3"/>
    <meta:user-defined meta:name="Info 4"/>
  </office:meta>
</office:document-meta>
</file>